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51pt"/>
    </style:style>
    <style:style style:name="co2" style:family="table-column">
      <style:table-column-properties fo:break-before="auto" style:column-width="226.2pt"/>
    </style:style>
    <style:style style:name="co3" style:family="table-column">
      <style:table-column-properties fo:break-before="auto" style:column-width="75.4pt"/>
    </style:style>
    <style:style style:name="co4" style:family="table-column">
      <style:table-column-properties fo:break-before="auto" style:column-width="73.84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242.84pt"/>
    </style:style>
    <style:style style:name="co8" style:family="table-column">
      <style:table-column-properties fo:break-before="auto" style:column-width="72.99pt"/>
    </style:style>
    <style:style style:name="co9" style:family="table-column">
      <style:table-column-properties fo:break-before="auto" style:column-width="65.91pt"/>
    </style:style>
    <style:style style:name="co10" style:family="table-column">
      <style:table-column-properties fo:break-before="auto" style:column-width="61.09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80.16pt"/>
    </style:style>
    <style:style style:name="co13" style:family="table-column">
      <style:table-column-properties fo:break-before="auto" style:column-width="234.96pt"/>
    </style:style>
    <style:style style:name="co14" style:family="table-column">
      <style:table-column-properties fo:break-before="auto" style:column-width="57.94pt"/>
    </style:style>
    <style:style style:name="co15" style:family="table-column">
      <style:table-column-properties fo:break-before="auto" style:column-width="69.05pt"/>
    </style:style>
    <style:style style:name="co16" style:family="table-column">
      <style:table-column-properties fo:break-before="auto" style:column-width="87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BK2026">
      <style:table-properties table:display="true" style:writing-mode="lr-tb"/>
    </style:style>
    <style:style style:name="ta2" style:family="table" style:master-page-name="PageStyle_5f_BK2025">
      <style:table-properties table:display="true" style:writing-mode="lr-tb"/>
    </style:style>
    <style:style style:name="ta3" style:family="table" style:master-page-name="PageStyle_5f_BK2024">
      <style:table-properties table:display="true" style:writing-mode="lr-tb"/>
    </style:style>
    <style:style style:name="ta4" style:family="table" style:master-page-name="PageStyle_5f_BK202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6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9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26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K20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Factuur</text:p>
          </table:table-cell>
          <table:table-cell table:style-name="ce1" office:value-type="string" calcext:value-type="string">
            <text:p>Debiteur</text:p>
          </table:table-cell>
          <table:table-cell table:style-name="ce7" office:value-type="string" calcext:value-type="string">
            <text:p>Totaal</text:p>
          </table:table-cell>
          <table:table-cell table:style-name="ce7" office:value-type="string" calcext:value-type="string">
            <text:p>Huur</text:p>
          </table:table-cell>
          <table:table-cell table:style-name="ce7" office:value-type="string" calcext:value-type="string">
            <text:p>Buffet</text:p>
          </table:table-cell>
          <table:table-cell table:style-name="ce15" office:value-type="string" calcext:value-type="string">
            <text:p>Betaald</text:p>
          </table:table-cell>
          <table:table-cell table:style-name="ce19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JANUARI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32</text:p>
          </table:table-cell>
          <table:table-cell table:style-name="ce5" office:value-type="string" calcext:value-type="string">
            <text:p>TU Delft</text:p>
          </table:table-cell>
          <table:table-cell table:style-name="ce9" table:formula="of:=[.D3]+[.E3]" office:value-type="float" office:value="296" calcext:value-type="float">
            <text:p><text:s/>€ 296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96" calcext:value-type="float">
            <text:p><text:s/>€ 196.00 </text:p>
          </table:table-cell>
          <table:table-cell table:style-name="ce16" office:value-type="date" office:date-value="2026-02-17" calcext:value-type="date">
            <text:p>17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33</text:p>
          </table:table-cell>
          <table:table-cell table:style-name="ce5" office:value-type="string" calcext:value-type="string">
            <text:p>TU Delft</text:p>
          </table:table-cell>
          <table:table-cell table:style-name="ce9" table:formula="of:=[.D4]+[.E4]" office:value-type="float" office:value="508.25" calcext:value-type="float">
            <text:p><text:s/>€ 508.25 </text:p>
          </table:table-cell>
          <table:table-cell table:style-name="ce9" office:value-type="float" office:value="250" calcext:value-type="float">
            <text:p><text:s/>€ 250.00 </text:p>
          </table:table-cell>
          <table:table-cell table:style-name="ce9" office:value-type="float" office:value="258.25" calcext:value-type="float">
            <text:p><text:s/>€ 258.25 </text:p>
          </table:table-cell>
          <table:table-cell table:style-name="ce16" office:value-type="date" office:date-value="2006-02-17" calcext:value-type="date">
            <text:p>17-2-200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34</text:p>
          </table:table-cell>
          <table:table-cell table:style-name="ce5" office:value-type="string" calcext:value-type="string">
            <text:p>Hilversum Energie Transitie</text:p>
          </table:table-cell>
          <table:table-cell table:style-name="ce9" table:formula="of:=[.D5]+[.E5]" office:value-type="float" office:value="-296" calcext:value-type="float">
            <text:p><text:s/>€ -296.00 </text:p>
          </table:table-cell>
          <table:table-cell table:style-name="ce9" office:value-type="float" office:value="-100" calcext:value-type="float">
            <text:p><text:s/>€ -100.00 </text:p>
          </table:table-cell>
          <table:table-cell table:style-name="ce9" office:value-type="float" office:value="-196" calcext:value-type="float">
            <text:p><text:s/>€ -196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35</text:p>
          </table:table-cell>
          <table:table-cell table:style-name="ce5" office:value-type="string" calcext:value-type="string">
            <text:p>TU Delft</text:p>
          </table:table-cell>
          <table:table-cell table:style-name="ce9" table:formula="of:=[.D6]+[.E6]" office:value-type="float" office:value="-508.25" calcext:value-type="float">
            <text:p><text:s/>€ -508.25 </text:p>
          </table:table-cell>
          <table:table-cell table:style-name="ce9" office:value-type="float" office:value="-250" calcext:value-type="float">
            <text:p><text:s/>€ -250.00 </text:p>
          </table:table-cell>
          <table:table-cell table:style-name="ce9" office:value-type="float" office:value="-258.25" calcext:value-type="float">
            <text:p><text:s/>€ -258.25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36</text:p>
          </table:table-cell>
          <table:table-cell table:style-name="ce5" office:value-type="string" calcext:value-type="string">
            <text:p>Stichting Ararat</text:p>
          </table:table-cell>
          <table:table-cell table:style-name="ce9" table:formula="of:=[.D7]+[.E7]" office:value-type="float" office:value="-334" calcext:value-type="float">
            <text:p><text:s/>€ -334.00 </text:p>
          </table:table-cell>
          <table:table-cell table:style-name="ce9" office:value-type="float" office:value="-300" calcext:value-type="float">
            <text:p><text:s/>€ -300.00 </text:p>
          </table:table-cell>
          <table:table-cell table:style-name="ce9" office:value-type="float" office:value="-34" calcext:value-type="float">
            <text:p><text:s/>€ -34.00 </text:p>
          </table:table-cell>
          <table:table-cell table:style-name="ce16"/>
          <table:table-cell table:style-name="ce5" office:value-type="string" calcext:value-type="string">
            <text:p>fouten in facturatie, creditfactuur van 202601-012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37</text:p>
          </table:table-cell>
          <table:table-cell table:style-name="ce5" office:value-type="string" calcext:value-type="string">
            <text:p>Stichting Ararat</text:p>
          </table:table-cell>
          <table:table-cell table:style-name="ce9" table:formula="of:=[.D8]+[.E8]" office:value-type="float" office:value="230" calcext:value-type="float">
            <text:p><text:s/>€ 230.00 </text:p>
          </table:table-cell>
          <table:table-cell table:style-name="ce9" office:value-type="float" office:value="300" calcext:value-type="float">
            <text:p><text:s/>€ 300.00 </text:p>
          </table:table-cell>
          <table:table-cell table:style-name="ce9" office:value-type="float" office:value="-70" calcext:value-type="float">
            <text:p><text:s/>€ -70.00 </text:p>
          </table:table-cell>
          <table:table-cell table:style-name="ce16" office:value-type="date" office:date-value="2026-02-04" calcext:value-type="date">
            <text:p>4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38</text:p>
          </table:table-cell>
          <table:table-cell table:style-name="ce5" office:value-type="string" calcext:value-type="string">
            <text:p>Alzheimer Café</text:p>
          </table:table-cell>
          <table:table-cell table:style-name="ce9" table:formula="of:=[.D9]+[.E9]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6-02-16" calcext:value-type="date">
            <text:p>16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39</text:p>
          </table:table-cell>
          <table:table-cell table:style-name="ce5" office:value-type="string" calcext:value-type="string">
            <text:p>Amaris</text:p>
          </table:table-cell>
          <table:table-cell table:style-name="ce9" table:formula="of:=[.D10]+[.E10]" office:value-type="float" office:value="132" calcext:value-type="float">
            <text:p><text:s/>€ 13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52" calcext:value-type="float">
            <text:p><text:s/>€ 52.00 </text:p>
          </table:table-cell>
          <table:table-cell table:style-name="ce16" office:value-type="date" office:date-value="2026-02-16" calcext:value-type="date">
            <text:p>16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40</text:p>
          </table:table-cell>
          <table:table-cell table:style-name="ce5" office:value-type="string" calcext:value-type="string">
            <text:p>Gitaarleraar</text:p>
          </table:table-cell>
          <table:table-cell table:style-name="ce9" table:formula="of:=[.D11]+[.E11]" office:value-type="float" office:value="300" calcext:value-type="float">
            <text:p><text:s/>€ 300.00 </text:p>
          </table:table-cell>
          <table:table-cell table:style-name="ce9" office:value-type="float" office:value="300" calcext:value-type="float">
            <text:p><text:s/>€ 3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6-02-12" calcext:value-type="date">
            <text:p>12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41</text:p>
          </table:table-cell>
          <table:table-cell table:style-name="ce5" office:value-type="string" calcext:value-type="string">
            <text:p>COV Hilversum</text:p>
          </table:table-cell>
          <table:table-cell table:style-name="ce9" table:formula="of:=[.D12]+[.E12]" office:value-type="float" office:value="100" calcext:value-type="float">
            <text:p><text:s/>€ 100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6-02-16" calcext:value-type="date">
            <text:p>16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42</text:p>
          </table:table-cell>
          <table:table-cell table:style-name="ce5" office:value-type="string" calcext:value-type="string">
            <text:p>De Kontekst</text:p>
          </table:table-cell>
          <table:table-cell table:style-name="ce9" table:formula="of:=[.D13]+[.E13]" office:value-type="float" office:value="283.5" calcext:value-type="float">
            <text:p><text:s/>€ 283.5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283.5" calcext:value-type="float">
            <text:p><text:s/>€ 283.50 </text:p>
          </table:table-cell>
          <table:table-cell table:style-name="ce16" office:value-type="date" office:date-value="2026-02-13" calcext:value-type="date">
            <text:p>13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43</text:p>
          </table:table-cell>
          <table:table-cell table:style-name="ce5" office:value-type="string" calcext:value-type="string">
            <text:p>Gitaarleraar</text:p>
          </table:table-cell>
          <table:table-cell table:style-name="ce9" table:formula="of:=[.D14]+[.E14]" office:value-type="float" office:value="185.25" calcext:value-type="float">
            <text:p><text:s/>€ 185.25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5.25" calcext:value-type="float">
            <text:p><text:s/>€ 5.25 </text:p>
          </table:table-cell>
          <table:table-cell table:style-name="ce16"/>
          <table:table-cell table:style-name="ce5" office:value-type="string" calcext:value-type="string">
            <text:p>fout geadresseerd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44</text:p>
          </table:table-cell>
          <table:table-cell table:style-name="ce5" office:value-type="string" calcext:value-type="string">
            <text:p>Gitaarleraar</text:p>
          </table:table-cell>
          <table:table-cell table:style-name="ce9" table:formula="of:=[.D15]+[.E15]" office:value-type="float" office:value="-185.25" calcext:value-type="float">
            <text:p><text:s/>€ -185.25 </text:p>
          </table:table-cell>
          <table:table-cell table:style-name="ce9" office:value-type="float" office:value="-180" calcext:value-type="float">
            <text:p><text:s/>€ -180.00 </text:p>
          </table:table-cell>
          <table:table-cell table:style-name="ce9" office:value-type="float" office:value="-5.25" calcext:value-type="float">
            <text:p><text:s/>€ -5.25 </text:p>
          </table:table-cell>
          <table:table-cell table:style-name="ce16"/>
          <table:table-cell table:style-name="ce5" office:value-type="string" calcext:value-type="string">
            <text:p>herstel 202602-043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45</text:p>
          </table:table-cell>
          <table:table-cell table:style-name="ce5" office:value-type="string" calcext:value-type="string">
            <text:p>De Gooische Pianoleraar</text:p>
          </table:table-cell>
          <table:table-cell table:style-name="ce9" table:formula="of:=[.D16]+[.E16]" office:value-type="float" office:value="185.25" calcext:value-type="float">
            <text:p><text:s/>€ 185.25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5.25" calcext:value-type="float">
            <text:p><text:s/>€ 5.25 </text:p>
          </table:table-cell>
          <table:table-cell table:style-name="ce16" office:value-type="date" office:date-value="2026-02-16" calcext:value-type="date">
            <text:p>16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46</text:p>
          </table:table-cell>
          <table:table-cell table:style-name="ce5" office:value-type="string" calcext:value-type="string">
            <text:p>De Kontekst</text:p>
          </table:table-cell>
          <table:table-cell table:style-name="ce9" table:formula="of:=[.D17]+[.E17]" office:value-type="float" office:value="432" calcext:value-type="float">
            <text:p><text:s/>€ 432.00 </text:p>
          </table:table-cell>
          <table:table-cell table:style-name="ce9" office:value-type="float" office:value="432" calcext:value-type="float">
            <text:p><text:s/>€ 432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6-02-13" calcext:value-type="date">
            <text:p>13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47</text:p>
          </table:table-cell>
          <table:table-cell table:style-name="ce5" office:value-type="string" calcext:value-type="string">
            <text:p>Henk Koster</text:p>
          </table:table-cell>
          <table:table-cell table:style-name="ce9" table:formula="of:=[.D18]+[.E18]" office:value-type="float" office:value="89.25" calcext:value-type="float">
            <text:p><text:s/>€ 89.25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89.25" calcext:value-type="float">
            <text:p><text:s/>€ 89.25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48</text:p>
          </table:table-cell>
          <table:table-cell table:style-name="ce5" office:value-type="string" calcext:value-type="string">
            <text:p>Hilverzorg</text:p>
          </table:table-cell>
          <table:table-cell table:style-name="ce9" table:formula="of:=[.D19]+[.E19]" office:value-type="float" office:value="213" calcext:value-type="float">
            <text:p><text:s/>€ 213.00 </text:p>
          </table:table-cell>
          <table:table-cell table:style-name="ce9" office:value-type="float" office:value="150" calcext:value-type="float">
            <text:p><text:s/>€ 15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49</text:p>
          </table:table-cell>
          <table:table-cell table:style-name="ce5" office:value-type="string" calcext:value-type="string">
            <text:p>HSV</text:p>
          </table:table-cell>
          <table:table-cell table:style-name="ce9" table:formula="of:=[.D20]+[.E20]" office:value-type="float" office:value="94.75" calcext:value-type="float">
            <text:p><text:s/>€ 94.75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22.75" calcext:value-type="float">
            <text:p><text:s/>€ 22.75 </text:p>
          </table:table-cell>
          <table:table-cell table:style-name="ce16" office:value-type="date" office:date-value="2026-02-14" calcext:value-type="date">
            <text:p>14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50</text:p>
          </table:table-cell>
          <table:table-cell table:style-name="ce5" office:value-type="string" calcext:value-type="string">
            <text:p>ICF</text:p>
          </table:table-cell>
          <table:table-cell table:style-name="ce9" table:formula="of:=[.D21]+[.E21]" office:value-type="float" office:value="120" calcext:value-type="float">
            <text:p><text:s/>€ 120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20" calcext:value-type="float">
            <text:p><text:s/>€ 20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51</text:p>
          </table:table-cell>
          <table:table-cell table:style-name="ce5" office:value-type="string" calcext:value-type="string">
            <text:p>Elly Grosscurt</text:p>
          </table:table-cell>
          <table:table-cell table:style-name="ce9" table:formula="of:=[.D22]+[.E22]" office:value-type="float" office:value="72" calcext:value-type="float">
            <text:p><text:s/>€ 72.00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52</text:p>
          </table:table-cell>
          <table:table-cell table:style-name="ce5" office:value-type="string" calcext:value-type="string">
            <text:p>Leeskring Hilversum</text:p>
          </table:table-cell>
          <table:table-cell table:style-name="ce9" table:formula="of:=[.D23]+[.E23]" office:value-type="float" office:value="59" calcext:value-type="float">
            <text:p><text:s/>€ 59.00 </text:p>
          </table:table-cell>
          <table:table-cell table:style-name="ce9" office:value-type="float" office:value="38" calcext:value-type="float">
            <text:p><text:s/>€ 38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6-02-12" calcext:value-type="date">
            <text:p>12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53</text:p>
          </table:table-cell>
          <table:table-cell table:style-name="ce5" office:value-type="string" calcext:value-type="string">
            <text:p>Leger des Heils</text:p>
          </table:table-cell>
          <table:table-cell table:style-name="ce9" table:formula="of:=[.D24]+[.E24]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6-02-20" calcext:value-type="date">
            <text:p>20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54</text:p>
          </table:table-cell>
          <table:table-cell table:style-name="ce5" office:value-type="string" calcext:value-type="string">
            <text:p>NGV afd. Gooiland</text:p>
          </table:table-cell>
          <table:table-cell table:style-name="ce9" table:formula="of:=[.D25]+[.E25]" office:value-type="float" office:value="219" calcext:value-type="float">
            <text:p><text:s/>€ 219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19" calcext:value-type="float">
            <text:p><text:s/>€ 119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55</text:p>
          </table:table-cell>
          <table:table-cell table:style-name="ce5" office:value-type="string" calcext:value-type="string">
            <text:p>Popkoor One Up</text:p>
          </table:table-cell>
          <table:table-cell table:style-name="ce9" table:formula="of:=[.D26]+[.E26]" office:value-type="float" office:value="300" calcext:value-type="float">
            <text:p><text:s/>€ 300.00 </text:p>
          </table:table-cell>
          <table:table-cell table:style-name="ce9" office:value-type="float" office:value="300" calcext:value-type="float">
            <text:p><text:s/>€ 3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6-02-15" calcext:value-type="date">
            <text:p>15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56</text:p>
          </table:table-cell>
          <table:table-cell table:style-name="ce5" office:value-type="string" calcext:value-type="string">
            <text:p>Prestige Vocals Group</text:p>
          </table:table-cell>
          <table:table-cell table:style-name="ce9" table:formula="of:=[.D27]+[.E27]" office:value-type="float" office:value="400" calcext:value-type="float">
            <text:p><text:s/>€ 400.00 </text:p>
          </table:table-cell>
          <table:table-cell table:style-name="ce9" office:value-type="float" office:value="400" calcext:value-type="float">
            <text:p><text:s/>€ 4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6-02-21" calcext:value-type="date">
            <text:p>21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57</text:p>
          </table:table-cell>
          <table:table-cell table:style-name="ce5" office:value-type="string" calcext:value-type="string">
            <text:p>Professionals in NAH</text:p>
          </table:table-cell>
          <table:table-cell table:style-name="ce9" table:formula="of:=[.D28]+[.E28]" office:value-type="float" office:value="445.75" calcext:value-type="float">
            <text:p><text:s/>€ 445.75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65.75" calcext:value-type="float">
            <text:p><text:s/>€ 365.75 </text:p>
          </table:table-cell>
          <table:table-cell table:style-name="ce16" office:value-type="date" office:date-value="2026-02-16" calcext:value-type="date">
            <text:p>16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58</text:p>
          </table:table-cell>
          <table:table-cell table:style-name="ce5" office:value-type="string" calcext:value-type="string">
            <text:p>Restaurant 1215 Heikracht</text:p>
          </table:table-cell>
          <table:table-cell table:style-name="ce9" table:formula="of:=[.D29]+[.E29]" office:value-type="float" office:value="100" calcext:value-type="float">
            <text:p><text:s/>€ 100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59</text:p>
          </table:table-cell>
          <table:table-cell table:style-name="ce5" office:value-type="string" calcext:value-type="string">
            <text:p>Sonnevelt Opleidingen</text:p>
          </table:table-cell>
          <table:table-cell table:style-name="ce9" table:formula="of:=[.D30]+[.E30]" office:value-type="float" office:value="280.5" calcext:value-type="float">
            <text:p><text:s/>€ 280.50 </text:p>
          </table:table-cell>
          <table:table-cell table:style-name="ce9" office:value-type="float" office:value="144" calcext:value-type="float">
            <text:p><text:s/>€ 144.00 </text:p>
          </table:table-cell>
          <table:table-cell table:style-name="ce9" office:value-type="float" office:value="136.5" calcext:value-type="float">
            <text:p><text:s/>€ 136.50 </text:p>
          </table:table-cell>
          <table:table-cell table:style-name="ce16" office:value-type="date" office:date-value="2026-02-26" calcext:value-type="date">
            <text:p>26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60</text:p>
          </table:table-cell>
          <table:table-cell table:style-name="ce5" office:value-type="string" calcext:value-type="string">
            <text:p>Annika Weissman</text:p>
          </table:table-cell>
          <table:table-cell table:style-name="ce9" table:formula="of:=[.D31]+[.E31]" office:value-type="float" office:value="36" calcext:value-type="float">
            <text:p><text:s/>€ 36.00 </text:p>
          </table:table-cell>
          <table:table-cell table:style-name="ce9" office:value-type="float" office:value="36" calcext:value-type="float">
            <text:p><text:s/>€ 36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6-02-16" calcext:value-type="date">
            <text:p>16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61</text:p>
          </table:table-cell>
          <table:table-cell table:style-name="ce5" office:value-type="string" calcext:value-type="string">
            <text:p>VvE Zonnehoek I</text:p>
          </table:table-cell>
          <table:table-cell table:style-name="ce9" table:formula="of:=[.D32]+[.E32]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6-02-12" calcext:value-type="date">
            <text:p>12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62</text:p>
          </table:table-cell>
          <table:table-cell table:style-name="ce5" office:value-type="string" calcext:value-type="string">
            <text:p>VvE Zuiderheide</text:p>
          </table:table-cell>
          <table:table-cell table:style-name="ce9" table:formula="of:=[.D33]+[.E33]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2-063</text:p>
          </table:table-cell>
          <table:table-cell table:style-name="ce5" office:value-type="string" calcext:value-type="string">
            <text:p>VvE Magna Verde</text:p>
          </table:table-cell>
          <table:table-cell table:style-name="ce9" table:formula="of:=[.D34]+[.E34]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2"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131.8" calcext:value-type="float">
            <text:p><text:s/>€ 131.8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2" table:style-name="ce10" office:value-type="float" office:value="0" calcext:value-type="float">
            <text:p><text:s/>€ - <text:s text:c="2"/></text:p>
          </table:table-cell>
          <table:table-cell table:style-name="ce10" office:value-type="float" office:value="1005.7" calcext:value-type="float">
            <text:p><text:s/>€ 1,005.70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FEBRUARI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64</text:p>
          </table:table-cell>
          <table:table-cell table:style-name="ce5" office:value-type="string" calcext:value-type="string">
            <text:p>De Gitaarleraar</text:p>
          </table:table-cell>
          <table:table-cell table:style-name="ce9" table:formula="of:=[.D38]+[.E38]" office:value-type="float" office:value="300" calcext:value-type="float">
            <text:p><text:s/>€ 300.00 </text:p>
          </table:table-cell>
          <table:table-cell table:style-name="ce9" office:value-type="float" office:value="300" calcext:value-type="float">
            <text:p><text:s/>€ 3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65</text:p>
          </table:table-cell>
          <table:table-cell table:style-name="ce5" office:value-type="string" calcext:value-type="string">
            <text:p>Alzheimer Cafe</text:p>
          </table:table-cell>
          <table:table-cell table:style-name="ce9" table:formula="of:=[.D39]+[.E39]" office:value-type="float" office:value="132" calcext:value-type="float">
            <text:p><text:s/>€ 13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52" calcext:value-type="float">
            <text:p><text:s/>€ 52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66</text:p>
          </table:table-cell>
          <table:table-cell table:style-name="ce5" office:value-type="string" calcext:value-type="string">
            <text:p>De Kontekst</text:p>
          </table:table-cell>
          <table:table-cell table:style-name="ce9" table:formula="of:=[.D40]+[.E40]" office:value-type="float" office:value="228" calcext:value-type="float">
            <text:p><text:s/>€ 228.00 </text:p>
          </table:table-cell>
          <table:table-cell table:style-name="ce9" office:value-type="float" office:value="144" calcext:value-type="float">
            <text:p><text:s/>€ 144.00 </text:p>
          </table:table-cell>
          <table:table-cell table:style-name="ce9" office:value-type="float" office:value="84" calcext:value-type="float">
            <text:p><text:s/>€ 84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67</text:p>
          </table:table-cell>
          <table:table-cell table:style-name="ce5" office:value-type="string" calcext:value-type="string">
            <text:p>Fryske Krite</text:p>
          </table:table-cell>
          <table:table-cell table:style-name="ce9" table:formula="of:=[.D41]+[.E41]" office:value-type="float" office:value="190.5" calcext:value-type="float">
            <text:p><text:s/>€ 190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90.5" calcext:value-type="float">
            <text:p><text:s/>€ 90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68</text:p>
          </table:table-cell>
          <table:table-cell table:style-name="ce5" office:value-type="string" calcext:value-type="string">
            <text:p>Gemeente Hilversum</text:p>
          </table:table-cell>
          <table:table-cell table:style-name="ce9" table:formula="of:=[.D42]+[.E42]" office:value-type="float" office:value="419.5" calcext:value-type="float">
            <text:p><text:s/>€ 419.50 </text:p>
          </table:table-cell>
          <table:table-cell table:style-name="ce9" office:value-type="float" office:value="200" calcext:value-type="float">
            <text:p><text:s/>€ 200.00 </text:p>
          </table:table-cell>
          <table:table-cell table:style-name="ce9" office:value-type="float" office:value="219.5" calcext:value-type="float">
            <text:p><text:s/>€ 219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69</text:p>
          </table:table-cell>
          <table:table-cell table:style-name="ce5" office:value-type="string" calcext:value-type="string">
            <text:p>Gooische Pianoleraar</text:p>
          </table:table-cell>
          <table:table-cell table:style-name="ce9" table:formula="of:=[.D43]+[.E43]" office:value-type="float" office:value="270" calcext:value-type="float">
            <text:p><text:s/>€ 270.00 </text:p>
          </table:table-cell>
          <table:table-cell table:style-name="ce9" office:value-type="float" office:value="270" calcext:value-type="float">
            <text:p><text:s/>€ 27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70</text:p>
          </table:table-cell>
          <table:table-cell table:style-name="ce5" office:value-type="string" calcext:value-type="string">
            <text:p>Hilverzorg</text:p>
          </table:table-cell>
          <table:table-cell table:style-name="ce9" table:formula="of:=[.D44]+[.E44]" office:value-type="float" office:value="142.5" calcext:value-type="float">
            <text:p><text:s/>€ 142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62.5" calcext:value-type="float">
            <text:p><text:s/>€ 62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71</text:p>
          </table:table-cell>
          <table:table-cell table:style-name="ce5" office:value-type="string" calcext:value-type="string">
            <text:p>HSV</text:p>
          </table:table-cell>
          <table:table-cell table:style-name="ce9" table:formula="of:=[.D45]+[.E45]" office:value-type="float" office:value="97.5" calcext:value-type="float">
            <text:p><text:s/>€ 97.50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25.5" calcext:value-type="float">
            <text:p><text:s/>€ 25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72</text:p>
          </table:table-cell>
          <table:table-cell table:style-name="ce5" office:value-type="string" calcext:value-type="string">
            <text:p>Residence Zonnestraal</text:p>
          </table:table-cell>
          <table:table-cell table:style-name="ce9" table:formula="of:=[.D46]+[.E46]" office:value-type="float" office:value="143" calcext:value-type="float">
            <text:p><text:s/>€ 143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73</text:p>
          </table:table-cell>
          <table:table-cell table:style-name="ce5" office:value-type="string" calcext:value-type="string">
            <text:p>ICF</text:p>
          </table:table-cell>
          <table:table-cell table:style-name="ce9" table:formula="of:=[.D47]+[.E47]" office:value-type="float" office:value="110" calcext:value-type="float">
            <text:p><text:s/>€ 110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0" calcext:value-type="float">
            <text:p><text:s/>€ 10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74</text:p>
          </table:table-cell>
          <table:table-cell table:style-name="ce5" office:value-type="string" calcext:value-type="string">
            <text:p>Inovum</text:p>
          </table:table-cell>
          <table:table-cell table:style-name="ce9" table:formula="of:=[.D48]+[.E48]" office:value-type="float" office:value="681" calcext:value-type="float">
            <text:p><text:s/>€ 681.00 </text:p>
          </table:table-cell>
          <table:table-cell table:style-name="ce9" office:value-type="float" office:value="320" calcext:value-type="float">
            <text:p><text:s/>€ 320.00 </text:p>
          </table:table-cell>
          <table:table-cell table:style-name="ce9" office:value-type="float" office:value="361" calcext:value-type="float">
            <text:p><text:s/>€ 361.00 </text:p>
          </table:table-cell>
          <table:table-cell table:style-name="ce16" office:value-type="date" office:date-value="2026-03-05" calcext:value-type="date">
            <text:p>5-3-2026</text:p>
          </table:table-cell>
          <table:table-cell table:style-name="ce5" office:value-type="string" calcext:value-type="string">
            <text:p>wordt niet betaald, zie 202603-090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75</text:p>
          </table:table-cell>
          <table:table-cell table:style-name="ce5" office:value-type="string" calcext:value-type="string">
            <text:p>Grosscurt</text:p>
          </table:table-cell>
          <table:table-cell table:style-name="ce9" table:formula="of:=[.D49]+[.E49]" office:value-type="float" office:value="72" calcext:value-type="float">
            <text:p><text:s/>€ 72.00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76</text:p>
          </table:table-cell>
          <table:table-cell table:style-name="ce5" office:value-type="string" calcext:value-type="string">
            <text:p>Kamperdijk</text:p>
          </table:table-cell>
          <table:table-cell table:style-name="ce9" table:formula="of:=[.D50]+[.E50]" office:value-type="float" office:value="100" calcext:value-type="float">
            <text:p><text:s/>€ 100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77</text:p>
          </table:table-cell>
          <table:table-cell table:style-name="ce5" office:value-type="string" calcext:value-type="string">
            <text:p>Leeskring Hilversum</text:p>
          </table:table-cell>
          <table:table-cell table:style-name="ce9" table:formula="of:=[.D51]+[.E51]" office:value-type="float" office:value="48.5" calcext:value-type="float">
            <text:p><text:s/>€ 48.50 </text:p>
          </table:table-cell>
          <table:table-cell table:style-name="ce9" office:value-type="float" office:value="38" calcext:value-type="float">
            <text:p><text:s/>€ 38.00 </text:p>
          </table:table-cell>
          <table:table-cell table:style-name="ce9" office:value-type="float" office:value="10.5" calcext:value-type="float">
            <text:p><text:s/>€ 10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78</text:p>
          </table:table-cell>
          <table:table-cell table:style-name="ce5" office:value-type="string" calcext:value-type="string">
            <text:p>Popkoor One Up</text:p>
          </table:table-cell>
          <table:table-cell table:style-name="ce9" table:formula="of:=[.D52]+[.E52]" office:value-type="float" office:value="300" calcext:value-type="float">
            <text:p><text:s/>€ 300.00 </text:p>
          </table:table-cell>
          <table:table-cell table:style-name="ce9" office:value-type="float" office:value="300" calcext:value-type="float">
            <text:p><text:s/>€ 3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79</text:p>
          </table:table-cell>
          <table:table-cell table:style-name="ce5" office:value-type="string" calcext:value-type="string">
            <text:p>Popkoor Prestige</text:p>
          </table:table-cell>
          <table:table-cell table:style-name="ce9" table:formula="of:=[.D53]+[.E53]" office:value-type="float" office:value="400" calcext:value-type="float">
            <text:p><text:s/>€ 400.00 </text:p>
          </table:table-cell>
          <table:table-cell table:style-name="ce9" office:value-type="float" office:value="400" calcext:value-type="float">
            <text:p><text:s/>€ 4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80</text:p>
          </table:table-cell>
          <table:table-cell table:style-name="ce5" office:value-type="string" calcext:value-type="string">
            <text:p>Restaurant 1215 Heikracht</text:p>
          </table:table-cell>
          <table:table-cell table:style-name="ce9" table:formula="of:=[.D54]+[.E54]" office:value-type="float" office:value="100" calcext:value-type="float">
            <text:p><text:s/>€ 100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81</text:p>
          </table:table-cell>
          <table:table-cell table:style-name="ce5" office:value-type="string" calcext:value-type="string">
            <text:p>Sonneveldt</text:p>
          </table:table-cell>
          <table:table-cell table:style-name="ce9" table:formula="of:=[.D55]+[.E55]" office:value-type="float" office:value="144" calcext:value-type="float">
            <text:p><text:s/>€ 144.00 </text:p>
          </table:table-cell>
          <table:table-cell table:style-name="ce9" office:value-type="float" office:value="144" calcext:value-type="float">
            <text:p><text:s/>€ 144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82</text:p>
          </table:table-cell>
          <table:table-cell table:style-name="ce5" office:value-type="string" calcext:value-type="string">
            <text:p>Tuindersvereniging</text:p>
          </table:table-cell>
          <table:table-cell table:style-name="ce9" table:formula="of:=[.D56]+[.E56]" office:value-type="float" office:value="197.25" calcext:value-type="float">
            <text:p><text:s/>€ 197.25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97.25" calcext:value-type="float">
            <text:p><text:s/>€ 97.25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83</text:p>
          </table:table-cell>
          <table:table-cell table:style-name="ce5" office:value-type="string" calcext:value-type="string">
            <text:p>VvE Bosdrift</text:p>
          </table:table-cell>
          <table:table-cell table:style-name="ce9" table:formula="of:=[.D57]+[.E57]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84</text:p>
          </table:table-cell>
          <table:table-cell table:style-name="ce5" office:value-type="string" calcext:value-type="string">
            <text:p>VvE de 4 seizoenen</text:p>
          </table:table-cell>
          <table:table-cell table:style-name="ce9" table:formula="of:=[.D58]+[.E58]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85</text:p>
          </table:table-cell>
          <table:table-cell table:style-name="ce5" office:value-type="string" calcext:value-type="string">
            <text:p>VvE De Stichtse Poort</text:p>
          </table:table-cell>
          <table:table-cell table:style-name="ce9" table:formula="of:=[.D59]+[.E59]" office:value-type="float" office:value="162.5" calcext:value-type="float">
            <text:p><text:s/>€ 162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62.5" calcext:value-type="float">
            <text:p><text:s/>€ 62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86</text:p>
          </table:table-cell>
          <table:table-cell table:style-name="ce5" office:value-type="string" calcext:value-type="string">
            <text:p>VvE Karel Doorman 2-44</text:p>
          </table:table-cell>
          <table:table-cell table:style-name="ce9" table:formula="of:=[.D60]+[.E60]" office:value-type="float" office:value="94" calcext:value-type="float">
            <text:p><text:s/>€ 94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14" calcext:value-type="float">
            <text:p><text:s/>€ 14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87</text:p>
          </table:table-cell>
          <table:table-cell table:style-name="ce5" office:value-type="string" calcext:value-type="string">
            <text:p>VvE Karel Doorman 402-444</text:p>
          </table:table-cell>
          <table:table-cell table:style-name="ce9" table:formula="of:=[.D61]+[.E61]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88</text:p>
          </table:table-cell>
          <table:table-cell table:style-name="ce5" office:value-type="string" calcext:value-type="string">
            <text:p>VvE Rozenhage</text:p>
          </table:table-cell>
          <table:table-cell table:style-name="ce9" table:formula="of:=[.D62]+[.E62]" office:value-type="float" office:value="128.25" calcext:value-type="float">
            <text:p><text:s/>€ 128.25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8.25" calcext:value-type="float">
            <text:p><text:s/>€ 48.25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89</text:p>
          </table:table-cell>
          <table:table-cell table:style-name="ce5" office:value-type="string" calcext:value-type="string">
            <text:p>VvE Vaartweg 190</text:p>
          </table:table-cell>
          <table:table-cell table:style-name="ce9" table:formula="of:=[.D63]+[.E63]" office:value-type="float" office:value="162.5" calcext:value-type="float">
            <text:p><text:s/>€ 162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62.5" calcext:value-type="float">
            <text:p><text:s/>€ 62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90</text:p>
          </table:table-cell>
          <table:table-cell table:style-name="ce5" office:value-type="string" calcext:value-type="string">
            <text:p>Inovum</text:p>
          </table:table-cell>
          <table:table-cell table:style-name="ce9" table:formula="of:=[.D64]+[.E64]" office:value-type="float" office:value="-681" calcext:value-type="float">
            <text:p><text:s/>€ -681.00 </text:p>
          </table:table-cell>
          <table:table-cell table:style-name="ce9" office:value-type="float" office:value="-320" calcext:value-type="float">
            <text:p><text:s/>€ -320.00 </text:p>
          </table:table-cell>
          <table:table-cell table:style-name="ce9" office:value-type="float" office:value="-361" calcext:value-type="float">
            <text:p><text:s/>€ -361.00 </text:p>
          </table:table-cell>
          <table:table-cell table:style-name="ce16" office:value-type="date" office:date-value="2026-03-05" calcext:value-type="date">
            <text:p>5-3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91</text:p>
          </table:table-cell>
          <table:table-cell table:style-name="ce5" office:value-type="string" calcext:value-type="string">
            <text:p>Inovum</text:p>
          </table:table-cell>
          <table:table-cell table:style-name="ce9" table:formula="of:=[.D65]+[.E65]" office:value-type="float" office:value="446" calcext:value-type="float">
            <text:p><text:s/>€ 446.00 </text:p>
          </table:table-cell>
          <table:table-cell table:style-name="ce9" office:value-type="float" office:value="160" calcext:value-type="float">
            <text:p><text:s/>€ 160.00 </text:p>
          </table:table-cell>
          <table:table-cell table:style-name="ce9" office:value-type="float" office:value="286" calcext:value-type="float">
            <text:p><text:s/>€ 286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603-092</text:p>
          </table:table-cell>
          <table:table-cell table:style-name="ce5" office:value-type="string" calcext:value-type="string">
            <text:p>Inovum</text:p>
          </table:table-cell>
          <table:table-cell table:style-name="ce9" table:formula="of:=[.D66]+[.E66]" office:value-type="float" office:value="251.5" calcext:value-type="float">
            <text:p><text:s/>€ 251.50 </text:p>
          </table:table-cell>
          <table:table-cell table:style-name="ce9" office:value-type="float" office:value="160" calcext:value-type="float">
            <text:p><text:s/>€ 160.00 </text:p>
          </table:table-cell>
          <table:table-cell table:style-name="ce9" office:value-type="float" office:value="91.5" calcext:value-type="float">
            <text:p><text:s/>€ 91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2"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208.95" calcext:value-type="float">
            <text:p><text:s/>€ 208.95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2" table:style-name="ce10" office:value-type="float" office:value="0" calcext:value-type="float">
            <text:p><text:s/>€ - <text:s text:c="2"/></text:p>
          </table:table-cell>
          <table:table-cell table:style-name="ce10" office:value-type="float" office:value="1206.45" calcext:value-type="float">
            <text:p><text:s/>€ 1,206.45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MAART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3"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3" table:style-name="ce10" office:value-type="float" office:value="0" calcext:value-type="float">
            <text:p><text:s/>€ - <text:s text:c="2"/>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3"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3" table:style-name="ce10" office:value-type="float" office:value="0" calcext:value-type="float">
            <text:p><text:s/>€ - <text:s text:c="2"/>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MEI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3"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3" table:style-name="ce10" office:value-type="float" office:value="0" calcext:value-type="float">
            <text:p><text:s/>€ - <text:s text:c="2"/>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JUNI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3"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3" table:style-name="ce10" office:value-type="float" office:value="0" calcext:value-type="float">
            <text:p><text:s/>€ - <text:s text:c="2"/>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JULI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3"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3" table:style-name="ce10" office:value-type="float" office:value="0" calcext:value-type="float">
            <text:p><text:s/>€ - <text:s text:c="2"/>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AUGUSTUS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3"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3" table:style-name="ce10" office:value-type="float" office:value="0" calcext:value-type="float">
            <text:p><text:s/>€ - <text:s text:c="2"/>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EPTEMBER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3"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3" table:style-name="ce10" office:value-type="float" office:value="0" calcext:value-type="float">
            <text:p><text:s/>€ - <text:s text:c="2"/>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OKTOBER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3"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3" table:style-name="ce10" office:value-type="float" office:value="0" calcext:value-type="float">
            <text:p><text:s/>€ - <text:s text:c="2"/>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NOVEMBER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3"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3" table:style-name="ce10" office:value-type="float" office:value="0" calcext:value-type="float">
            <text:p><text:s/>€ - <text:s text:c="2"/>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CEMBER</text:p>
          </table:table-cell>
          <table:table-cell table:style-name="ce7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ntant</text:p>
          </table:table-cell>
          <table:table-cell table:style-name="ce5"/>
          <table:table-cell table:number-columns-repeated="3"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in</text:p>
          </table:table-cell>
          <table:table-cell table:style-name="ce6"/>
          <table:table-cell table:number-columns-repeated="3" table:style-name="ce10" office:value-type="float" office:value="0" calcext:value-type="float">
            <text:p><text:s/>€ - <text:s text:c="2"/>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/>
          <table:table-cell table:style-name="ce9" table:number-columns-repeated="3"/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9" table:formula="of:=SUM([.C$2:.C99])" office:value-type="float" office:value="9279" calcext:value-type="float">
            <text:p><text:s/>€ 9,279.00 </text:p>
          </table:table-cell>
          <table:table-cell table:style-name="ce9" table:formula="of:=SUM([.D$2:.D99])" office:value-type="float" office:value="6684" calcext:value-type="float">
            <text:p><text:s/>€ 6,684.00 </text:p>
          </table:table-cell>
          <table:table-cell table:style-name="ce9" table:formula="of:=SUM([.E$2:.E99])" office:value-type="float" office:value="5147.9" calcext:value-type="float">
            <text:p><text:s/>€ 5,147.90 </text:p>
          </table:table-cell>
          <table:table-cell table:style-name="ce15"/>
          <table:table-cell table:style-name="ce5"/>
          <table:table-cell table:style-name="ce20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/>
          <table:table-cell table:style-name="ce5"/>
          <table:table-cell table:style-name="ce9" table:number-columns-repeated="3"/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/>
          <table:table-cell table:style-name="ce9" table:number-columns-repeated="3"/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6" table:number-columns-repeated="5"/>
          <table:table-cell table:style-name="ce18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2" table:formula="of:=[.C1]" office:value-type="string" office:string-value="Totaal" calcext:value-type="string">
            <text:p>Totaal</text:p>
          </table:table-cell>
          <table:table-cell table:style-name="ce2" table:formula="of:=[.D1]" office:value-type="string" office:string-value="Huur" calcext:value-type="string">
            <text:p>Huur</text:p>
          </table:table-cell>
          <table:table-cell table:style-name="ce2" table:formula="of:=[.E1]" office:value-type="string" office:string-value="Buffet" calcext:value-type="string">
            <text:p>Buffet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cturen</text:p>
          </table:table-cell>
          <table:table-cell table:style-name="ce5"/>
          <table:table-cell table:style-name="ce11"/>
          <table:table-cell table:number-columns-repeated="2" table:style-name="ce14" office:value-type="string" office:string-value="op rek." calcext:value-type="string">
            <text:p><text:s/>op rek. </text:p>
          </table:table-cell>
          <table:table-cell table:style-name="ce15"/>
          <table:table-cell table:style-name="ce5"/>
          <table:table-cell table:style-name="ce2" table:number-columns-repeated="3"/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office:value-type="string" calcext:value-type="string">
            <text:p>202602-XXX</text:p>
          </table:table-cell>
          <table:table-cell table:style-name="ce5" office:value-type="string" calcext:value-type="string">
            <text:p>Januari</text:p>
          </table:table-cell>
          <table:table-cell table:style-name="ce12" table:formula="of:=SUMIFS([.C$1:.C$1048576]; [.$A$1:.$A$1048576]; LEFT([.$A106]; 6) &amp; &quot;*&quot;; [.$A$1:.$A$1048576]; &quot;&lt;&gt;*XXX&quot;)" office:value-type="float" office:value="4326" calcext:value-type="float">
            <text:p><text:s/>€ 4,326.00 </text:p>
          </table:table-cell>
          <table:table-cell table:style-name="ce12" table:formula="of:=SUMIFS([.D$1:.D$1048576]; [.$A$1:.$A$1048576]; LEFT([.$A106]; 6) &amp; &quot;*&quot;; [.$A$1:.$A$1048576]; &quot;&lt;&gt;*XXX&quot;)" office:value-type="float" office:value="3084" calcext:value-type="float">
            <text:p><text:s/>€ 3,084.00 </text:p>
          </table:table-cell>
          <table:table-cell table:style-name="ce12" table:formula="of:=SUMIFS([.E$1:.E$1048576]; [.$A$1:.$A$1048576]; LEFT([.$A106]; 6) &amp; &quot;*&quot;; [.$A$1:.$A$1048576]; &quot;&lt;&gt;*XXX&quot;)" office:value-type="float" office:value="1242" calcext:value-type="float">
            <text:p><text:s/>€ 1,242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202603-XXX</text:p>
          </table:table-cell>
          <table:table-cell table:style-name="ce5" office:value-type="string" calcext:value-type="string">
            <text:p>Februari</text:p>
          </table:table-cell>
          <table:table-cell table:style-name="ce12" table:formula="of:=SUMIFS([.C$1:.C$1048576]; [.$A$1:.$A$1048576]; LEFT([.$A107]; 6) &amp; &quot;*&quot;; [.$A$1:.$A$1048576]; &quot;&lt;&gt;*XXX&quot;)" office:value-type="float" office:value="4953" calcext:value-type="float">
            <text:p><text:s/>€ 4,953.00 </text:p>
          </table:table-cell>
          <table:table-cell table:style-name="ce12" table:formula="of:=SUMIFS([.D$1:.D$1048576]; [.$A$1:.$A$1048576]; LEFT([.$A107]; 6) &amp; &quot;*&quot;; [.$A$1:.$A$1048576]; &quot;&lt;&gt;*XXX&quot;)" office:value-type="float" office:value="3600" calcext:value-type="float">
            <text:p><text:s/>€ 3,600.00 </text:p>
          </table:table-cell>
          <table:table-cell table:style-name="ce12" table:formula="of:=SUMIFS([.E$1:.E$1048576]; [.$A$1:.$A$1048576]; LEFT([.$A107]; 6) &amp; &quot;*&quot;; [.$A$1:.$A$1048576]; &quot;&lt;&gt;*XXX&quot;)" office:value-type="float" office:value="1353" calcext:value-type="float">
            <text:p><text:s/>€ 1,353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202604-XXX</text:p>
          </table:table-cell>
          <table:table-cell table:style-name="ce5" office:value-type="string" calcext:value-type="string">
            <text:p>Maart</text:p>
          </table:table-cell>
          <table:table-cell table:style-name="ce12" table:formula="of:=SUMIFS([.C$1:.C$1048576]; [.$A$1:.$A$1048576]; LEFT([.$A108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D$1:.D$1048576]; [.$A$1:.$A$1048576]; LEFT([.$A108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E$1:.E$1048576]; [.$A$1:.$A$1048576]; LEFT([.$A108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202605-XXX</text:p>
          </table:table-cell>
          <table:table-cell table:style-name="ce5" office:value-type="string" calcext:value-type="string">
            <text:p>April</text:p>
          </table:table-cell>
          <table:table-cell table:style-name="ce12" table:formula="of:=SUMIFS([.C$1:.C$1048576]; [.$A$1:.$A$1048576]; LEFT([.$A109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D$1:.D$1048576]; [.$A$1:.$A$1048576]; LEFT([.$A109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E$1:.E$1048576]; [.$A$1:.$A$1048576]; LEFT([.$A109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202606-XXX</text:p>
          </table:table-cell>
          <table:table-cell table:style-name="ce5" office:value-type="string" calcext:value-type="string">
            <text:p>Mei</text:p>
          </table:table-cell>
          <table:table-cell table:style-name="ce12" table:formula="of:=SUMIFS([.C$1:.C$1048576]; [.$A$1:.$A$1048576]; LEFT([.$A110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D$1:.D$1048576]; [.$A$1:.$A$1048576]; LEFT([.$A110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E$1:.E$1048576]; [.$A$1:.$A$1048576]; LEFT([.$A110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202607-XXX</text:p>
          </table:table-cell>
          <table:table-cell table:style-name="ce5" office:value-type="string" calcext:value-type="string">
            <text:p>Juni</text:p>
          </table:table-cell>
          <table:table-cell table:style-name="ce12" table:formula="of:=SUMIFS([.C$1:.C$1048576]; [.$A$1:.$A$1048576]; LEFT([.$A111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D$1:.D$1048576]; [.$A$1:.$A$1048576]; LEFT([.$A111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E$1:.E$1048576]; [.$A$1:.$A$1048576]; LEFT([.$A111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202608-XXX</text:p>
          </table:table-cell>
          <table:table-cell table:style-name="ce5" office:value-type="string" calcext:value-type="string">
            <text:p>Juli</text:p>
          </table:table-cell>
          <table:table-cell table:style-name="ce12" table:formula="of:=SUMIFS([.C$1:.C$1048576]; [.$A$1:.$A$1048576]; LEFT([.$A112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D$1:.D$1048576]; [.$A$1:.$A$1048576]; LEFT([.$A112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E$1:.E$1048576]; [.$A$1:.$A$1048576]; LEFT([.$A112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202609-XXX</text:p>
          </table:table-cell>
          <table:table-cell table:style-name="ce5" office:value-type="string" calcext:value-type="string">
            <text:p>Augustus</text:p>
          </table:table-cell>
          <table:table-cell table:style-name="ce12" table:formula="of:=SUMIFS([.C$1:.C$1048576]; [.$A$1:.$A$1048576]; LEFT([.$A113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D$1:.D$1048576]; [.$A$1:.$A$1048576]; LEFT([.$A113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E$1:.E$1048576]; [.$A$1:.$A$1048576]; LEFT([.$A113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202610-XXX</text:p>
          </table:table-cell>
          <table:table-cell table:style-name="ce5" office:value-type="string" calcext:value-type="string">
            <text:p>September</text:p>
          </table:table-cell>
          <table:table-cell table:style-name="ce12" table:formula="of:=SUMIFS([.C$1:.C$1048576]; [.$A$1:.$A$1048576]; LEFT([.$A114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D$1:.D$1048576]; [.$A$1:.$A$1048576]; LEFT([.$A114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E$1:.E$1048576]; [.$A$1:.$A$1048576]; LEFT([.$A114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202611-XXX</text:p>
          </table:table-cell>
          <table:table-cell table:style-name="ce5" office:value-type="string" calcext:value-type="string">
            <text:p>Oktober</text:p>
          </table:table-cell>
          <table:table-cell table:style-name="ce12" table:formula="of:=SUMIFS([.C$1:.C$1048576]; [.$A$1:.$A$1048576]; LEFT([.$A115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D$1:.D$1048576]; [.$A$1:.$A$1048576]; LEFT([.$A115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E$1:.E$1048576]; [.$A$1:.$A$1048576]; LEFT([.$A115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202612-XXX</text:p>
          </table:table-cell>
          <table:table-cell table:style-name="ce5" office:value-type="string" calcext:value-type="string">
            <text:p>November</text:p>
          </table:table-cell>
          <table:table-cell table:style-name="ce12" table:formula="of:=SUMIFS([.C$1:.C$1048576]; [.$A$1:.$A$1048576]; LEFT([.$A116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D$1:.D$1048576]; [.$A$1:.$A$1048576]; LEFT([.$A116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E$1:.E$1048576]; [.$A$1:.$A$1048576]; LEFT([.$A116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202701-XXX</text:p>
          </table:table-cell>
          <table:table-cell table:style-name="ce5" office:value-type="string" calcext:value-type="string">
            <text:p>December</text:p>
          </table:table-cell>
          <table:table-cell table:style-name="ce12" table:formula="of:=SUMIFS([.C$1:.C$1048576]; [.$A$1:.$A$1048576]; LEFT([.$A117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D$1:.D$1048576]; [.$A$1:.$A$1048576]; LEFT([.$A117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2" table:formula="of:=SUMIFS([.E$1:.E$1048576]; [.$A$1:.$A$1048576]; LEFT([.$A117]; 6) &amp; &quot;*&quot;; [.$A$1:.$A$1048576]; &quot;&lt;&gt;*XXX&quot;)" office:value-type="float" office:value="0" calcext:value-type="float">
            <text:p><text:s/>€ - <text:s/>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Totaal (op rekening)</text:p>
          </table:table-cell>
          <table:table-cell table:style-name="ce12" table:formula="of:=SUM([.C106:.C117])" office:value-type="float" office:value="9279" calcext:value-type="float">
            <text:p><text:s/>€ 9,279.00 </text:p>
          </table:table-cell>
          <table:table-cell table:style-name="ce12" table:formula="of:=SUM([.D106:.D117])" office:value-type="float" office:value="6684" calcext:value-type="float">
            <text:p><text:s/>€ 6,684.00 </text:p>
          </table:table-cell>
          <table:table-cell table:style-name="ce12" table:formula="of:=SUM([.E106:.E117])" office:value-type="float" office:value="2595" calcext:value-type="float">
            <text:p><text:s/>€ 2,595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Contant / Pin</text:p>
          </table:table-cell>
          <table:table-cell table:style-name="ce12" table:formula="of:=SUMIFS([.C$1:.C$1048576]; [.$A$1:.$A$1048576]; &quot;Contant&quot;)+SUMIFS([.C$1:.C$1048576]; [.$A$1:.$A$1048576]; &quot;Pin&quot;)" office:value-type="float" office:value="0" calcext:value-type="float">
            <text:p><text:s/>€ - <text:s/>.00 </text:p>
          </table:table-cell>
          <table:table-cell table:style-name="ce12" table:formula="of:=SUMIFS([.D$1:.D$1048576]; [.$A$1:.$A$1048576]; &quot;Contant&quot;)+SUMIFS([.D$1:.D$1048576]; [.$A$1:.$A$1048576]; &quot;Pin&quot;)" office:value-type="float" office:value="0" calcext:value-type="float">
            <text:p><text:s/>€ - <text:s/>.00 </text:p>
          </table:table-cell>
          <table:table-cell table:style-name="ce12" table:formula="of:=SUMIFS([.E$1:.E$1048576]; [.$A$1:.$A$1048576]; &quot;Contant&quot;)+SUMIFS([.E$1:.E$1048576]; [.$A$1:.$A$1048576]; &quot;Pin&quot;)" office:value-type="float" office:value="2552.9" calcext:value-type="float">
            <text:p><text:s/>€ 2,552.9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12" table:number-columns-repeated="3"/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>
            <draw:frame table:end-cell-address="BK2026.D137" table:end-x="47.65pt" table:end-y="9.72pt" draw:z-index="0" draw:name="Chart 1" draw:style-name="gr1" draw:text-style-name="P1" svg:width="356.23pt" svg:height="257.22pt" svg:x="79.51pt" svg:y="4.51pt">
              <draw:object draw:notify-on-update-of-ranges="BK2026.B105:BK2026.B117 BK2026.D105:BK2026.D117 BK2026.E105:BK2026.E1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 table:number-rows-repeated="17">
          <table:table-cell table:style-name="ce5" table:number-columns-repeated="5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Debiteuren 2025 excl. pin &amp; kas</text:p>
          </table:table-cell>
          <table:table-cell table:style-name="ce11" table:formula="of:=[.C118]" office:value-type="float" office:value="9279" calcext:value-type="float">
            <text:p><text:s/>€ 9,279 </text:p>
          </table:table-cell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JORTT - facturen 202602/202701</text:p>
          </table:table-cell>
          <table:table-cell table:style-name="ce11" office:value-type="float" office:value="0" calcext:value-type="float">
            <text:p><text:s/>€ - <text:s text:c="2"/></text:p>
          </table:table-cell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8" office:value-type="string" calcext:value-type="string">
            <text:p>Verschil</text:p>
          </table:table-cell>
          <table:table-cell table:style-name="ce13" table:formula="of:=[.C140]-[.C139]" office:value-type="float" office:value="-9279" calcext:value-type="float">
            <text:p><text:s/>€ -9,279 </text:p>
          </table:table-cell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vervallen factuur xxx</text:p>
          </table:table-cell>
          <table:table-cell table:style-name="ce11" office:value-type="float" office:value="0" calcext:value-type="float">
            <text:p><text:s/>€ - <text:s text:c="2"/></text:p>
          </table:table-cell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11"/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8" office:value-type="string" calcext:value-type="string">
            <text:p>Verschil gecorrigeerd</text:p>
          </table:table-cell>
          <table:table-cell table:style-name="ce13" table:formula="of:=SUM([.C141:.C143])" office:value-type="float" office:value="-9279" calcext:value-type="float">
            <text:p><text:s/>€ -9,279 </text:p>
          </table:table-cell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 table:number-rows-repeated="2">
          <table:table-cell table:style-name="ce5" table:number-columns-repeated="2"/>
          <table:table-cell table:style-name="ce9"/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 table:number-rows-repeated="165">
          <table:table-cell table:style-name="ce5" table:number-columns-repeated="5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 table:number-rows-repeated="31">
          <table:table-cell table:style-name="ce5" table:number-columns-repeated="5"/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 table:number-rows-repeated="689">
          <table:table-cell table:number-columns-repeated="1024"/>
        </table:table-row>
        <table:table-row table:style-name="ro3" table:number-rows-repeated="1047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K2025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Factuur</text:p>
          </table:table-cell>
          <table:table-cell table:style-name="ce1" office:value-type="string" calcext:value-type="string">
            <text:p>Debiteur</text:p>
          </table:table-cell>
          <table:table-cell table:style-name="ce7" office:value-type="string" calcext:value-type="string">
            <text:p>Totaal</text:p>
          </table:table-cell>
          <table:table-cell table:style-name="ce7" office:value-type="string" calcext:value-type="string">
            <text:p>Huur</text:p>
          </table:table-cell>
          <table:table-cell table:style-name="ce7" office:value-type="string" calcext:value-type="string">
            <text:p>Buffet</text:p>
          </table:table-cell>
          <table:table-cell table:style-name="ce15" office:value-type="string" calcext:value-type="string">
            <text:p>Betaald</text:p>
          </table:table-cell>
          <table:table-cell table:style-name="ce4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7" table:number-columns-repeated="5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01</text:p>
          </table:table-cell>
          <table:table-cell table:style-name="ce1" office:value-type="string" calcext:value-type="string">
            <text:p>Gitaarleraar</text:p>
          </table:table-cell>
          <table:table-cell table:number-columns-repeated="2" table:style-name="ce9" office:value-type="float" office:value="360" calcext:value-type="float">
            <text:p><text:s/>€ 360.00 </text:p>
          </table:table-cell>
          <table:table-cell table:style-name="ce9"/>
          <table:table-cell table:style-name="ce15" office:value-type="date" office:date-value="2025-02-09" calcext:value-type="date">
            <text:p>9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202502-002</text:p>
          </table:table-cell>
          <table:table-cell table:style-name="ce1" office:value-type="string" calcext:value-type="string">
            <text:p>Popkoor One Up</text:p>
          </table:table-cell>
          <table:table-cell table:number-columns-repeated="2" table:style-name="ce9" office:value-type="float" office:value="340" calcext:value-type="float">
            <text:p><text:s/>€ 34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4-11" calcext:value-type="date">
            <text:p>11-4-2025</text:p>
          </table:table-cell>
          <table:table-cell table:style-name="ce5" office:value-type="string" calcext:value-type="string">
            <text:p>via MS, 734 -340 = 394 terugboeken op 19-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03</text:p>
          </table:table-cell>
          <table:table-cell table:style-name="ce5" office:value-type="string" calcext:value-type="string">
            <text:p>Pianoleraar</text:p>
          </table:table-cell>
          <table:table-cell table:style-name="ce9" office:value-type="float" office:value="232.75" calcext:value-type="float">
            <text:p><text:s/>€ 232.75 </text:p>
          </table:table-cell>
          <table:table-cell table:style-name="ce9" office:value-type="float" office:value="210" calcext:value-type="float">
            <text:p><text:s/>€ 210.00 </text:p>
          </table:table-cell>
          <table:table-cell table:style-name="ce9" office:value-type="float" office:value="22.75" calcext:value-type="float">
            <text:p><text:s/>€ 22.75 </text:p>
          </table:table-cell>
          <table:table-cell table:style-name="ce16" office:value-type="date" office:date-value="2025-03-04" calcext:value-type="date">
            <text:p>4-3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04</text:p>
          </table:table-cell>
          <table:table-cell table:style-name="ce1" office:value-type="string" calcext:value-type="string">
            <text:p>Prestige Vocals Groups</text:p>
          </table:table-cell>
          <table:table-cell table:number-columns-repeated="2" table:style-name="ce9" office:value-type="float" office:value="340" calcext:value-type="float">
            <text:p><text:s/>€ 34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2-19" calcext:value-type="date">
            <text:p>19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05</text:p>
          </table:table-cell>
          <table:table-cell table:style-name="ce1" office:value-type="string" calcext:value-type="string">
            <text:p>Sonnevelt</text:p>
          </table:table-cell>
          <table:table-cell table:style-name="ce9" office:value-type="float" office:value="507" calcext:value-type="float">
            <text:p><text:s/>€ 507.00 </text:p>
          </table:table-cell>
          <table:table-cell table:style-name="ce9" office:value-type="float" office:value="360" calcext:value-type="float">
            <text:p><text:s/>€ 360.00 </text:p>
          </table:table-cell>
          <table:table-cell table:style-name="ce9" office:value-type="float" office:value="147" calcext:value-type="float">
            <text:p><text:s/>€ 147.00 </text:p>
          </table:table-cell>
          <table:table-cell table:style-name="ce16" office:value-type="date" office:date-value="2025-02-26" calcext:value-type="date">
            <text:p>26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06</text:p>
          </table:table-cell>
          <table:table-cell table:style-name="ce1" office:value-type="string" calcext:value-type="string">
            <text:p>Professionals in NAH</text:p>
          </table:table-cell>
          <table:table-cell table:style-name="ce9" office:value-type="float" office:value="451.75" calcext:value-type="float">
            <text:p><text:s/>€ 451.75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71.75" calcext:value-type="float">
            <text:p><text:s/>€ 371.75 </text:p>
          </table:table-cell>
          <table:table-cell table:style-name="ce16" office:value-type="date" office:date-value="2025-11-02" calcext:value-type="date">
            <text:p>2-11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07</text:p>
          </table:table-cell>
          <table:table-cell table:style-name="ce1" office:value-type="string" calcext:value-type="string">
            <text:p>Alzheimer cafe</text:p>
          </table:table-cell>
          <table:table-cell table:style-name="ce9" office:value-type="float" office:value="165" calcext:value-type="float">
            <text:p><text:s/>€ 165.00 </text:p>
          </table:table-cell>
          <table:table-cell table:style-name="ce9" office:value-type="float" office:value="81" calcext:value-type="float">
            <text:p><text:s/>€ 81.00 </text:p>
          </table:table-cell>
          <table:table-cell table:style-name="ce9" office:value-type="float" office:value="84" calcext:value-type="float">
            <text:p><text:s/>€ 84.00 </text:p>
          </table:table-cell>
          <table:table-cell table:style-name="ce16" office:value-type="date" office:date-value="2025-02-11" calcext:value-type="date">
            <text:p>11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08</text:p>
          </table:table-cell>
          <table:table-cell table:style-name="ce1" office:value-type="string" calcext:value-type="string">
            <text:p>Bijkersgilde</text:p>
          </table:table-cell>
          <table:table-cell table:style-name="ce9" office:value-type="float" office:value="387" calcext:value-type="float">
            <text:p><text:s/>€ 387.00 </text:p>
          </table:table-cell>
          <table:table-cell table:style-name="ce9" office:value-type="float" office:value="152" calcext:value-type="float">
            <text:p><text:s/>€ 152.00 </text:p>
          </table:table-cell>
          <table:table-cell table:style-name="ce9" office:value-type="float" office:value="235" calcext:value-type="float">
            <text:p><text:s/>€ 235.00 </text:p>
          </table:table-cell>
          <table:table-cell table:style-name="ce16" office:value-type="date" office:date-value="2025-02-28" calcext:value-type="date">
            <text:p>28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09</text:p>
          </table:table-cell>
          <table:table-cell table:style-name="ce1" office:value-type="string" calcext:value-type="string">
            <text:p>Dienstencentrum Protestantse Kerk</text:p>
          </table:table-cell>
          <table:table-cell table:style-name="ce9" office:value-type="float" office:value="488" calcext:value-type="float">
            <text:p><text:s/>€ 488.00 </text:p>
          </table:table-cell>
          <table:table-cell table:style-name="ce9" office:value-type="float" office:value="160" calcext:value-type="float">
            <text:p><text:s/>€ 160.00 </text:p>
          </table:table-cell>
          <table:table-cell table:style-name="ce9" office:value-type="float" office:value="328" calcext:value-type="float">
            <text:p><text:s/>€ 328.00 </text:p>
          </table:table-cell>
          <table:table-cell table:style-name="ce16" office:value-type="date" office:date-value="2025-02-19" calcext:value-type="date">
            <text:p>19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10</text:p>
          </table:table-cell>
          <table:table-cell table:style-name="ce1" office:value-type="string" calcext:value-type="string">
            <text:p>HSV</text:p>
          </table:table-cell>
          <table:table-cell table:style-name="ce9" office:value-type="float" office:value="107.5" calcext:value-type="float">
            <text:p><text:s/>€ 107.50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35.5" calcext:value-type="float">
            <text:p><text:s/>€ 35.50 </text:p>
          </table:table-cell>
          <table:table-cell table:style-name="ce16" office:value-type="date" office:date-value="2025-02-09" calcext:value-type="date">
            <text:p>9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11</text:p>
          </table:table-cell>
          <table:table-cell table:style-name="ce5" office:value-type="string" calcext:value-type="string">
            <text:p>COV</text:p>
          </table:table-cell>
          <table:table-cell table:number-columns-repeated="2" table:style-name="ce9" office:value-type="float" office:value="100" calcext:value-type="float">
            <text:p><text:s/>€ 1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2-13" calcext:value-type="date">
            <text:p>13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12</text:p>
          </table:table-cell>
          <table:table-cell table:style-name="ce5" office:value-type="string" calcext:value-type="string">
            <text:p>NGV</text:p>
          </table:table-cell>
          <table:table-cell table:style-name="ce9" office:value-type="float" office:value="215" calcext:value-type="float">
            <text:p><text:s/>€ 215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135" calcext:value-type="float">
            <text:p><text:s/>€ 135.00 </text:p>
          </table:table-cell>
          <table:table-cell table:style-name="ce16" office:value-type="date" office:date-value="2025-02-28" calcext:value-type="date">
            <text:p>28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13</text:p>
          </table:table-cell>
          <table:table-cell table:style-name="ce5" office:value-type="string" calcext:value-type="string">
            <text:p>Hilverzorg</text:p>
          </table:table-cell>
          <table:table-cell table:style-name="ce9" office:value-type="float" office:value="484" calcext:value-type="float">
            <text:p><text:s/>€ 484.00 </text:p>
          </table:table-cell>
          <table:table-cell table:style-name="ce9" office:value-type="float" office:value="288" calcext:value-type="float">
            <text:p><text:s/>€ 288.00 </text:p>
          </table:table-cell>
          <table:table-cell table:style-name="ce9" office:value-type="float" office:value="196" calcext:value-type="float">
            <text:p><text:s/>€ 196.00 </text:p>
          </table:table-cell>
          <table:table-cell table:style-name="ce16" office:value-type="date" office:date-value="2025-03-20" calcext:value-type="date">
            <text:p>20-3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14</text:p>
          </table:table-cell>
          <table:table-cell table:style-name="ce5" office:value-type="string" calcext:value-type="string">
            <text:p>Inovum</text:p>
          </table:table-cell>
          <table:table-cell table:style-name="ce9" office:value-type="float" office:value="286.75" calcext:value-type="float">
            <text:p><text:s/>€ 286.75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06.75" calcext:value-type="float">
            <text:p><text:s/>€ 206.75 </text:p>
          </table:table-cell>
          <table:table-cell table:style-name="ce16" office:value-type="date" office:date-value="2025-03-03" calcext:value-type="date">
            <text:p>3-3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15</text:p>
          </table:table-cell>
          <table:table-cell table:style-name="ce5" office:value-type="string" calcext:value-type="string">
            <text:p>ICF</text:p>
          </table:table-cell>
          <table:table-cell table:style-name="ce9" office:value-type="float" office:value="110" calcext:value-type="float">
            <text:p><text:s/>€ 110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0" calcext:value-type="float">
            <text:p><text:s/>€ 10.00 </text:p>
          </table:table-cell>
          <table:table-cell table:style-name="ce16" office:value-type="date" office:date-value="2025-02-19" calcext:value-type="date">
            <text:p>19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16</text:p>
          </table:table-cell>
          <table:table-cell table:style-name="ce5" office:value-type="string" calcext:value-type="string">
            <text:p>fam Veldstra</text:p>
          </table:table-cell>
          <table:table-cell table:style-name="ce9" office:value-type="float" office:value="923.65" calcext:value-type="float">
            <text:p><text:s/>€ 923.65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923.65" calcext:value-type="float">
            <text:p><text:s/>€ 923.65 </text:p>
          </table:table-cell>
          <table:table-cell table:style-name="ce16" office:value-type="date" office:date-value="2025-02-20" calcext:value-type="date">
            <text:p>20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17</text:p>
          </table:table-cell>
          <table:table-cell table:style-name="ce5" office:value-type="string" calcext:value-type="string">
            <text:p>E. Grosscurt</text:p>
          </table:table-cell>
          <table:table-cell table:number-columns-repeated="2" table:style-name="ce9" office:value-type="float" office:value="72" calcext:value-type="float">
            <text:p><text:s/>€ 72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2-19" calcext:value-type="date">
            <text:p>19-2-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502-018</text:p>
          </table:table-cell>
          <table:table-cell table:style-name="ce5" office:value-type="string" calcext:value-type="string">
            <text:p>Royal care</text:p>
          </table:table-cell>
          <table:table-cell table:style-name="ce9" office:value-type="float" office:value="93" calcext:value-type="float">
            <text:p><text:s/>€ 93.00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5-02-25" calcext:value-type="date">
            <text:p>25-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2-019</text:p>
          </table:table-cell>
          <table:table-cell table:style-name="ce5" office:value-type="string" calcext:value-type="string">
            <text:p>VvE Zonnehoek II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2-25" calcext:value-type="date">
            <text:p>25-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2-020</text:p>
          </table:table-cell>
          <table:table-cell table:style-name="ce5" office:value-type="string" calcext:value-type="string">
            <text:p>VvE Kolhornseweg</text:p>
          </table:table-cell>
          <table:table-cell table:style-name="ce9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5-03-01" calcext:value-type="date">
            <text:p>1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2-021</text:p>
          </table:table-cell>
          <table:table-cell table:style-name="ce5" office:value-type="string" calcext:value-type="string">
            <text:p>VvE Marterlaan</text:p>
          </table:table-cell>
          <table:table-cell table:style-name="ce9" office:value-type="float" office:value="115" calcext:value-type="float">
            <text:p><text:s/>€ 115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5" calcext:value-type="float">
            <text:p><text:s/>€ 35.00 </text:p>
          </table:table-cell>
          <table:table-cell table:style-name="ce16" office:value-type="date" office:date-value="2025-03-13" calcext:value-type="date">
            <text:p>13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2-022</text:p>
          </table:table-cell>
          <table:table-cell table:style-name="ce5" office:value-type="string" calcext:value-type="string">
            <text:p>VvE Hoogenhoeck</text:p>
          </table:table-cell>
          <table:table-cell table:style-name="ce9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5-02-22" calcext:value-type="date">
            <text:p>22-2-2025</text:p>
          </table:table-cell>
          <table:table-cell table:style-name="ce30" office:value-type="string" calcext:value-type="string">
            <text:p>Betaling vermeld Paulus van Loolaan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e betaling januari</text:p>
          </table:table-cell>
          <table:table-cell table:style-name="ce9" office:value-type="float" office:value="232.24" calcext:value-type="float">
            <text:p><text:s/>€ 232.24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232.24" calcext:value-type="float">
            <text:p><text:s/>€ 232.24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januari</text:p>
          </table:table-cell>
          <table:table-cell table:style-name="ce10" office:value-type="float" office:value="724" calcext:value-type="float">
            <text:p><text:s/>€ 724.00 </text:p>
          </table:table-cell>
          <table:table-cell table:style-name="ce10" office:value-type="float" office:value="0" calcext:value-type="float">
            <text:p><text:s/>€ - <text:s text:c="2"/></text:p>
          </table:table-cell>
          <table:table-cell table:style-name="ce10" office:value-type="float" office:value="723.5" calcext:value-type="float">
            <text:p><text:s/>€ 723.50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23</text:p>
          </table:table-cell>
          <table:table-cell table:style-name="ce5" office:value-type="string" calcext:value-type="string">
            <text:p>Gitaarleraar</text:p>
          </table:table-cell>
          <table:table-cell table:number-columns-repeated="2" table:style-name="ce9" office:value-type="float" office:value="270" calcext:value-type="float">
            <text:p><text:s/>€ 27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3-16" calcext:value-type="date">
            <text:p>16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24</text:p>
          </table:table-cell>
          <table:table-cell table:style-name="ce5" office:value-type="string" calcext:value-type="string">
            <text:p>Inovum</text:p>
          </table:table-cell>
          <table:table-cell table:style-name="ce9" office:value-type="float" office:value="1473" calcext:value-type="float">
            <text:p><text:s/>€ 1,473.00 </text:p>
          </table:table-cell>
          <table:table-cell table:style-name="ce9" office:value-type="float" office:value="512" calcext:value-type="float">
            <text:p><text:s/>€ 512.00 </text:p>
          </table:table-cell>
          <table:table-cell table:style-name="ce9" office:value-type="float" office:value="961" calcext:value-type="float">
            <text:p><text:s/>€ 961.00 </text:p>
          </table:table-cell>
          <table:table-cell table:style-name="ce16" office:value-type="date" office:date-value="2025-04-01" calcext:value-type="date">
            <text:p>1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25</text:p>
          </table:table-cell>
          <table:table-cell table:style-name="ce5" office:value-type="string" calcext:value-type="string">
            <text:p>Pianoleraar</text:p>
          </table:table-cell>
          <table:table-cell table:style-name="ce9" office:value-type="float" office:value="155.25" calcext:value-type="float">
            <text:p><text:s/>€ 155.25 </text:p>
          </table:table-cell>
          <table:table-cell table:style-name="ce9" office:value-type="float" office:value="150" calcext:value-type="float">
            <text:p><text:s/>€ 150.00 </text:p>
          </table:table-cell>
          <table:table-cell table:style-name="ce9" office:value-type="float" office:value="5.25" calcext:value-type="float">
            <text:p><text:s/>€ 5.25 </text:p>
          </table:table-cell>
          <table:table-cell table:style-name="ce16" office:value-type="date" office:date-value="2025-04-07" calcext:value-type="date">
            <text:p>7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26</text:p>
          </table:table-cell>
          <table:table-cell table:style-name="ce5" office:value-type="string" calcext:value-type="string">
            <text:p>Senver Hilversum</text:p>
          </table:table-cell>
          <table:table-cell table:style-name="ce9" office:value-type="float" office:value="826.25" calcext:value-type="float">
            <text:p><text:s/>€ 826.25 </text:p>
          </table:table-cell>
          <table:table-cell table:style-name="ce9" office:value-type="float" office:value="450" calcext:value-type="float">
            <text:p><text:s/>€ 450.00 </text:p>
          </table:table-cell>
          <table:table-cell table:style-name="ce9" office:value-type="float" office:value="376.25" calcext:value-type="float">
            <text:p><text:s/>€ 376.25 </text:p>
          </table:table-cell>
          <table:table-cell table:style-name="ce16" office:value-type="date" office:date-value="2025-03-17" calcext:value-type="date">
            <text:p>17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27</text:p>
          </table:table-cell>
          <table:table-cell table:style-name="ce5" office:value-type="string" calcext:value-type="string">
            <text:p>Prestige Vocals Groups</text:p>
          </table:table-cell>
          <table:table-cell table:number-columns-repeated="2" table:style-name="ce9" office:value-type="float" office:value="340" calcext:value-type="float">
            <text:p><text:s/>€ 34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3-20" calcext:value-type="date">
            <text:p>20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28</text:p>
          </table:table-cell>
          <table:table-cell table:style-name="ce5" office:value-type="string" calcext:value-type="string">
            <text:p>Popkoor One Up</text:p>
          </table:table-cell>
          <table:table-cell table:number-columns-repeated="2" table:style-name="ce9" office:value-type="float" office:value="255" calcext:value-type="float">
            <text:p><text:s/>€ 255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4-11" calcext:value-type="date">
            <text:p>11-4-2025</text:p>
          </table:table-cell>
          <table:table-cell table:style-name="ce5" office:value-type="string" calcext:value-type="string">
            <text:p>via rekening Morgenster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29</text:p>
          </table:table-cell>
          <table:table-cell table:style-name="ce5" office:value-type="string" calcext:value-type="string">
            <text:p>Leeskring Hilversum</text:p>
          </table:table-cell>
          <table:table-cell table:style-name="ce9" office:value-type="float" office:value="69.5" calcext:value-type="float">
            <text:p><text:s/>€ 69.50 </text:p>
          </table:table-cell>
          <table:table-cell table:style-name="ce9" office:value-type="float" office:value="38" calcext:value-type="float">
            <text:p><text:s/>€ 38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3-18" calcext:value-type="date">
            <text:p>18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30</text:p>
          </table:table-cell>
          <table:table-cell table:style-name="ce5" office:value-type="string" calcext:value-type="string">
            <text:p>HSV</text:p>
          </table:table-cell>
          <table:table-cell table:style-name="ce9" office:value-type="float" office:value="212.25" calcext:value-type="float">
            <text:p><text:s/>€ 212.25 </text:p>
          </table:table-cell>
          <table:table-cell table:style-name="ce9" office:value-type="float" office:value="144" calcext:value-type="float">
            <text:p><text:s/>€ 144.00 </text:p>
          </table:table-cell>
          <table:table-cell table:style-name="ce9" office:value-type="float" office:value="68.25" calcext:value-type="float">
            <text:p><text:s/>€ 68.25 </text:p>
          </table:table-cell>
          <table:table-cell table:style-name="ce16" office:value-type="date" office:date-value="2025-04-08" calcext:value-type="date">
            <text:p>8-4-2025</text:p>
          </table:table-cell>
          <table:table-cell table:style-name="ce5" office:value-type="string" calcext:value-type="string">
            <text:p>verkeerd factuurnummer vermeld bij betaling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31</text:p>
          </table:table-cell>
          <table:table-cell table:style-name="ce5" office:value-type="string" calcext:value-type="string">
            <text:p>Eline van Kamperdijk</text:p>
          </table:table-cell>
          <table:table-cell table:number-columns-repeated="2" table:style-name="ce9" office:value-type="float" office:value="100" calcext:value-type="float">
            <text:p><text:s/>€ 1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3-31" calcext:value-type="date">
            <text:p>31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32</text:p>
          </table:table-cell>
          <table:table-cell table:style-name="ce5" office:value-type="string" calcext:value-type="string">
            <text:p>Dienstencentrum Protestantse Kerk</text:p>
          </table:table-cell>
          <table:table-cell table:style-name="ce9" office:value-type="float" office:value="262" calcext:value-type="float">
            <text:p><text:s/>€ 26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182" calcext:value-type="float">
            <text:p><text:s/>€ 182.00 </text:p>
          </table:table-cell>
          <table:table-cell table:style-name="ce16" office:value-type="date" office:date-value="2025-04-02" calcext:value-type="date">
            <text:p>2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33</text:p>
          </table:table-cell>
          <table:table-cell table:style-name="ce5" office:value-type="string" calcext:value-type="string">
            <text:p>ICF</text:p>
          </table:table-cell>
          <table:table-cell table:style-name="ce9" office:value-type="float" office:value="120" calcext:value-type="float">
            <text:p><text:s/>€ 120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20" calcext:value-type="float">
            <text:p><text:s/>€ 20.00 </text:p>
          </table:table-cell>
          <table:table-cell table:style-name="ce16" office:value-type="date" office:date-value="2025-03-15" calcext:value-type="date">
            <text:p>15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34</text:p>
          </table:table-cell>
          <table:table-cell table:style-name="ce5" office:value-type="string" calcext:value-type="string">
            <text:p>Sonnevelt</text:p>
          </table:table-cell>
          <table:table-cell table:style-name="ce9" office:value-type="float" office:value="253.5" calcext:value-type="float">
            <text:p><text:s/>€ 253.50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73.5" calcext:value-type="float">
            <text:p><text:s/>€ 73.50 </text:p>
          </table:table-cell>
          <table:table-cell table:style-name="ce16" office:value-type="date" office:date-value="2025-03-26" calcext:value-type="date">
            <text:p>26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35</text:p>
          </table:table-cell>
          <table:table-cell table:style-name="ce5" office:value-type="string" calcext:value-type="string">
            <text:p>Con Amore</text:p>
          </table:table-cell>
          <table:table-cell table:style-name="ce9" office:value-type="float" office:value="358" calcext:value-type="float">
            <text:p><text:s/>€ 358.00 </text:p>
          </table:table-cell>
          <table:table-cell table:style-name="ce9" office:value-type="float" office:value="190" calcext:value-type="float">
            <text:p><text:s/>€ 190.00 </text:p>
          </table:table-cell>
          <table:table-cell table:style-name="ce9" office:value-type="float" office:value="168" calcext:value-type="float">
            <text:p><text:s/>€ 168.00 </text:p>
          </table:table-cell>
          <table:table-cell table:style-name="ce16" office:value-type="date" office:date-value="2025-06-20" calcext:value-type="date">
            <text:p>20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36</text:p>
          </table:table-cell>
          <table:table-cell table:style-name="ce5" office:value-type="string" calcext:value-type="string">
            <text:p>E. Grosscurt</text:p>
          </table:table-cell>
          <table:table-cell table:number-columns-repeated="2" table:style-name="ce9" office:value-type="float" office:value="72" calcext:value-type="float">
            <text:p><text:s/>€ 72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3-15" calcext:value-type="date">
            <text:p>15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37</text:p>
          </table:table-cell>
          <table:table-cell table:style-name="ce5" office:value-type="string" calcext:value-type="string">
            <text:p>Alzheimer cafe</text:p>
          </table:table-cell>
          <table:table-cell table:style-name="ce9" office:value-type="float" office:value="165" calcext:value-type="float">
            <text:p><text:s/>€ 165.00 </text:p>
          </table:table-cell>
          <table:table-cell table:style-name="ce9" office:value-type="float" office:value="81" calcext:value-type="float">
            <text:p><text:s/>€ 81.00 </text:p>
          </table:table-cell>
          <table:table-cell table:style-name="ce9" office:value-type="float" office:value="84" calcext:value-type="float">
            <text:p><text:s/>€ 84.00 </text:p>
          </table:table-cell>
          <table:table-cell table:style-name="ce16" office:value-type="date" office:date-value="2025-03-19" calcext:value-type="date">
            <text:p>19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38</text:p>
          </table:table-cell>
          <table:table-cell table:style-name="ce5" office:value-type="string" calcext:value-type="string">
            <text:p>Hilverzorg</text:p>
          </table:table-cell>
          <table:table-cell table:style-name="ce9" office:value-type="float" office:value="403.5" calcext:value-type="float">
            <text:p><text:s/>€ 403.50 </text:p>
          </table:table-cell>
          <table:table-cell table:style-name="ce9" office:value-type="float" office:value="288" calcext:value-type="float">
            <text:p><text:s/>€ 288.00 </text:p>
          </table:table-cell>
          <table:table-cell table:style-name="ce9" office:value-type="float" office:value="115.5" calcext:value-type="float">
            <text:p><text:s/>€ 115.50 </text:p>
          </table:table-cell>
          <table:table-cell table:style-name="ce16" office:value-type="date" office:date-value="2025-04-10" calcext:value-type="date">
            <text:p>10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1" office:value-type="string" calcext:value-type="string">
            <text:p>202503-039</text:p>
          </table:table-cell>
          <table:table-cell table:style-name="ce28" office:value-type="string" calcext:value-type="string">
            <text:p>Groei en Bloei</text:p>
          </table:table-cell>
          <table:table-cell table:style-name="ce32" table:number-columns-repeated="3"/>
          <table:table-cell table:style-name="ce16"/>
          <table:table-cell table:style-name="ce5" office:value-type="string" calcext:value-type="string">
            <text:p>zie 202503-046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40</text:p>
          </table:table-cell>
          <table:table-cell table:style-name="ce5" office:value-type="string" calcext:value-type="string">
            <text:p>VvE Crataegus</text:p>
          </table:table-cell>
          <table:table-cell table:style-name="ce9" office:value-type="float" office:value="266.25" calcext:value-type="float">
            <text:p><text:s/>€ 266.25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66.25" calcext:value-type="float">
            <text:p><text:s/>€ 166.25 </text:p>
          </table:table-cell>
          <table:table-cell table:style-name="ce16" office:value-type="date" office:date-value="2025-03-25" calcext:value-type="date">
            <text:p>25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41</text:p>
          </table:table-cell>
          <table:table-cell table:style-name="ce5" office:value-type="string" calcext:value-type="string">
            <text:p>VvE Goed Wonen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3-26" calcext:value-type="date">
            <text:p>26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42</text:p>
          </table:table-cell>
          <table:table-cell table:style-name="ce5" office:value-type="string" calcext:value-type="string">
            <text:p>VvE Karel Doormanlaan 402-444</text:p>
          </table:table-cell>
          <table:table-cell table:style-name="ce9" office:value-type="float" office:value="143" calcext:value-type="float">
            <text:p><text:s/>€ 143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16" office:value-type="date" office:date-value="2025-03-18" calcext:value-type="date">
            <text:p>18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2" office:value-type="string" calcext:value-type="string">
            <text:p>202503-043</text:p>
          </table:table-cell>
          <table:table-cell table:style-name="ce29" office:value-type="string" calcext:value-type="string">
            <text:p>VvE Karel Doormanlaan 2-44</text:p>
          </table:table-cell>
          <table:table-cell table:style-name="ce33" office:value-type="float" office:value="111.5" calcext:value-type="float">
            <text:p><text:s/>€ 111.50 </text:p>
          </table:table-cell>
          <table:table-cell table:style-name="ce33" office:value-type="float" office:value="80" calcext:value-type="float">
            <text:p><text:s/>€ 80.00 </text:p>
          </table:table-cell>
          <table:table-cell table:style-name="ce33" office:value-type="float" office:value="31.5" calcext:value-type="float">
            <text:p><text:s/>€ 31.50 </text:p>
          </table:table-cell>
          <table:table-cell table:style-name="ce40" office:value-type="date" office:date-value="2025-12-30" calcext:value-type="date">
            <text:p>30-12-2025</text:p>
          </table:table-cell>
          <table:table-cell table:style-name="ce8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44</text:p>
          </table:table-cell>
          <table:table-cell table:style-name="ce5" office:value-type="string" calcext:value-type="string">
            <text:p>VvE Zuiderheide I</text:p>
          </table:table-cell>
          <table:table-cell table:style-name="ce9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5-03-21" calcext:value-type="date">
            <text:p>21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45</text:p>
          </table:table-cell>
          <table:table-cell table:style-name="ce5" office:value-type="string" calcext:value-type="string">
            <text:p>Gemeente Hilversum</text:p>
          </table:table-cell>
          <table:table-cell table:style-name="ce9" office:value-type="float" office:value="194.5" calcext:value-type="float">
            <text:p><text:s/>€ 194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94.5" calcext:value-type="float">
            <text:p><text:s/>€ 94.50 </text:p>
          </table:table-cell>
          <table:table-cell table:style-name="ce16" office:value-type="date" office:date-value="2025-03-26" calcext:value-type="date">
            <text:p>26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3-046</text:p>
          </table:table-cell>
          <table:table-cell table:style-name="ce5" office:value-type="string" calcext:value-type="string">
            <text:p>Groei en Bloei</text:p>
          </table:table-cell>
          <table:table-cell table:style-name="ce9" office:value-type="float" office:value="112.25" calcext:value-type="float">
            <text:p><text:s/>€ 112.25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2.25" calcext:value-type="float">
            <text:p><text:s/>€ 12.25 </text:p>
          </table:table-cell>
          <table:table-cell table:style-name="ce16" office:value-type="date" office:date-value="2025-03-17" calcext:value-type="date">
            <text:p>17-3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e betaling februari</text:p>
          </table:table-cell>
          <table:table-cell table:style-name="ce9" office:value-type="float" office:value="158.97" calcext:value-type="float">
            <text:p><text:s/>€ 158.97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158.97" calcext:value-type="float">
            <text:p><text:s/>€ 158.97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februari</text:p>
          </table:table-cell>
          <table:table-cell table:style-name="ce10" office:value-type="float" office:value="703.75" calcext:value-type="float">
            <text:p><text:s/>€ 703.75 </text:p>
          </table:table-cell>
          <table:table-cell table:style-name="ce10" office:value-type="float" office:value="0" calcext:value-type="float">
            <text:p><text:s/>€ - <text:s text:c="2"/></text:p>
          </table:table-cell>
          <table:table-cell table:style-name="ce10" office:value-type="float" office:value="815.5" calcext:value-type="float">
            <text:p><text:s/>€ 815.50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47</text:p>
          </table:table-cell>
          <table:table-cell table:style-name="ce5" office:value-type="string" calcext:value-type="string">
            <text:p>Gitaarleraar</text:p>
          </table:table-cell>
          <table:table-cell table:number-columns-repeated="2" table:style-name="ce9" office:value-type="float" office:value="360" calcext:value-type="float">
            <text:p><text:s/>€ 36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4-10" calcext:value-type="date">
            <text:p>10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48</text:p>
          </table:table-cell>
          <table:table-cell table:style-name="ce5" office:value-type="string" calcext:value-type="string">
            <text:p>Prestige Vocals Groups</text:p>
          </table:table-cell>
          <table:table-cell table:number-columns-repeated="2" table:style-name="ce9" office:value-type="float" office:value="425" calcext:value-type="float">
            <text:p><text:s/>€ 425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4-10" calcext:value-type="date">
            <text:p>10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1" office:value-type="string" calcext:value-type="string">
            <text:p>202504-049</text:p>
          </table:table-cell>
          <table:table-cell table:style-name="ce28" office:value-type="string" calcext:value-type="string">
            <text:p>HET</text:p>
          </table:table-cell>
          <table:table-cell table:number-columns-repeated="3" table:style-name="ce32" office:value-type="float" office:value="0" calcext:value-type="float">
            <text:p><text:s/>€ - <text:s text:c="2"/></text:p>
          </table:table-cell>
          <table:table-cell table:style-name="ce41"/>
          <table:table-cell table:style-name="ce5" office:value-type="string" calcext:value-type="string">
            <text:p>vervallen zie 202504-063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50</text:p>
          </table:table-cell>
          <table:table-cell table:style-name="ce5" office:value-type="string" calcext:value-type="string">
            <text:p>Popkoor One Up</text:p>
          </table:table-cell>
          <table:table-cell table:number-columns-repeated="2" table:style-name="ce9" office:value-type="float" office:value="340" calcext:value-type="float">
            <text:p><text:s/>€ 34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4-08" calcext:value-type="date">
            <text:p>8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51</text:p>
          </table:table-cell>
          <table:table-cell table:style-name="ce5" office:value-type="string" calcext:value-type="string">
            <text:p>Pianoleraar</text:p>
          </table:table-cell>
          <table:table-cell table:style-name="ce9" office:value-type="float" office:value="249.75" calcext:value-type="float">
            <text:p><text:s/>€ 249.75 </text:p>
          </table:table-cell>
          <table:table-cell table:style-name="ce9" office:value-type="float" office:value="240" calcext:value-type="float">
            <text:p><text:s/>€ 240.00 </text:p>
          </table:table-cell>
          <table:table-cell table:style-name="ce9" office:value-type="float" office:value="9.75" calcext:value-type="float">
            <text:p><text:s/>€ 9.75 </text:p>
          </table:table-cell>
          <table:table-cell table:style-name="ce16" office:value-type="date" office:date-value="2025-05-30" calcext:value-type="date">
            <text:p>30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52</text:p>
          </table:table-cell>
          <table:table-cell table:style-name="ce5" office:value-type="string" calcext:value-type="string">
            <text:p>Koor in't Gooi</text:p>
          </table:table-cell>
          <table:table-cell table:style-name="ce9" office:value-type="float" office:value="1296.5" calcext:value-type="float">
            <text:p><text:s/>€ 1,296.50 </text:p>
          </table:table-cell>
          <table:table-cell table:style-name="ce9" office:value-type="float" office:value="470" calcext:value-type="float">
            <text:p><text:s/>€ 470.00 </text:p>
          </table:table-cell>
          <table:table-cell table:style-name="ce9" office:value-type="float" office:value="826.5" calcext:value-type="float">
            <text:p><text:s/>€ 826.50 </text:p>
          </table:table-cell>
          <table:table-cell table:style-name="ce16" office:value-type="date" office:date-value="2025-04-10" calcext:value-type="date">
            <text:p>10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53</text:p>
          </table:table-cell>
          <table:table-cell table:style-name="ce5" office:value-type="string" calcext:value-type="string">
            <text:p>Leeskring Hilversum</text:p>
          </table:table-cell>
          <table:table-cell table:style-name="ce9" office:value-type="float" office:value="118" calcext:value-type="float">
            <text:p><text:s/>€ 118.00 </text:p>
          </table:table-cell>
          <table:table-cell table:style-name="ce9" office:value-type="float" office:value="76" calcext:value-type="float">
            <text:p><text:s/>€ 76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4-11" calcext:value-type="date">
            <text:p>11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54</text:p>
          </table:table-cell>
          <table:table-cell table:style-name="ce5" office:value-type="string" calcext:value-type="string">
            <text:p>HSV</text:p>
          </table:table-cell>
          <table:table-cell table:style-name="ce9" office:value-type="float" office:value="93" calcext:value-type="float">
            <text:p><text:s/>€ 93.00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5-08-04" calcext:value-type="date">
            <text:p>4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55</text:p>
          </table:table-cell>
          <table:table-cell table:style-name="ce5" office:value-type="string" calcext:value-type="string">
            <text:p>Alzheimer cafe</text:p>
          </table:table-cell>
          <table:table-cell table:style-name="ce9" office:value-type="float" office:value="175.5" calcext:value-type="float">
            <text:p><text:s/>€ 175.50 </text:p>
          </table:table-cell>
          <table:table-cell table:style-name="ce9" office:value-type="float" office:value="81" calcext:value-type="float">
            <text:p><text:s/>€ 81.00 </text:p>
          </table:table-cell>
          <table:table-cell table:style-name="ce9" office:value-type="float" office:value="94.5" calcext:value-type="float">
            <text:p><text:s/>€ 94.50 </text:p>
          </table:table-cell>
          <table:table-cell table:style-name="ce16" office:value-type="date" office:date-value="2025-04-14" calcext:value-type="date">
            <text:p>14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56</text:p>
          </table:table-cell>
          <table:table-cell table:style-name="ce5" office:value-type="string" calcext:value-type="string">
            <text:p>Sonnevelt</text:p>
          </table:table-cell>
          <table:table-cell table:style-name="ce9" office:value-type="float" office:value="486" calcext:value-type="float">
            <text:p><text:s/>€ 486.00 </text:p>
          </table:table-cell>
          <table:table-cell table:style-name="ce9" office:value-type="float" office:value="360" calcext:value-type="float">
            <text:p><text:s/>€ 360.00 </text:p>
          </table:table-cell>
          <table:table-cell table:style-name="ce9" office:value-type="float" office:value="126" calcext:value-type="float">
            <text:p><text:s/>€ 126.00 </text:p>
          </table:table-cell>
          <table:table-cell table:style-name="ce16" office:value-type="date" office:date-value="2025-04-23" calcext:value-type="date">
            <text:p>23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57</text:p>
          </table:table-cell>
          <table:table-cell table:style-name="ce5" office:value-type="string" calcext:value-type="string">
            <text:p>ICF</text:p>
          </table:table-cell>
          <table:table-cell table:style-name="ce9" office:value-type="float" office:value="110" calcext:value-type="float">
            <text:p><text:s/>€ 110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0" calcext:value-type="float">
            <text:p><text:s/>€ 10.00 </text:p>
          </table:table-cell>
          <table:table-cell table:style-name="ce16" office:value-type="date" office:date-value="2025-04-10" calcext:value-type="date">
            <text:p>10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58</text:p>
          </table:table-cell>
          <table:table-cell table:style-name="ce5" office:value-type="string" calcext:value-type="string">
            <text:p>E. Grosscurt</text:p>
          </table:table-cell>
          <table:table-cell table:number-columns-repeated="2" table:style-name="ce9" office:value-type="float" office:value="72" calcext:value-type="float">
            <text:p><text:s/>€ 72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4-10" calcext:value-type="date">
            <text:p>10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59</text:p>
          </table:table-cell>
          <table:table-cell table:style-name="ce5" office:value-type="string" calcext:value-type="string">
            <text:p>WSV de Kavelaars</text:p>
          </table:table-cell>
          <table:table-cell table:style-name="ce9" office:value-type="float" office:value="332.5" calcext:value-type="float">
            <text:p><text:s/>€ 332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232.5" calcext:value-type="float">
            <text:p><text:s/>€ 232.50 </text:p>
          </table:table-cell>
          <table:table-cell table:style-name="ce16" office:value-type="date" office:date-value="2025-04-13" calcext:value-type="date">
            <text:p>13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60</text:p>
          </table:table-cell>
          <table:table-cell table:style-name="ce5" office:value-type="string" calcext:value-type="string">
            <text:p>Inovum</text:p>
          </table:table-cell>
          <table:table-cell table:style-name="ce9" office:value-type="float" office:value="645.5" calcext:value-type="float">
            <text:p><text:s/>€ 645.50 </text:p>
          </table:table-cell>
          <table:table-cell table:style-name="ce9" office:value-type="float" office:value="450" calcext:value-type="float">
            <text:p><text:s/>€ 450.00 </text:p>
          </table:table-cell>
          <table:table-cell table:style-name="ce9" office:value-type="float" office:value="195.5" calcext:value-type="float">
            <text:p><text:s/>€ 195.50 </text:p>
          </table:table-cell>
          <table:table-cell table:style-name="ce16" office:value-type="date" office:date-value="2025-04-28" calcext:value-type="date">
            <text:p>28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61</text:p>
          </table:table-cell>
          <table:table-cell table:style-name="ce5" office:value-type="string" calcext:value-type="string">
            <text:p>De Kontest Gooische Meren</text:p>
          </table:table-cell>
          <table:table-cell table:style-name="ce9" office:value-type="float" office:value="466.5" calcext:value-type="float">
            <text:p><text:s/>€ 466.50 </text:p>
          </table:table-cell>
          <table:table-cell table:style-name="ce9" office:value-type="float" office:value="288" calcext:value-type="float">
            <text:p><text:s/>€ 288.00 </text:p>
          </table:table-cell>
          <table:table-cell table:style-name="ce9" office:value-type="float" office:value="178.5" calcext:value-type="float">
            <text:p><text:s/>€ 178.50 </text:p>
          </table:table-cell>
          <table:table-cell table:style-name="ce16" office:value-type="date" office:date-value="2025-04-10" calcext:value-type="date">
            <text:p>10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62</text:p>
          </table:table-cell>
          <table:table-cell table:style-name="ce5" office:value-type="string" calcext:value-type="string">
            <text:p>CNV</text:p>
          </table:table-cell>
          <table:table-cell table:style-name="ce9" office:value-type="float" office:value="848.75" calcext:value-type="float">
            <text:p><text:s/>€ 848.75 </text:p>
          </table:table-cell>
          <table:table-cell table:style-name="ce9" office:value-type="float" office:value="380" calcext:value-type="float">
            <text:p><text:s/>€ 380.00 </text:p>
          </table:table-cell>
          <table:table-cell table:style-name="ce9" office:value-type="float" office:value="468.75" calcext:value-type="float">
            <text:p><text:s/>€ 468.75 </text:p>
          </table:table-cell>
          <table:table-cell table:style-name="ce16" office:value-type="date" office:date-value="2025-05-07" calcext:value-type="date">
            <text:p>7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2" office:value-type="string" calcext:value-type="string">
            <text:p>202504-063</text:p>
          </table:table-cell>
          <table:table-cell table:style-name="ce29" office:value-type="string" calcext:value-type="string">
            <text:p>TU Delft</text:p>
          </table:table-cell>
          <table:table-cell table:style-name="ce33" office:value-type="float" office:value="508.25" calcext:value-type="float">
            <text:p><text:s/>€ 508.25 </text:p>
          </table:table-cell>
          <table:table-cell table:style-name="ce33" office:value-type="float" office:value="250" calcext:value-type="float">
            <text:p><text:s/>€ 250.00 </text:p>
          </table:table-cell>
          <table:table-cell table:style-name="ce33" office:value-type="float" office:value="258.25" calcext:value-type="float">
            <text:p><text:s/>€ 258.25 </text:p>
          </table:table-cell>
          <table:table-cell table:style-name="ce40"/>
          <table:table-cell table:style-name="ce5" office:value-type="string" calcext:value-type="string">
            <text:p>betaald op 30/5 76 euro door Cooperatie Energie Samen</text:p>
          </table:table-cell>
          <table:table-cell table:style-name="ce33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64</text:p>
          </table:table-cell>
          <table:table-cell table:style-name="ce5" office:value-type="string" calcext:value-type="string">
            <text:p>VvE Karel Doormanlaan</text:p>
          </table:table-cell>
          <table:table-cell table:style-name="ce9" office:value-type="float" office:value="194.5" calcext:value-type="float">
            <text:p><text:s/>€ 194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94.5" calcext:value-type="float">
            <text:p><text:s/>€ 94.50 </text:p>
          </table:table-cell>
          <table:table-cell table:style-name="ce16" office:value-type="date" office:date-value="2025-05-19" calcext:value-type="date">
            <text:p>19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65</text:p>
          </table:table-cell>
          <table:table-cell table:style-name="ce5" office:value-type="string" calcext:value-type="string">
            <text:p>VvE Zuidhoek I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5-28" calcext:value-type="date">
            <text:p>28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66</text:p>
          </table:table-cell>
          <table:table-cell table:style-name="ce5" office:value-type="string" calcext:value-type="string">
            <text:p>VvE Bosdrift 142-176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4-25" calcext:value-type="date">
            <text:p>25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67</text:p>
          </table:table-cell>
          <table:table-cell table:style-name="ce5" office:value-type="string" calcext:value-type="string">
            <text:p>VvE Diependael IV</text:p>
          </table:table-cell>
          <table:table-cell table:style-name="ce9" office:value-type="float" office:value="152.5" calcext:value-type="float">
            <text:p><text:s/>€ 152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52.5" calcext:value-type="float">
            <text:p><text:s/>€ 52.50 </text:p>
          </table:table-cell>
          <table:table-cell table:style-name="ce16" office:value-type="date" office:date-value="2025-05-07" calcext:value-type="date">
            <text:p>7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68</text:p>
          </table:table-cell>
          <table:table-cell table:style-name="ce5" office:value-type="string" calcext:value-type="string">
            <text:p>VvE Park Diependaal</text:p>
          </table:table-cell>
          <table:table-cell table:style-name="ce9" office:value-type="float" office:value="142" calcext:value-type="float">
            <text:p><text:s/>€ 142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5-02" calcext:value-type="date">
            <text:p>2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69</text:p>
          </table:table-cell>
          <table:table-cell table:style-name="ce5" office:value-type="string" calcext:value-type="string">
            <text:p>VvE karel Doormanlaan 350-400</text:p>
          </table:table-cell>
          <table:table-cell table:style-name="ce9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4-25" calcext:value-type="date">
            <text:p>25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70</text:p>
          </table:table-cell>
          <table:table-cell table:style-name="ce5" office:value-type="string" calcext:value-type="string">
            <text:p>VvE Zuiderheide I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5-13" calcext:value-type="date">
            <text:p>13-5-2025</text:p>
          </table:table-cell>
          <table:table-cell table:style-name="ce5" office:value-type="string" calcext:value-type="string">
            <text:p>ook betaald op 10/7 ???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71</text:p>
          </table:table-cell>
          <table:table-cell table:style-name="ce5" office:value-type="string" calcext:value-type="string">
            <text:p>VvE Vaartweg 190</text:p>
          </table:table-cell>
          <table:table-cell table:style-name="ce9" office:value-type="float" office:value="163" calcext:value-type="float">
            <text:p><text:s/>€ 163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16" office:value-type="date" office:date-value="2025-05-07" calcext:value-type="date">
            <text:p>7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72</text:p>
          </table:table-cell>
          <table:table-cell table:style-name="ce5" office:value-type="string" calcext:value-type="string">
            <text:p>VvE Zonnehoek I</text:p>
          </table:table-cell>
          <table:table-cell table:style-name="ce9" office:value-type="float" office:value="132.5" calcext:value-type="float">
            <text:p><text:s/>€ 132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52.5" calcext:value-type="float">
            <text:p><text:s/>€ 52.50 </text:p>
          </table:table-cell>
          <table:table-cell table:style-name="ce16" office:value-type="date" office:date-value="2025-05-01" calcext:value-type="date">
            <text:p>1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73</text:p>
          </table:table-cell>
          <table:table-cell table:style-name="ce5" office:value-type="string" calcext:value-type="string">
            <text:p>VvE Gazellestraat</text:p>
          </table:table-cell>
          <table:table-cell table:style-name="ce9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5-04-25" calcext:value-type="date">
            <text:p>25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74</text:p>
          </table:table-cell>
          <table:table-cell table:style-name="ce5" office:value-type="string" calcext:value-type="string">
            <text:p>VvE Heigalerij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4-23" calcext:value-type="date">
            <text:p>23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75</text:p>
          </table:table-cell>
          <table:table-cell table:style-name="ce5" office:value-type="string" calcext:value-type="string">
            <text:p>VvE Brinkzicht</text:p>
          </table:table-cell>
          <table:table-cell table:style-name="ce9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5-05-28" calcext:value-type="date">
            <text:p>28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76</text:p>
          </table:table-cell>
          <table:table-cell table:style-name="ce5" office:value-type="string" calcext:value-type="string">
            <text:p>Amateur Tuindersvereniging</text:p>
          </table:table-cell>
          <table:table-cell table:style-name="ce9" office:value-type="float" office:value="191.5" calcext:value-type="float">
            <text:p><text:s/>€ 191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91.5" calcext:value-type="float">
            <text:p><text:s/>€ 91.50 </text:p>
          </table:table-cell>
          <table:table-cell table:style-name="ce16" office:value-type="date" office:date-value="2025-04-29" calcext:value-type="date">
            <text:p>29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77</text:p>
          </table:table-cell>
          <table:table-cell table:style-name="ce5" office:value-type="string" calcext:value-type="string">
            <text:p>VvE Oud Boomberg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4-25" calcext:value-type="date">
            <text:p>25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78</text:p>
          </table:table-cell>
          <table:table-cell table:style-name="ce5" office:value-type="string" calcext:value-type="string">
            <text:p>VvE Beverlaan</text:p>
          </table:table-cell>
          <table:table-cell table:style-name="ce9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4-30" calcext:value-type="date">
            <text:p>30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79</text:p>
          </table:table-cell>
          <table:table-cell table:style-name="ce5" office:value-type="string" calcext:value-type="string">
            <text:p>NVvT</text:p>
          </table:table-cell>
          <table:table-cell table:style-name="ce9" office:value-type="float" office:value="213" calcext:value-type="float">
            <text:p><text:s/>€ 213.00 </text:p>
          </table:table-cell>
          <table:table-cell table:style-name="ce9" office:value-type="float" office:value="150" calcext:value-type="float">
            <text:p><text:s/>€ 15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16" office:value-type="date" office:date-value="2025-04-22" calcext:value-type="date">
            <text:p>22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80</text:p>
          </table:table-cell>
          <table:table-cell table:style-name="ce5" office:value-type="string" calcext:value-type="string">
            <text:p>NKvF regio 13</text:p>
          </table:table-cell>
          <table:table-cell table:style-name="ce9" office:value-type="float" office:value="130.25" calcext:value-type="float">
            <text:p><text:s/>€ 130.25 </text:p>
          </table:table-cell>
          <table:table-cell table:style-name="ce9" office:value-type="float" office:value="90" calcext:value-type="float">
            <text:p><text:s/>€ 90.00 </text:p>
          </table:table-cell>
          <table:table-cell table:style-name="ce9" office:value-type="float" office:value="40.25" calcext:value-type="float">
            <text:p><text:s/>€ 40.25 </text:p>
          </table:table-cell>
          <table:table-cell table:style-name="ce16" office:value-type="date" office:date-value="2025-04-21" calcext:value-type="date">
            <text:p>21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81</text:p>
          </table:table-cell>
          <table:table-cell table:style-name="ce5" office:value-type="string" calcext:value-type="string">
            <text:p>Berb Darley Coaching</text:p>
          </table:table-cell>
          <table:table-cell table:style-name="ce9" office:value-type="float" office:value="90.5" calcext:value-type="float">
            <text:p><text:s/>€ 90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10.5" calcext:value-type="float">
            <text:p><text:s/>€ 10.50 </text:p>
          </table:table-cell>
          <table:table-cell table:style-name="ce16" office:value-type="date" office:date-value="2025-04-27" calcext:value-type="date">
            <text:p>27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82</text:p>
          </table:table-cell>
          <table:table-cell table:style-name="ce5" office:value-type="string" calcext:value-type="string">
            <text:p>VvE Karel Doormanlaan 98-148</text:p>
          </table:table-cell>
          <table:table-cell table:style-name="ce9" office:value-type="float" office:value="142" calcext:value-type="float">
            <text:p><text:s/>€ 142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5-02" calcext:value-type="date">
            <text:p>2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3" office:value-type="string" calcext:value-type="string">
            <text:p>202504-083</text:p>
          </table:table-cell>
          <table:table-cell table:style-name="ce30" office:value-type="string" calcext:value-type="string">
            <text:p>VvE Diependaal V</text:p>
          </table:table-cell>
          <table:table-cell table:style-name="ce34" office:value-type="float" office:value="101" calcext:value-type="float">
            <text:p><text:s/>€ 101.00 </text:p>
          </table:table-cell>
          <table:table-cell table:style-name="ce34" office:value-type="float" office:value="80" calcext:value-type="float">
            <text:p><text:s/>€ 80.00 </text:p>
          </table:table-cell>
          <table:table-cell table:style-name="ce34" office:value-type="float" office:value="21" calcext:value-type="float">
            <text:p><text:s/>€ 21.00 </text:p>
          </table:table-cell>
          <table:table-cell table:style-name="ce42"/>
          <table:table-cell table:style-name="ce5"/>
          <table:table-cell table:style-name="ce46" table:formula="of:=[.C89]" office:value-type="float" office:value="101" calcext:value-type="float">
            <text:p><text:s/>€ 101.00 </text:p>
          </table:table-cell>
          <table:table-cell table:style-name="ce5" office:value-type="string" calcext:value-type="string">
            <text:p>14-12-2025 herinnering verstuurd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84</text:p>
          </table:table-cell>
          <table:table-cell table:style-name="ce5" office:value-type="string" calcext:value-type="string">
            <text:p>NGV afd Gooiland</text:p>
          </table:table-cell>
          <table:table-cell table:style-name="ce9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5-30" calcext:value-type="date">
            <text:p>30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85</text:p>
          </table:table-cell>
          <table:table-cell table:style-name="ce5" office:value-type="string" calcext:value-type="string">
            <text:p>VvE Adm. de Ruyterlaan 75 - 109</text:p>
          </table:table-cell>
          <table:table-cell table:style-name="ce9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5-05-28" calcext:value-type="date">
            <text:p>28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86</text:p>
          </table:table-cell>
          <table:table-cell table:style-name="ce5" office:value-type="string" calcext:value-type="string">
            <text:p>VvE Zuidhoek III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4-26" calcext:value-type="date">
            <text:p>26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87</text:p>
          </table:table-cell>
          <table:table-cell table:style-name="ce5" office:value-type="string" calcext:value-type="string">
            <text:p>Con Amore</text:p>
          </table:table-cell>
          <table:table-cell table:style-name="ce9" office:value-type="float" office:value="348" calcext:value-type="float">
            <text:p><text:s/>€ 348.00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168" calcext:value-type="float">
            <text:p><text:s/>€ 168.00 </text:p>
          </table:table-cell>
          <table:table-cell table:style-name="ce16" office:value-type="date" office:date-value="2025-06-20" calcext:value-type="date">
            <text:p>20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88</text:p>
          </table:table-cell>
          <table:table-cell table:style-name="ce5" office:value-type="string" calcext:value-type="string">
            <text:p>VvE Daboecia</text:p>
          </table:table-cell>
          <table:table-cell table:style-name="ce9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4-29" calcext:value-type="date">
            <text:p>29-4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89</text:p>
          </table:table-cell>
          <table:table-cell table:style-name="ce5" office:value-type="string" calcext:value-type="string">
            <text:p>VvE Loosdrechtseweg</text:p>
          </table:table-cell>
          <table:table-cell table:style-name="ce9" office:value-type="float" office:value="142" calcext:value-type="float">
            <text:p><text:s/>€ 142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5-07" calcext:value-type="date">
            <text:p>7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4-090</text:p>
          </table:table-cell>
          <table:table-cell table:style-name="ce5" office:value-type="string" calcext:value-type="string">
            <text:p>Gemeente Hilversum</text:p>
          </table:table-cell>
          <table:table-cell table:style-name="ce9" office:value-type="float" office:value="142" calcext:value-type="float">
            <text:p><text:s/>€ 142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5-14" calcext:value-type="date">
            <text:p>14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091</text:p>
          </table:table-cell>
          <table:table-cell table:style-name="ce5" office:value-type="string" calcext:value-type="string">
            <text:p>Sonnevelt</text:p>
          </table:table-cell>
          <table:table-cell table:style-name="ce9" office:value-type="float" office:value="192" calcext:value-type="float">
            <text:p><text:s/>€ 192.00 </text:p>
          </table:table-cell>
          <table:table-cell table:style-name="ce9" office:value-type="float" office:value="150" calcext:value-type="float">
            <text:p><text:s/>€ 15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5-15" calcext:value-type="date">
            <text:p>15-5-2025</text:p>
          </table:table-cell>
          <table:table-cell table:style-name="ce5" office:value-type="string" calcext:value-type="string">
            <text:p>Rekening van de Schuilhof.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 betaling maart</text:p>
          </table:table-cell>
          <table:table-cell table:style-name="ce9" office:value-type="float" office:value="99.59" calcext:value-type="float">
            <text:p><text:s/>€ 99.59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99.59" calcext:value-type="float">
            <text:p><text:s/>€ 99.59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maart</text:p>
          </table:table-cell>
          <table:table-cell table:style-name="ce10" office:value-type="float" office:value="1312" calcext:value-type="float">
            <text:p><text:s/>€ 1,312.00 </text:p>
          </table:table-cell>
          <table:table-cell table:style-name="ce10" office:value-type="float" office:value="0" calcext:value-type="float">
            <text:p><text:s/>€ - <text:s text:c="2"/></text:p>
          </table:table-cell>
          <table:table-cell table:style-name="ce10" office:value-type="float" office:value="1312.25" calcext:value-type="float">
            <text:p><text:s/>€ 1,312.25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092</text:p>
          </table:table-cell>
          <table:table-cell table:style-name="ce31" office:value-type="string" calcext:value-type="string">
            <text:p>(De Gitaarleraar) + avond</text:p>
          </table:table-cell>
          <table:table-cell table:number-columns-repeated="2" table:style-name="ce35" office:value-type="float" office:value="270" calcext:value-type="float">
            <text:p><text:s/>€ 270.00 </text:p>
          </table:table-cell>
          <table:table-cell table:style-name="ce35" office:value-type="string" office:string-value="€ -" calcext:value-type="string">
            <text:p><text:s/>€ - </text:p>
          </table:table-cell>
          <table:table-cell table:style-name="ce16" office:value-type="date" office:date-value="2025-05-16" calcext:value-type="date">
            <text:p>16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093</text:p>
          </table:table-cell>
          <table:table-cell table:style-name="ce31" office:value-type="string" calcext:value-type="string">
            <text:p>Alzheumer Café Hilversum - Wijdemeren</text:p>
          </table:table-cell>
          <table:table-cell table:style-name="ce35" office:value-type="float" office:value="196.5" calcext:value-type="float">
            <text:p><text:s/>€ 196.50 </text:p>
          </table:table-cell>
          <table:table-cell table:style-name="ce35" office:value-type="float" office:value="81" calcext:value-type="float">
            <text:p><text:s/>€ 81.00 </text:p>
          </table:table-cell>
          <table:table-cell table:style-name="ce35" office:value-type="float" office:value="115.5" calcext:value-type="float">
            <text:p><text:s/>€ 115.50 </text:p>
          </table:table-cell>
          <table:table-cell table:style-name="ce16" office:value-type="date" office:date-value="2025-05-19" calcext:value-type="date">
            <text:p>19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094</text:p>
          </table:table-cell>
          <table:table-cell table:style-name="ce5" office:value-type="string" calcext:value-type="string">
            <text:p>Con Amore</text:p>
          </table:table-cell>
          <table:table-cell table:style-name="ce9" office:value-type="float" office:value="327" calcext:value-type="float">
            <text:p><text:s/>€ 327.00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147" calcext:value-type="float">
            <text:p><text:s/>€ 147.00 </text:p>
          </table:table-cell>
          <table:table-cell table:style-name="ce16" office:value-type="date" office:date-value="2025-06-30" calcext:value-type="date">
            <text:p>30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095</text:p>
          </table:table-cell>
          <table:table-cell table:style-name="ce31" office:value-type="string" calcext:value-type="string">
            <text:p>De Kontekst Gooise Meren</text:p>
          </table:table-cell>
          <table:table-cell table:style-name="ce35" office:value-type="float" office:value="862.5" calcext:value-type="float">
            <text:p><text:s/>€ 862.50 </text:p>
          </table:table-cell>
          <table:table-cell table:style-name="ce35" office:value-type="float" office:value="432" calcext:value-type="float">
            <text:p><text:s/>€ 432.00 </text:p>
          </table:table-cell>
          <table:table-cell table:style-name="ce35" office:value-type="float" office:value="430.5" calcext:value-type="float">
            <text:p><text:s/>€ 430.50 </text:p>
          </table:table-cell>
          <table:table-cell table:style-name="ce16" office:value-type="date" office:date-value="2025-05-18" calcext:value-type="date">
            <text:p>18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096</text:p>
          </table:table-cell>
          <table:table-cell table:style-name="ce31" office:value-type="string" calcext:value-type="string">
            <text:p>Gooische Pianoleraar</text:p>
          </table:table-cell>
          <table:table-cell table:style-name="ce35" office:value-type="float" office:value="160.5" calcext:value-type="float">
            <text:p><text:s/>€ 160.50 </text:p>
          </table:table-cell>
          <table:table-cell table:style-name="ce35" office:value-type="float" office:value="150" calcext:value-type="float">
            <text:p><text:s/>€ 150.00 </text:p>
          </table:table-cell>
          <table:table-cell table:style-name="ce35" office:value-type="float" office:value="10.5" calcext:value-type="float">
            <text:p><text:s/>€ 10.50 </text:p>
          </table:table-cell>
          <table:table-cell table:style-name="ce16" office:value-type="date" office:date-value="2025-05-30" calcext:value-type="date">
            <text:p>30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097</text:p>
          </table:table-cell>
          <table:table-cell table:style-name="ce31" office:value-type="string" calcext:value-type="string">
            <text:p>HilverZorg cursussen (3x)</text:p>
          </table:table-cell>
          <table:table-cell table:style-name="ce35" office:value-type="float" office:value="295" calcext:value-type="float">
            <text:p><text:s/>€ 295.00 </text:p>
          </table:table-cell>
          <table:table-cell table:style-name="ce35" office:value-type="float" office:value="190" calcext:value-type="float">
            <text:p><text:s/>€ 190.00 </text:p>
          </table:table-cell>
          <table:table-cell table:style-name="ce35" office:value-type="float" office:value="105" calcext:value-type="float">
            <text:p><text:s/>€ 105.00 </text:p>
          </table:table-cell>
          <table:table-cell table:style-name="ce16" office:value-type="date" office:date-value="2025-06-05" calcext:value-type="date">
            <text:p>5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098</text:p>
          </table:table-cell>
          <table:table-cell table:style-name="ce31" office:value-type="string" calcext:value-type="string">
            <text:p>HSV</text:p>
          </table:table-cell>
          <table:table-cell table:style-name="ce35" office:value-type="float" office:value="270" calcext:value-type="float">
            <text:p><text:s/>€ 270.00 </text:p>
          </table:table-cell>
          <table:table-cell table:style-name="ce35" office:value-type="float" office:value="144" calcext:value-type="float">
            <text:p><text:s/>€ 144.00 </text:p>
          </table:table-cell>
          <table:table-cell table:style-name="ce35" office:value-type="float" office:value="126" calcext:value-type="float">
            <text:p><text:s/>€ 126.00 </text:p>
          </table:table-cell>
          <table:table-cell table:style-name="ce16" office:value-type="date" office:date-value="2025-05-29" calcext:value-type="date">
            <text:p>29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099</text:p>
          </table:table-cell>
          <table:table-cell table:style-name="ce5" office:value-type="string" calcext:value-type="string">
            <text:p>ICF</text:p>
          </table:table-cell>
          <table:table-cell table:style-name="ce9" office:value-type="float" office:value="120" calcext:value-type="float">
            <text:p><text:s/>€ 120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20" calcext:value-type="float">
            <text:p><text:s/>€ 20.00 </text:p>
          </table:table-cell>
          <table:table-cell table:style-name="ce16" office:value-type="date" office:date-value="2025-08-18" calcext:value-type="date">
            <text:p>18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00</text:p>
          </table:table-cell>
          <table:table-cell table:style-name="ce31" office:value-type="string" calcext:value-type="string">
            <text:p>Elly Grosscurt</text:p>
          </table:table-cell>
          <table:table-cell table:number-columns-repeated="2" table:style-name="ce35" office:value-type="float" office:value="72" calcext:value-type="float">
            <text:p><text:s/>€ 72.00 </text:p>
          </table:table-cell>
          <table:table-cell table:style-name="ce35" office:value-type="string" office:string-value="€ -" calcext:value-type="string">
            <text:p><text:s/>€ - </text:p>
          </table:table-cell>
          <table:table-cell table:style-name="ce16" office:value-type="date" office:date-value="2025-05-15" calcext:value-type="date">
            <text:p>15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01</text:p>
          </table:table-cell>
          <table:table-cell table:style-name="ce31" office:value-type="string" calcext:value-type="string">
            <text:p>Popkoor One Up</text:p>
          </table:table-cell>
          <table:table-cell table:number-columns-repeated="2" table:style-name="ce35" office:value-type="float" office:value="340" calcext:value-type="float">
            <text:p><text:s/>€ 340.00 </text:p>
          </table:table-cell>
          <table:table-cell table:style-name="ce35" office:value-type="string" office:string-value="€ -" calcext:value-type="string">
            <text:p><text:s/>€ - </text:p>
          </table:table-cell>
          <table:table-cell table:style-name="ce16" office:value-type="date" office:date-value="2025-05-19" calcext:value-type="date">
            <text:p>19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02</text:p>
          </table:table-cell>
          <table:table-cell table:style-name="ce31" office:value-type="string" calcext:value-type="string">
            <text:p>Popkoor Prestige</text:p>
          </table:table-cell>
          <table:table-cell table:number-columns-repeated="2" table:style-name="ce35" office:value-type="float" office:value="255" calcext:value-type="float">
            <text:p><text:s/>€ 255.00 </text:p>
          </table:table-cell>
          <table:table-cell table:style-name="ce35" office:value-type="string" office:string-value="€ -" calcext:value-type="string">
            <text:p><text:s/>€ - </text:p>
          </table:table-cell>
          <table:table-cell table:style-name="ce16" office:value-type="date" office:date-value="2025-05-22" calcext:value-type="date">
            <text:p>22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03</text:p>
          </table:table-cell>
          <table:table-cell table:style-name="ce31" office:value-type="string" calcext:value-type="string">
            <text:p>VvE Parkflat Vuursche dreef</text:p>
          </table:table-cell>
          <table:table-cell table:style-name="ce35" office:value-type="float" office:value="153.5" calcext:value-type="float">
            <text:p><text:s/>€ 153.50 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35" office:value-type="float" office:value="73.5" calcext:value-type="float">
            <text:p><text:s/>€ 73.50 </text:p>
          </table:table-cell>
          <table:table-cell table:style-name="ce16" office:value-type="date" office:date-value="2025-05-18" calcext:value-type="date">
            <text:p>18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3" office:value-type="string" calcext:value-type="string">
            <text:p>202505-104</text:p>
          </table:table-cell>
          <table:table-cell table:style-name="ce30" office:value-type="string" calcext:value-type="string">
            <text:p>VvE Karel Doormanlaan 98-148</text:p>
          </table:table-cell>
          <table:table-cell table:style-name="ce34" office:value-type="float" office:value="131.5" calcext:value-type="float">
            <text:p><text:s/>€ 131.50 </text:p>
          </table:table-cell>
          <table:table-cell table:style-name="ce34" office:value-type="float" office:value="100" calcext:value-type="float">
            <text:p><text:s/>€ 100.00 </text:p>
          </table:table-cell>
          <table:table-cell table:style-name="ce34" office:value-type="float" office:value="31.5" calcext:value-type="float">
            <text:p><text:s/>€ 31.50 </text:p>
          </table:table-cell>
          <table:table-cell table:style-name="ce42"/>
          <table:table-cell table:style-name="ce5"/>
          <table:table-cell table:style-name="ce46" table:formula="of:=[.C112]" office:value-type="float" office:value="131.5" calcext:value-type="float">
            <text:p><text:s/>€ 131.50 </text:p>
          </table:table-cell>
          <table:table-cell table:style-name="ce5" office:value-type="string" calcext:value-type="string">
            <text:p>14-12-2025 herinnering verstuurd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05</text:p>
          </table:table-cell>
          <table:table-cell table:style-name="ce31" office:value-type="string" calcext:value-type="string">
            <text:p>VvE Park Diependaal</text:p>
          </table:table-cell>
          <table:table-cell table:style-name="ce35" office:value-type="float" office:value="133.25" calcext:value-type="float">
            <text:p><text:s/>€ 133.25 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35" office:value-type="float" office:value="33.25" calcext:value-type="float">
            <text:p><text:s/>€ 33.25 </text:p>
          </table:table-cell>
          <table:table-cell table:style-name="ce43" office:value-type="string" calcext:value-type="string">
            <text:p>n.v.t.</text:p>
          </table:table-cell>
          <table:table-cell table:style-name="ce5" office:value-type="string" calcext:value-type="string">
            <text:p>foutieve factuur, zie creditnota 202505-115</text:p>
          </table:table-cell>
          <table:table-cell table:style-name="ce5"/>
          <table:table-cell table:style-name="ce43"/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06</text:p>
          </table:table-cell>
          <table:table-cell table:style-name="ce31" office:value-type="string" calcext:value-type="string">
            <text:p>VvE Karel Doormanlaan 150-200</text:p>
          </table:table-cell>
          <table:table-cell table:style-name="ce35" office:value-type="float" office:value="111.5" calcext:value-type="float">
            <text:p><text:s/>€ 111.50 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35" office:value-type="float" office:value="31.5" calcext:value-type="float">
            <text:p><text:s/>€ 31.50 </text:p>
          </table:table-cell>
          <table:table-cell table:style-name="ce16" office:value-type="date" office:date-value="2025-05-26" calcext:value-type="date">
            <text:p>26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07</text:p>
          </table:table-cell>
          <table:table-cell table:style-name="ce31" office:value-type="string" calcext:value-type="string">
            <text:p>VvE Wolvenlaan 1-47</text:p>
          </table:table-cell>
          <table:table-cell table:style-name="ce35" office:value-type="float" office:value="142" calcext:value-type="float">
            <text:p><text:s/>€ 142.00 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35" office:value-type="float" office:value="42" calcext:value-type="float">
            <text:p><text:s/>€ 42.00 </text:p>
          </table:table-cell>
          <table:table-cell table:style-name="ce16" office:value-type="date" office:date-value="2025-05-19" calcext:value-type="date">
            <text:p>19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08</text:p>
          </table:table-cell>
          <table:table-cell table:style-name="ce31" office:value-type="string" calcext:value-type="string">
            <text:p>VvE Wolvenlaan 9-26 / 113-239</text:p>
          </table:table-cell>
          <table:table-cell table:style-name="ce35" office:value-type="float" office:value="115" calcext:value-type="float">
            <text:p><text:s/>€ 115.00 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35" office:value-type="float" office:value="35" calcext:value-type="float">
            <text:p><text:s/>€ 35.00 </text:p>
          </table:table-cell>
          <table:table-cell table:style-name="ce16" office:value-type="date" office:date-value="2025-05-19" calcext:value-type="date">
            <text:p>19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09</text:p>
          </table:table-cell>
          <table:table-cell table:style-name="ce31" office:value-type="string" calcext:value-type="string">
            <text:p>PVDA afd. Hilversum</text:p>
          </table:table-cell>
          <table:table-cell table:style-name="ce35" office:value-type="float" office:value="251.75" calcext:value-type="float">
            <text:p><text:s/>€ 251.75 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35" office:value-type="float" office:value="151.75" calcext:value-type="float">
            <text:p><text:s/>€ 151.75 </text:p>
          </table:table-cell>
          <table:table-cell table:style-name="ce16" office:value-type="date" office:date-value="2025-06-02" calcext:value-type="date">
            <text:p>2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10</text:p>
          </table:table-cell>
          <table:table-cell table:style-name="ce31" office:value-type="string" calcext:value-type="string">
            <text:p>Residence Zonnestraal</text:p>
          </table:table-cell>
          <table:table-cell table:style-name="ce35" office:value-type="float" office:value="111.5" calcext:value-type="float">
            <text:p><text:s/>€ 111.50 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35" office:value-type="float" office:value="31.5" calcext:value-type="float">
            <text:p><text:s/>€ 31.50 </text:p>
          </table:table-cell>
          <table:table-cell table:style-name="ce16" office:value-type="date" office:date-value="2025-05-16" calcext:value-type="date">
            <text:p>16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11</text:p>
          </table:table-cell>
          <table:table-cell table:style-name="ce31" office:value-type="string" calcext:value-type="string">
            <text:p>VvE Eikenbosch</text:p>
          </table:table-cell>
          <table:table-cell table:style-name="ce35" office:value-type="float" office:value="143" calcext:value-type="float">
            <text:p><text:s/>€ 143.00 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35" office:value-type="float" office:value="63" calcext:value-type="float">
            <text:p><text:s/>€ 63.00 </text:p>
          </table:table-cell>
          <table:table-cell table:style-name="ce16" office:value-type="date" office:date-value="2025-05-19" calcext:value-type="date">
            <text:p>19-5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12</text:p>
          </table:table-cell>
          <table:table-cell table:style-name="ce31" office:value-type="string" calcext:value-type="string">
            <text:p>VvE Jan van Galenstraat 11-29a</text:p>
          </table:table-cell>
          <table:table-cell table:style-name="ce35" office:value-type="float" office:value="111.5" calcext:value-type="float">
            <text:p><text:s/>€ 111.50 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35" office:value-type="float" office:value="31.5" calcext:value-type="float">
            <text:p><text:s/>€ 31.50 </text:p>
          </table:table-cell>
          <table:table-cell table:style-name="ce16" office:value-type="date" office:date-value="2025-06-04" calcext:value-type="date">
            <text:p>4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13</text:p>
          </table:table-cell>
          <table:table-cell table:style-name="ce31" office:value-type="string" calcext:value-type="string">
            <text:p>VvE Röntgenstraat 1-39</text:p>
          </table:table-cell>
          <table:table-cell table:style-name="ce35" office:value-type="float" office:value="111.5" calcext:value-type="float">
            <text:p><text:s/>€ 111.50 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35" office:value-type="float" office:value="31.5" calcext:value-type="float">
            <text:p><text:s/>€ 31.50 </text:p>
          </table:table-cell>
          <table:table-cell table:style-name="ce16" office:value-type="date" office:date-value="2025-06-04" calcext:value-type="date">
            <text:p>4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14</text:p>
          </table:table-cell>
          <table:table-cell table:style-name="ce31" office:value-type="string" calcext:value-type="string">
            <text:p>VvE Jan van Galenstraat 6-16a</text:p>
          </table:table-cell>
          <table:table-cell table:style-name="ce35" office:value-type="float" office:value="101" calcext:value-type="float">
            <text:p><text:s/>€ 101.00 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35" office:value-type="float" office:value="21" calcext:value-type="float">
            <text:p><text:s/>€ 21.00 </text:p>
          </table:table-cell>
          <table:table-cell table:style-name="ce16" office:value-type="date" office:date-value="2025-06-19" calcext:value-type="date">
            <text:p>19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15</text:p>
          </table:table-cell>
          <table:table-cell table:style-name="ce31" office:value-type="string" calcext:value-type="string">
            <text:p>VvE Park Diependaal</text:p>
          </table:table-cell>
          <table:table-cell table:style-name="ce35" office:value-type="float" office:value="-133.25" calcext:value-type="float">
            <text:p><text:s/>€ -133.25 </text:p>
          </table:table-cell>
          <table:table-cell table:style-name="ce35" office:value-type="float" office:value="-100" calcext:value-type="float">
            <text:p><text:s/>€ -100.00 </text:p>
          </table:table-cell>
          <table:table-cell table:style-name="ce35" office:value-type="float" office:value="-33.25" calcext:value-type="float">
            <text:p><text:s/>€ -33.25 </text:p>
          </table:table-cell>
          <table:table-cell table:style-name="ce43" office:value-type="string" calcext:value-type="string">
            <text:p>n.v.t.</text:p>
          </table:table-cell>
          <table:table-cell table:style-name="ce5" office:value-type="string" calcext:value-type="string">
            <text:p>correctie op factuur 202505-105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22" office:value-type="string" calcext:value-type="string">
            <text:p>202505-116</text:p>
          </table:table-cell>
          <table:table-cell table:style-name="ce29" office:value-type="string" calcext:value-type="string">
            <text:p>VvE Mondriaanstraat Park Diependaal</text:p>
          </table:table-cell>
          <table:table-cell table:style-name="ce33" office:value-type="float" office:value="133.25" calcext:value-type="float">
            <text:p><text:s/>€ 133.25 </text:p>
          </table:table-cell>
          <table:table-cell table:style-name="ce33" office:value-type="float" office:value="100" calcext:value-type="float">
            <text:p><text:s/>€ 100.00 </text:p>
          </table:table-cell>
          <table:table-cell table:style-name="ce33" office:value-type="float" office:value="33.25" calcext:value-type="float">
            <text:p><text:s/>€ 33.25 </text:p>
          </table:table-cell>
          <table:table-cell table:style-name="ce40" office:value-type="date" office:date-value="2025-12-17" calcext:value-type="date">
            <text:p>17-12-2025</text:p>
          </table:table-cell>
          <table:table-cell table:style-name="ce8"/>
          <table:table-cell table:style-name="ce33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17</text:p>
          </table:table-cell>
          <table:table-cell table:style-name="ce31" office:value-type="string" calcext:value-type="string">
            <text:p>VvE 4 seizoenen</text:p>
          </table:table-cell>
          <table:table-cell table:style-name="ce35" office:value-type="float" office:value="142" calcext:value-type="float">
            <text:p><text:s/>€ 142.00 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35" office:value-type="float" office:value="42" calcext:value-type="float">
            <text:p><text:s/>€ 42.00 </text:p>
          </table:table-cell>
          <table:table-cell table:style-name="ce16" office:value-type="date" office:date-value="2025-06-06" calcext:value-type="date">
            <text:p>6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 betaling april</text:p>
          </table:table-cell>
          <table:table-cell table:style-name="ce9" office:value-type="float" office:value="144.51" calcext:value-type="float">
            <text:p><text:s/>€ 144.51 </text:p>
          </table:table-cell>
          <table:table-cell table:style-name="ce9"/>
          <table:table-cell table:style-name="ce9" office:value-type="float" office:value="144.51" calcext:value-type="float">
            <text:p><text:s/>€ 144.51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april</text:p>
          </table:table-cell>
          <table:table-cell table:style-name="ce10" office:value-type="float" office:value="702" calcext:value-type="float">
            <text:p><text:s/>€ 702.00 </text:p>
          </table:table-cell>
          <table:table-cell table:style-name="ce10"/>
          <table:table-cell table:style-name="ce10" office:value-type="float" office:value="701.75" calcext:value-type="float">
            <text:p><text:s/>€ 701.75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18</text:p>
          </table:table-cell>
          <table:table-cell table:style-name="ce5" office:value-type="string" calcext:value-type="string">
            <text:p>(De Gitaarleraar) + avond</text:p>
          </table:table-cell>
          <table:table-cell table:number-columns-repeated="2" table:style-name="ce9" office:value-type="float" office:value="270" calcext:value-type="float">
            <text:p><text:s/>€ 27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12-14" calcext:value-type="date">
            <text:p>14-12-2025</text:p>
          </table:table-cell>
          <table:table-cell table:style-name="ce8"/>
          <table:table-cell table:style-name="ce33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19</text:p>
          </table:table-cell>
          <table:table-cell table:style-name="ce5" office:value-type="string" calcext:value-type="string">
            <text:p>Gooische Pianoleraar</text:p>
          </table:table-cell>
          <table:table-cell table:number-columns-repeated="2" table:style-name="ce9" office:value-type="float" office:value="210" calcext:value-type="float">
            <text:p><text:s/>€ 21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6-11" calcext:value-type="date">
            <text:p>11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20</text:p>
          </table:table-cell>
          <table:table-cell table:style-name="ce5" office:value-type="string" calcext:value-type="string">
            <text:p>Popkoor One Up</text:p>
          </table:table-cell>
          <table:table-cell table:number-columns-repeated="2" table:style-name="ce9" office:value-type="float" office:value="340" calcext:value-type="float">
            <text:p><text:s/>€ 34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6-10" calcext:value-type="date">
            <text:p>10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1" office:value-type="string" calcext:value-type="string">
            <text:p>202505-121</text:p>
          </table:table-cell>
          <table:table-cell table:style-name="ce28" office:value-type="string" calcext:value-type="string">
            <text:p>Gooische Pianoleraar</text:p>
          </table:table-cell>
          <table:table-cell table:style-name="ce32" office:value-type="float" office:value="47.75" calcext:value-type="float">
            <text:p><text:s/>€ 47.75 </text:p>
          </table:table-cell>
          <table:table-cell table:style-name="ce32" office:value-type="string" office:string-value="€ -" calcext:value-type="string">
            <text:p><text:s/>€ - </text:p>
          </table:table-cell>
          <table:table-cell table:style-name="ce32" office:value-type="float" office:value="47.75" calcext:value-type="float">
            <text:p><text:s/>€ 47.75 </text:p>
          </table:table-cell>
          <table:table-cell table:style-name="ce41"/>
          <table:table-cell table:style-name="ce5" office:value-type="string" calcext:value-type="string">
            <text:p>zie 202505-146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22</text:p>
          </table:table-cell>
          <table:table-cell table:style-name="ce5" office:value-type="string" calcext:value-type="string">
            <text:p>Popkoor Prestige</text:p>
          </table:table-cell>
          <table:table-cell table:number-columns-repeated="2" table:style-name="ce9" office:value-type="float" office:value="255" calcext:value-type="float">
            <text:p><text:s/>€ 255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6-11" calcext:value-type="date">
            <text:p>11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23</text:p>
          </table:table-cell>
          <table:table-cell table:style-name="ce5" office:value-type="string" calcext:value-type="string">
            <text:p>De Kontekst Gooische Meren</text:p>
          </table:table-cell>
          <table:table-cell table:style-name="ce9" office:value-type="float" office:value="710.75" calcext:value-type="float">
            <text:p><text:s/>€ 710.75 </text:p>
          </table:table-cell>
          <table:table-cell table:style-name="ce9" office:value-type="float" office:value="216" calcext:value-type="float">
            <text:p><text:s/>€ 216.00 </text:p>
          </table:table-cell>
          <table:table-cell table:style-name="ce9" office:value-type="float" office:value="494.75" calcext:value-type="float">
            <text:p><text:s/>€ 494.75 </text:p>
          </table:table-cell>
          <table:table-cell table:style-name="ce16" office:value-type="date" office:date-value="2025-06-11" calcext:value-type="date">
            <text:p>11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24</text:p>
          </table:table-cell>
          <table:table-cell table:style-name="ce5" office:value-type="string" calcext:value-type="string">
            <text:p>VvE Zonnehoek II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6-11" calcext:value-type="date">
            <text:p>11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25</text:p>
          </table:table-cell>
          <table:table-cell table:style-name="ce5" office:value-type="string" calcext:value-type="string">
            <text:p>ToonkunstKoor Hilversum</text:p>
          </table:table-cell>
          <table:table-cell table:style-name="ce9" office:value-type="float" office:value="914.5" calcext:value-type="float">
            <text:p><text:s/>€ 914.50 </text:p>
          </table:table-cell>
          <table:table-cell table:style-name="ce9" office:value-type="float" office:value="700" calcext:value-type="float">
            <text:p><text:s/>€ 700.00 </text:p>
          </table:table-cell>
          <table:table-cell table:style-name="ce9" office:value-type="float" office:value="214.5" calcext:value-type="float">
            <text:p><text:s/>€ 214.50 </text:p>
          </table:table-cell>
          <table:table-cell table:style-name="ce16" office:value-type="date" office:date-value="2025-06-06" calcext:value-type="date">
            <text:p>6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26</text:p>
          </table:table-cell>
          <table:table-cell table:style-name="ce5" office:value-type="string" calcext:value-type="string">
            <text:p>VvE Karel Doormanlaan 98-148</text:p>
          </table:table-cell>
          <table:table-cell table:style-name="ce9" office:value-type="float" office:value="131.5" calcext:value-type="float">
            <text:p><text:s/>€ 131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6-25" calcext:value-type="date">
            <text:p>25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27</text:p>
          </table:table-cell>
          <table:table-cell table:style-name="ce5" office:value-type="string" calcext:value-type="string">
            <text:p>Inovum Thuiszorg</text:p>
          </table:table-cell>
          <table:table-cell table:style-name="ce9" office:value-type="float" office:value="525.5" calcext:value-type="float">
            <text:p><text:s/>€ 525.50 </text:p>
          </table:table-cell>
          <table:table-cell table:style-name="ce9" office:value-type="float" office:value="190" calcext:value-type="float">
            <text:p><text:s/>€ 190.00 </text:p>
          </table:table-cell>
          <table:table-cell table:style-name="ce9" office:value-type="float" office:value="335.5" calcext:value-type="float">
            <text:p><text:s/>€ 335.50 </text:p>
          </table:table-cell>
          <table:table-cell table:style-name="ce16" office:value-type="date" office:date-value="2025-06-23" calcext:value-type="date">
            <text:p>23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28</text:p>
          </table:table-cell>
          <table:table-cell table:style-name="ce5" office:value-type="string" calcext:value-type="string">
            <text:p>NGV afd. Gooiland</text:p>
          </table:table-cell>
          <table:table-cell table:style-name="ce9" office:value-type="float" office:value="139.5" calcext:value-type="float">
            <text:p><text:s/>€ 139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59.5" calcext:value-type="float">
            <text:p><text:s/>€ 59.50 </text:p>
          </table:table-cell>
          <table:table-cell table:style-name="ce16" office:value-type="date" office:date-value="2025-06-26" calcext:value-type="date">
            <text:p>26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29</text:p>
          </table:table-cell>
          <table:table-cell table:style-name="ce5" office:value-type="string" calcext:value-type="string">
            <text:p>VvE Hoogenhoeck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6-08" calcext:value-type="date">
            <text:p>8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30</text:p>
          </table:table-cell>
          <table:table-cell table:style-name="ce5" office:value-type="string" calcext:value-type="string">
            <text:p>PostNL</text:p>
          </table:table-cell>
          <table:table-cell table:style-name="ce9" office:value-type="float" office:value="152.5" calcext:value-type="float">
            <text:p><text:s/>€ 152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52.5" calcext:value-type="float">
            <text:p><text:s/>€ 52.50 </text:p>
          </table:table-cell>
          <table:table-cell table:style-name="ce16" office:value-type="date" office:date-value="2025-06-30" calcext:value-type="date">
            <text:p>30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31</text:p>
          </table:table-cell>
          <table:table-cell table:style-name="ce5" office:value-type="string" calcext:value-type="string">
            <text:p>HilverZorg ALBA-toren HighTea</text:p>
          </table:table-cell>
          <table:table-cell table:style-name="ce9" office:value-type="float" office:value="286.5" calcext:value-type="float">
            <text:p><text:s/>€ 286.50 </text:p>
          </table:table-cell>
          <table:table-cell table:style-name="ce9" office:value-type="float" office:value="150" calcext:value-type="float">
            <text:p><text:s/>€ 150.00 </text:p>
          </table:table-cell>
          <table:table-cell table:style-name="ce9" office:value-type="float" office:value="136.5" calcext:value-type="float">
            <text:p><text:s/>€ 136.50 </text:p>
          </table:table-cell>
          <table:table-cell table:style-name="ce16" office:value-type="date" office:date-value="2025-07-03" calcext:value-type="date">
            <text:p>3-7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32</text:p>
          </table:table-cell>
          <table:table-cell table:style-name="ce5" office:value-type="string" calcext:value-type="string">
            <text:p>Lotgenotendag</text:p>
          </table:table-cell>
          <table:table-cell table:style-name="ce9" office:value-type="float" office:value="604.25" calcext:value-type="float">
            <text:p><text:s/>€ 604.25 </text:p>
          </table:table-cell>
          <table:table-cell table:style-name="ce9" office:value-type="float" office:value="190" calcext:value-type="float">
            <text:p><text:s/>€ 190.00 </text:p>
          </table:table-cell>
          <table:table-cell table:style-name="ce9" office:value-type="float" office:value="414.25" calcext:value-type="float">
            <text:p><text:s/>€ 414.25 </text:p>
          </table:table-cell>
          <table:table-cell table:style-name="ce16" office:value-type="date" office:date-value="2025-07-12" calcext:value-type="date">
            <text:p>12-7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33</text:p>
          </table:table-cell>
          <table:table-cell table:style-name="ce5" office:value-type="string" calcext:value-type="string">
            <text:p>VvE Kolhornseweg 26-48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6-11" calcext:value-type="date">
            <text:p>11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34</text:p>
          </table:table-cell>
          <table:table-cell table:style-name="ce5" office:value-type="string" calcext:value-type="string">
            <text:p>Kunstlezing EG</text:p>
          </table:table-cell>
          <table:table-cell table:number-columns-repeated="2" table:style-name="ce9" office:value-type="float" office:value="72" calcext:value-type="float">
            <text:p><text:s/>€ 72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6-07" calcext:value-type="date">
            <text:p>7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35</text:p>
          </table:table-cell>
          <table:table-cell table:style-name="ce5" office:value-type="string" calcext:value-type="string">
            <text:p>ICF + lunch</text:p>
          </table:table-cell>
          <table:table-cell table:style-name="ce9" office:value-type="float" office:value="10" calcext:value-type="float">
            <text:p><text:s/>€ 10.00 </text:p>
          </table:table-cell>
          <table:table-cell table:style-name="ce9" office:value-type="string" office:string-value="€ -" calcext:value-type="string">
            <text:p><text:s/>€ - </text:p>
          </table:table-cell>
          <table:table-cell table:style-name="ce9" office:value-type="float" office:value="10" calcext:value-type="float">
            <text:p><text:s/>€ 10.00 </text:p>
          </table:table-cell>
          <table:table-cell table:style-name="ce16" office:value-type="date" office:date-value="2025-06-21" calcext:value-type="date">
            <text:p>21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36</text:p>
          </table:table-cell>
          <table:table-cell table:style-name="ce5" office:value-type="string" calcext:value-type="string">
            <text:p>Alzheimercafé</text:p>
          </table:table-cell>
          <table:table-cell table:style-name="ce9" office:value-type="float" office:value="142.5" calcext:value-type="float">
            <text:p><text:s/>€ 142.50 </text:p>
          </table:table-cell>
          <table:table-cell table:style-name="ce9" office:value-type="float" office:value="90" calcext:value-type="float">
            <text:p><text:s/>€ 90.00 </text:p>
          </table:table-cell>
          <table:table-cell table:style-name="ce9" office:value-type="float" office:value="52.5" calcext:value-type="float">
            <text:p><text:s/>€ 52.50 </text:p>
          </table:table-cell>
          <table:table-cell table:style-name="ce16" office:value-type="date" office:date-value="2025-06-10" calcext:value-type="date">
            <text:p>10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3" office:value-type="string" calcext:value-type="string">
            <text:p>202505-137</text:p>
          </table:table-cell>
          <table:table-cell table:style-name="ce30" office:value-type="string" calcext:value-type="string">
            <text:p>VvE Diependaalselaan 382-398</text:p>
          </table:table-cell>
          <table:table-cell table:style-name="ce34" office:value-type="float" office:value="106.25" calcext:value-type="float">
            <text:p><text:s/>€ 106.25 </text:p>
          </table:table-cell>
          <table:table-cell table:style-name="ce34" office:value-type="float" office:value="80" calcext:value-type="float">
            <text:p><text:s/>€ 80.00 </text:p>
          </table:table-cell>
          <table:table-cell table:style-name="ce34" office:value-type="float" office:value="26.25" calcext:value-type="float">
            <text:p><text:s/>€ 26.25 </text:p>
          </table:table-cell>
          <table:table-cell table:style-name="ce42"/>
          <table:table-cell table:style-name="ce5"/>
          <table:table-cell table:style-name="ce46" table:formula="of:=[.C147]" office:value-type="float" office:value="106.25" calcext:value-type="float">
            <text:p><text:s/>€ 106.25 </text:p>
          </table:table-cell>
          <table:table-cell table:style-name="ce5" office:value-type="string" calcext:value-type="string">
            <text:p>14-12-2025 herinnering verstuurd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38</text:p>
          </table:table-cell>
          <table:table-cell table:style-name="ce5" office:value-type="string" calcext:value-type="string">
            <text:p>VvE Duo Decimo</text:p>
          </table:table-cell>
          <table:table-cell table:style-name="ce9" office:value-type="float" office:value="161" calcext:value-type="float">
            <text:p><text:s/>€ 161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61" calcext:value-type="float">
            <text:p><text:s/>€ 61.00 </text:p>
          </table:table-cell>
          <table:table-cell table:style-name="ce16" office:value-type="date" office:date-value="2025-06-30" calcext:value-type="date">
            <text:p>30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39</text:p>
          </table:table-cell>
          <table:table-cell table:style-name="ce5" office:value-type="string" calcext:value-type="string">
            <text:p>VvE Gazellestraat</text:p>
          </table:table-cell>
          <table:table-cell table:style-name="ce9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5-07-06" calcext:value-type="date">
            <text:p>6-7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40</text:p>
          </table:table-cell>
          <table:table-cell table:style-name="ce5" office:value-type="string" calcext:value-type="string">
            <text:p>VvE Karel Doormanlaan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6-10" calcext:value-type="date">
            <text:p>10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41</text:p>
          </table:table-cell>
          <table:table-cell table:style-name="ce5" office:value-type="string" calcext:value-type="string">
            <text:p>Sonnevelt Opleiding3en EC-2</text:p>
          </table:table-cell>
          <table:table-cell table:style-name="ce9" office:value-type="float" office:value="124.5" calcext:value-type="float">
            <text:p><text:s/>€ 124.50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52.5" calcext:value-type="float">
            <text:p><text:s/>€ 52.50 </text:p>
          </table:table-cell>
          <table:table-cell table:style-name="ce16" office:value-type="date" office:date-value="2025-06-24" calcext:value-type="date">
            <text:p>24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42</text:p>
          </table:table-cell>
          <table:table-cell table:style-name="ce5" office:value-type="string" calcext:value-type="string">
            <text:p>Bruidspaar Gerhardt &amp; Rennie</text:p>
          </table:table-cell>
          <table:table-cell table:style-name="ce9" office:value-type="float" office:value="791.75" calcext:value-type="float">
            <text:p><text:s/>€ 791.75 </text:p>
          </table:table-cell>
          <table:table-cell table:style-name="ce9" office:value-type="float" office:value="450" calcext:value-type="float">
            <text:p><text:s/>€ 450.00 </text:p>
          </table:table-cell>
          <table:table-cell table:style-name="ce9" office:value-type="float" office:value="341.75" calcext:value-type="float">
            <text:p><text:s/>€ 341.75 </text:p>
          </table:table-cell>
          <table:table-cell table:style-name="ce16" office:value-type="date" office:date-value="2025-06-12" calcext:value-type="date">
            <text:p>12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43</text:p>
          </table:table-cell>
          <table:table-cell table:style-name="ce5" office:value-type="string" calcext:value-type="string">
            <text:p>VvE Evertsenstraat</text:p>
          </table:table-cell>
          <table:table-cell table:number-columns-repeated="2" table:style-name="ce9" office:value-type="float" office:value="80" calcext:value-type="float">
            <text:p><text:s/>€ 8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6-11" calcext:value-type="date">
            <text:p>11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44</text:p>
          </table:table-cell>
          <table:table-cell table:style-name="ce5" office:value-type="string" calcext:value-type="string">
            <text:p>Historische Rekeninstrumenten</text:p>
          </table:table-cell>
          <table:table-cell table:style-name="ce9" office:value-type="float" office:value="142" calcext:value-type="float">
            <text:p><text:s/>€ 142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6-10" calcext:value-type="date">
            <text:p>10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45</text:p>
          </table:table-cell>
          <table:table-cell table:style-name="ce5" office:value-type="string" calcext:value-type="string">
            <text:p>Gemeente Hilversum Jeugd</text:p>
          </table:table-cell>
          <table:table-cell table:style-name="ce9" office:value-type="float" office:value="849" calcext:value-type="float">
            <text:p><text:s/>€ 849.00 </text:p>
          </table:table-cell>
          <table:table-cell table:style-name="ce9" office:value-type="float" office:value="450" calcext:value-type="float">
            <text:p><text:s/>€ 450.00 </text:p>
          </table:table-cell>
          <table:table-cell table:style-name="ce9" office:value-type="float" office:value="399" calcext:value-type="float">
            <text:p><text:s/>€ 399.00 </text:p>
          </table:table-cell>
          <table:table-cell table:style-name="ce16" office:value-type="date" office:date-value="2025-06-12" calcext:value-type="date">
            <text:p>12-6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1" office:value-type="string" calcext:value-type="string">
            <text:p>202505-146</text:p>
          </table:table-cell>
          <table:table-cell table:style-name="ce28" office:value-type="string" calcext:value-type="string">
            <text:p>Gooische Pianoleraar</text:p>
          </table:table-cell>
          <table:table-cell table:style-name="ce32" office:value-type="float" office:value="-47.75" calcext:value-type="float">
            <text:p><text:s/>€ -47.75 </text:p>
          </table:table-cell>
          <table:table-cell table:style-name="ce32" office:value-type="string" office:string-value="€ -" calcext:value-type="string">
            <text:p><text:s/>€ - </text:p>
          </table:table-cell>
          <table:table-cell table:style-name="ce32" office:value-type="float" office:value="-47.75" calcext:value-type="float">
            <text:p><text:s/>€ -47.75 </text:p>
          </table:table-cell>
          <table:table-cell table:style-name="ce41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5-147</text:p>
          </table:table-cell>
          <table:table-cell table:style-name="ce5" office:value-type="string" calcext:value-type="string">
            <text:p>Gooische Pianoleraar</text:p>
          </table:table-cell>
          <table:table-cell table:style-name="ce35" office:value-type="float" office:value="12.75" calcext:value-type="float">
            <text:p><text:s/>€ 12.75 </text:p>
          </table:table-cell>
          <table:table-cell table:style-name="ce35" office:value-type="float" office:value="0" calcext:value-type="float">
            <text:p><text:s/>€ - <text:s text:c="2"/></text:p>
          </table:table-cell>
          <table:table-cell table:style-name="ce35" office:value-type="float" office:value="12.75" calcext:value-type="float">
            <text:p><text:s/>€ 12.75 </text:p>
          </table:table-cell>
          <table:table-cell table:style-name="ce16" office:value-type="date" office:date-value="2025-07-18" calcext:value-type="date">
            <text:p>18-7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 betaling mei</text:p>
          </table:table-cell>
          <table:table-cell table:style-name="ce35" office:value-type="float" office:value="227.87" calcext:value-type="float">
            <text:p><text:s/>€ 227.87 </text:p>
          </table:table-cell>
          <table:table-cell table:style-name="ce35"/>
          <table:table-cell table:style-name="ce35" office:value-type="float" office:value="227.87" calcext:value-type="float">
            <text:p><text:s/>€ 227.87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mei</text:p>
          </table:table-cell>
          <table:table-cell table:style-name="ce10" office:value-type="float" office:value="676" calcext:value-type="float">
            <text:p><text:s/>€ 676.00 </text:p>
          </table:table-cell>
          <table:table-cell table:style-name="ce10"/>
          <table:table-cell table:style-name="ce10" office:value-type="float" office:value="675.5" calcext:value-type="float">
            <text:p><text:s/>€ 675.50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48</text:p>
          </table:table-cell>
          <table:table-cell table:style-name="ce5" office:value-type="string" calcext:value-type="string">
            <text:p>De Gitaarleraar</text:p>
          </table:table-cell>
          <table:table-cell table:style-name="ce36" office:value-type="float" office:value="360" calcext:value-type="float">
            <text:p><text:s/>€ 360.00 </text:p>
          </table:table-cell>
          <table:table-cell table:style-name="ce9" office:value-type="float" office:value="360" calcext:value-type="float">
            <text:p><text:s/>€ 36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07-29" calcext:value-type="date">
            <text:p>29-7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49</text:p>
          </table:table-cell>
          <table:table-cell table:style-name="ce5" office:value-type="string" calcext:value-type="string">
            <text:p>Popkoor Prestige</text:p>
          </table:table-cell>
          <table:table-cell table:style-name="ce36" office:value-type="float" office:value="340" calcext:value-type="float">
            <text:p><text:s/>€ 340.00 </text:p>
          </table:table-cell>
          <table:table-cell table:style-name="ce9" office:value-type="float" office:value="340" calcext:value-type="float">
            <text:p><text:s/>€ 34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08-01" calcext:value-type="date">
            <text:p>1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50</text:p>
          </table:table-cell>
          <table:table-cell table:style-name="ce5" office:value-type="string" calcext:value-type="string">
            <text:p>Popkoor One Up</text:p>
          </table:table-cell>
          <table:table-cell table:style-name="ce36" office:value-type="float" office:value="425" calcext:value-type="float">
            <text:p><text:s/>€ 425.00 </text:p>
          </table:table-cell>
          <table:table-cell table:style-name="ce9" office:value-type="float" office:value="425" calcext:value-type="float">
            <text:p><text:s/>€ 425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07-28" calcext:value-type="date">
            <text:p>28-7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51</text:p>
          </table:table-cell>
          <table:table-cell table:style-name="ce5" office:value-type="string" calcext:value-type="string">
            <text:p>Gooische Pianoleraar</text:p>
          </table:table-cell>
          <table:table-cell table:style-name="ce36" office:value-type="float" office:value="181.75" calcext:value-type="float">
            <text:p><text:s/>€ 181.75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1.75" calcext:value-type="float">
            <text:p><text:s/>€ 1.75 </text:p>
          </table:table-cell>
          <table:table-cell table:style-name="ce16" office:value-type="date" office:date-value="2025-08-27" calcext:value-type="date">
            <text:p>27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52</text:p>
          </table:table-cell>
          <table:table-cell table:style-name="ce5" office:value-type="string" calcext:value-type="string">
            <text:p>ICF</text:p>
          </table:table-cell>
          <table:table-cell table:style-name="ce36" office:value-type="float" office:value="10" calcext:value-type="float">
            <text:p><text:s/>€ 1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10" calcext:value-type="float">
            <text:p><text:s/>€ 10.00 </text:p>
          </table:table-cell>
          <table:table-cell table:style-name="ce16" office:value-type="date" office:date-value="2025-07-29" calcext:value-type="date">
            <text:p>29-7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53</text:p>
          </table:table-cell>
          <table:table-cell table:style-name="ce5" office:value-type="string" calcext:value-type="string">
            <text:p>Hilverzorg</text:p>
          </table:table-cell>
          <table:table-cell table:style-name="ce36" office:value-type="float" office:value="276" calcext:value-type="float">
            <text:p><text:s/>€ 276.00 </text:p>
          </table:table-cell>
          <table:table-cell table:style-name="ce9" office:value-type="float" office:value="144" calcext:value-type="float">
            <text:p><text:s/>€ 144.00 </text:p>
          </table:table-cell>
          <table:table-cell table:style-name="ce9" office:value-type="float" office:value="132" calcext:value-type="float">
            <text:p><text:s/>€ 132.00 </text:p>
          </table:table-cell>
          <table:table-cell table:style-name="ce16" office:value-type="date" office:date-value="2025-08-28" calcext:value-type="date">
            <text:p>28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54</text:p>
          </table:table-cell>
          <table:table-cell table:style-name="ce5" office:value-type="string" calcext:value-type="string">
            <text:p>Hilverzorg</text:p>
          </table:table-cell>
          <table:table-cell table:style-name="ce36" office:value-type="float" office:value="196.5" calcext:value-type="float">
            <text:p><text:s/>€ 196.50 </text:p>
          </table:table-cell>
          <table:table-cell table:style-name="ce9" office:value-type="float" office:value="144" calcext:value-type="float">
            <text:p><text:s/>€ 144.00 </text:p>
          </table:table-cell>
          <table:table-cell table:style-name="ce9" office:value-type="float" office:value="52.5" calcext:value-type="float">
            <text:p><text:s/>€ 52.50 </text:p>
          </table:table-cell>
          <table:table-cell table:style-name="ce16" office:value-type="date" office:date-value="2025-08-28" calcext:value-type="date">
            <text:p>28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55</text:p>
          </table:table-cell>
          <table:table-cell table:style-name="ce5" office:value-type="string" calcext:value-type="string">
            <text:p>Hilverzorg</text:p>
          </table:table-cell>
          <table:table-cell table:style-name="ce36" office:value-type="float" office:value="234" calcext:value-type="float">
            <text:p><text:s/>€ 234.00 </text:p>
          </table:table-cell>
          <table:table-cell table:style-name="ce9" office:value-type="float" office:value="150" calcext:value-type="float">
            <text:p><text:s/>€ 150.00 </text:p>
          </table:table-cell>
          <table:table-cell table:style-name="ce9" office:value-type="float" office:value="84" calcext:value-type="float">
            <text:p><text:s/>€ 84.00 </text:p>
          </table:table-cell>
          <table:table-cell table:style-name="ce16" office:value-type="date" office:date-value="2025-08-28" calcext:value-type="date">
            <text:p>28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56</text:p>
          </table:table-cell>
          <table:table-cell table:style-name="ce5" office:value-type="string" calcext:value-type="string">
            <text:p>De Kontekst Gooische Meren</text:p>
          </table:table-cell>
          <table:table-cell table:style-name="ce36" office:value-type="float" office:value="348.5" calcext:value-type="float">
            <text:p><text:s/>€ 348.50 </text:p>
          </table:table-cell>
          <table:table-cell table:style-name="ce9" office:value-type="float" office:value="144" calcext:value-type="float">
            <text:p><text:s/>€ 144.00 </text:p>
          </table:table-cell>
          <table:table-cell table:style-name="ce9" office:value-type="float" office:value="204.5" calcext:value-type="float">
            <text:p><text:s/>€ 204.50 </text:p>
          </table:table-cell>
          <table:table-cell table:style-name="ce16" office:value-type="date" office:date-value="2025-08-01" calcext:value-type="date">
            <text:p>1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5" office:value-type="string" calcext:value-type="string">
            <text:p>202507-157</text:p>
          </table:table-cell>
          <table:table-cell table:style-name="ce29" office:value-type="string" calcext:value-type="string">
            <text:p>Alzheimercafé</text:p>
          </table:table-cell>
          <table:table-cell table:style-name="ce37" office:value-type="float" office:value="142.5" calcext:value-type="float">
            <text:p><text:s/>€ 142.50 </text:p>
          </table:table-cell>
          <table:table-cell table:style-name="ce33" office:value-type="float" office:value="90" calcext:value-type="float">
            <text:p><text:s/>€ 90.00 </text:p>
          </table:table-cell>
          <table:table-cell table:style-name="ce33" office:value-type="float" office:value="52.5" calcext:value-type="float">
            <text:p><text:s/>€ 52.50 </text:p>
          </table:table-cell>
          <table:table-cell table:style-name="ce40" office:value-type="date" office:date-value="2025-12-17" calcext:value-type="date">
            <text:p>17-12-2025</text:p>
          </table:table-cell>
          <table:table-cell table:style-name="ce8"/>
          <table:table-cell table:style-name="ce33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58</text:p>
          </table:table-cell>
          <table:table-cell table:style-name="ce5" office:value-type="string" calcext:value-type="string">
            <text:p>Sonnevelt Opleiding</text:p>
          </table:table-cell>
          <table:table-cell table:style-name="ce36" office:value-type="float" office:value="372" calcext:value-type="float">
            <text:p><text:s/>€ 372.00 </text:p>
          </table:table-cell>
          <table:table-cell table:style-name="ce9" office:value-type="float" office:value="288" calcext:value-type="float">
            <text:p><text:s/>€ 288.00 </text:p>
          </table:table-cell>
          <table:table-cell table:style-name="ce9" office:value-type="float" office:value="84" calcext:value-type="float">
            <text:p><text:s/>€ 84.00 </text:p>
          </table:table-cell>
          <table:table-cell table:style-name="ce16" office:value-type="date" office:date-value="2025-08-14" calcext:value-type="date">
            <text:p>14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59</text:p>
          </table:table-cell>
          <table:table-cell table:style-name="ce5" office:value-type="string" calcext:value-type="string">
            <text:p>Vivium</text:p>
          </table:table-cell>
          <table:table-cell table:style-name="ce36" office:value-type="float" office:value="723" calcext:value-type="float">
            <text:p><text:s/>€ 723.00 </text:p>
          </table:table-cell>
          <table:table-cell table:style-name="ce9" office:value-type="float" office:value="450" calcext:value-type="float">
            <text:p><text:s/>€ 450.00 </text:p>
          </table:table-cell>
          <table:table-cell table:style-name="ce9" office:value-type="float" office:value="273" calcext:value-type="float">
            <text:p><text:s/>€ 273.00 </text:p>
          </table:table-cell>
          <table:table-cell table:style-name="ce16" office:value-type="date" office:date-value="2025-08-12" calcext:value-type="date">
            <text:p>12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60</text:p>
          </table:table-cell>
          <table:table-cell table:style-name="ce5" office:value-type="string" calcext:value-type="string">
            <text:p>St. Elisabeth ruiterkampen</text:p>
          </table:table-cell>
          <table:table-cell table:style-name="ce36" office:value-type="float" office:value="236.5" calcext:value-type="float">
            <text:p><text:s/>€ 236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36.5" calcext:value-type="float">
            <text:p><text:s/>€ 136.50 </text:p>
          </table:table-cell>
          <table:table-cell table:style-name="ce16" office:value-type="date" office:date-value="2025-08-25" calcext:value-type="date">
            <text:p>25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61</text:p>
          </table:table-cell>
          <table:table-cell table:style-name="ce5" office:value-type="string" calcext:value-type="string">
            <text:p>NKvF regio 13</text:p>
          </table:table-cell>
          <table:table-cell table:style-name="ce36" office:value-type="float" office:value="119.75" calcext:value-type="float">
            <text:p><text:s/>€ 119.75 </text:p>
          </table:table-cell>
          <table:table-cell table:style-name="ce9" office:value-type="float" office:value="90" calcext:value-type="float">
            <text:p><text:s/>€ 90.00 </text:p>
          </table:table-cell>
          <table:table-cell table:style-name="ce9" office:value-type="float" office:value="29.75" calcext:value-type="float">
            <text:p><text:s/>€ 29.75 </text:p>
          </table:table-cell>
          <table:table-cell table:style-name="ce16" office:value-type="date" office:date-value="2025-08-13" calcext:value-type="date">
            <text:p>13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62</text:p>
          </table:table-cell>
          <table:table-cell table:style-name="ce5" office:value-type="string" calcext:value-type="string">
            <text:p>VvE de Veer I en de Veer II</text:p>
          </table:table-cell>
          <table:table-cell table:style-name="ce36" office:value-type="float" office:value="142" calcext:value-type="float">
            <text:p><text:s/>€ 142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8-08" calcext:value-type="date">
            <text:p>8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6" office:value-type="string" calcext:value-type="string">
            <text:p>202507-163</text:p>
          </table:table-cell>
          <table:table-cell table:style-name="ce30" office:value-type="string" calcext:value-type="string">
            <text:p>VvE Zuideheide</text:p>
          </table:table-cell>
          <table:table-cell table:style-name="ce38" office:value-type="float" office:value="122" calcext:value-type="float">
            <text:p><text:s/>€ 122.00 </text:p>
          </table:table-cell>
          <table:table-cell table:style-name="ce34" office:value-type="float" office:value="80" calcext:value-type="float">
            <text:p><text:s/>€ 80.00 </text:p>
          </table:table-cell>
          <table:table-cell table:style-name="ce34" office:value-type="float" office:value="42" calcext:value-type="float">
            <text:p><text:s/>€ 42.00 </text:p>
          </table:table-cell>
          <table:table-cell table:style-name="ce42"/>
          <table:table-cell table:style-name="ce5"/>
          <table:table-cell table:style-name="ce46" table:formula="of:=[.C175]" office:value-type="float" office:value="122" calcext:value-type="float">
            <text:p><text:s/>€ 122.00 </text:p>
          </table:table-cell>
          <table:table-cell table:style-name="ce5" office:value-type="string" calcext:value-type="string">
            <text:p>14-12-2025 herinnering verstuurd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64</text:p>
          </table:table-cell>
          <table:table-cell table:style-name="ce5" office:value-type="string" calcext:value-type="string">
            <text:p>Con Amore</text:p>
          </table:table-cell>
          <table:table-cell table:style-name="ce36" office:value-type="float" office:value="306" calcext:value-type="float">
            <text:p><text:s/>€ 306.00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126" calcext:value-type="float">
            <text:p><text:s/>€ 126.00 </text:p>
          </table:table-cell>
          <table:table-cell table:style-name="ce16" office:value-type="date" office:date-value="2025-10-09" calcext:value-type="date">
            <text:p>9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65</text:p>
          </table:table-cell>
          <table:table-cell table:style-name="ce5" office:value-type="string" calcext:value-type="string">
            <text:p>Susanne Slootman</text:p>
          </table:table-cell>
          <table:table-cell table:style-name="ce36" office:value-type="float" office:value="160.5" calcext:value-type="float">
            <text:p><text:s/>€ 160.5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9" office:value-type="float" office:value="160.5" calcext:value-type="float">
            <text:p><text:s/>€ 160.50 </text:p>
          </table:table-cell>
          <table:table-cell table:style-name="ce16" office:value-type="date" office:date-value="2025-08-14" calcext:value-type="date">
            <text:p>14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66</text:p>
          </table:table-cell>
          <table:table-cell table:style-name="ce5" office:value-type="string" calcext:value-type="string">
            <text:p>Inovum Thuiszorg</text:p>
          </table:table-cell>
          <table:table-cell table:style-name="ce36" office:value-type="float" office:value="142" calcext:value-type="float">
            <text:p><text:s/>€ 142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8-11" calcext:value-type="date">
            <text:p>11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67</text:p>
          </table:table-cell>
          <table:table-cell table:style-name="ce5" office:value-type="string" calcext:value-type="string">
            <text:p>VvE Bosdrift 214-248</text:p>
          </table:table-cell>
          <table:table-cell table:style-name="ce36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5-08-08" calcext:value-type="date">
            <text:p>8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68</text:p>
          </table:table-cell>
          <table:table-cell table:style-name="ce5" office:value-type="string" calcext:value-type="string">
            <text:p>VvE Bosdrift 178-212</text:p>
          </table:table-cell>
          <table:table-cell table:style-name="ce36" office:value-type="float" office:value="95.5" calcext:value-type="float">
            <text:p><text:s/>€ 95.50 </text:p>
          </table:table-cell>
          <table:table-cell table:style-name="ce9" office:value-type="float" office:value="85" calcext:value-type="float">
            <text:p><text:s/>€ 85.00 </text:p>
          </table:table-cell>
          <table:table-cell table:style-name="ce9" office:value-type="float" office:value="10.5" calcext:value-type="float">
            <text:p><text:s/>€ 10.50 </text:p>
          </table:table-cell>
          <table:table-cell table:style-name="ce16" office:value-type="date" office:date-value="2025-08-11" calcext:value-type="date">
            <text:p>11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69</text:p>
          </table:table-cell>
          <table:table-cell table:style-name="ce5" office:value-type="string" calcext:value-type="string">
            <text:p>VvE Adm. de Ruyterlaan</text:p>
          </table:table-cell>
          <table:table-cell table:style-name="ce36" office:value-type="float" office:value="121" calcext:value-type="float">
            <text:p><text:s/>€ 121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16" office:value-type="date" office:date-value="2025-09-05" calcext:value-type="date">
            <text:p>5-9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70</text:p>
          </table:table-cell>
          <table:table-cell table:style-name="ce5" office:value-type="string" calcext:value-type="string">
            <text:p>Magda Doesburg</text:p>
          </table:table-cell>
          <table:table-cell table:style-name="ce36" office:value-type="float" office:value="239.5" calcext:value-type="float">
            <text:p><text:s/>€ 239.5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9" office:value-type="float" office:value="239.5" calcext:value-type="float">
            <text:p><text:s/>€ 239.50 </text:p>
          </table:table-cell>
          <table:table-cell table:style-name="ce16" office:value-type="date" office:date-value="2025-08-01" calcext:value-type="date">
            <text:p>1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4" office:value-type="string" calcext:value-type="string">
            <text:p>202507-171</text:p>
          </table:table-cell>
          <table:table-cell table:style-name="ce5" office:value-type="string" calcext:value-type="string">
            <text:p>Uitvaartverzorging Dekker</text:p>
          </table:table-cell>
          <table:table-cell table:style-name="ce36" office:value-type="float" office:value="952.25" calcext:value-type="float">
            <text:p><text:s/>€ 952.25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9" office:value-type="float" office:value="952.25" calcext:value-type="float">
            <text:p><text:s/>€ 952.25 </text:p>
          </table:table-cell>
          <table:table-cell table:style-name="ce16" office:value-type="date" office:date-value="2025-08-08" calcext:value-type="date">
            <text:p>8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7-172</text:p>
          </table:table-cell>
          <table:table-cell table:style-name="ce5" office:value-type="string" calcext:value-type="string">
            <text:p>HSV</text:p>
          </table:table-cell>
          <table:table-cell table:style-name="ce9" office:value-type="float" office:value="104" calcext:value-type="float">
            <text:p><text:s/>€ 104.00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32" calcext:value-type="float">
            <text:p><text:s/>€ 32.00 </text:p>
          </table:table-cell>
          <table:table-cell table:style-name="ce16" office:value-type="date" office:date-value="2025-08-09" calcext:value-type="date">
            <text:p>9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 betaling juni</text:p>
          </table:table-cell>
          <table:table-cell table:style-name="ce9" office:value-type="float" office:value="198.57" calcext:value-type="float">
            <text:p><text:s/>€ 198.57 </text:p>
          </table:table-cell>
          <table:table-cell table:style-name="ce9"/>
          <table:table-cell table:style-name="ce9" office:value-type="float" office:value="198.57" calcext:value-type="float">
            <text:p><text:s/>€ 198.57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juni</text:p>
          </table:table-cell>
          <table:table-cell table:style-name="ce10" office:value-type="float" office:value="1149" calcext:value-type="float">
            <text:p><text:s/>€ 1,149.00 </text:p>
          </table:table-cell>
          <table:table-cell table:style-name="ce10"/>
          <table:table-cell table:style-name="ce10" office:value-type="float" office:value="1149" calcext:value-type="float">
            <text:p><text:s/>€ 1,149.00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73</text:p>
          </table:table-cell>
          <table:table-cell table:style-name="ce5" office:value-type="string" calcext:value-type="string">
            <text:p>De Gitaarleraar</text:p>
          </table:table-cell>
          <table:table-cell table:number-columns-repeated="2" table:style-name="ce9" office:value-type="float" office:value="180" calcext:value-type="float">
            <text:p><text:s/>€ 180.00 </text:p>
          </table:table-cell>
          <table:table-cell table:style-name="ce9" office:value-type="string" office:string-value="€ -" calcext:value-type="string">
            <text:p><text:s/>€ - </text:p>
          </table:table-cell>
          <table:table-cell table:style-name="ce16" office:value-type="date" office:date-value="2025-08-24" calcext:value-type="date">
            <text:p>24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74</text:p>
          </table:table-cell>
          <table:table-cell table:style-name="ce5" office:value-type="string" calcext:value-type="string">
            <text:p>Popkoor One Up</text:p>
          </table:table-cell>
          <table:table-cell table:number-columns-repeated="2" table:style-name="ce9" office:value-type="float" office:value="170" calcext:value-type="float">
            <text:p><text:s/>€ 170.00 </text:p>
          </table:table-cell>
          <table:table-cell table:style-name="ce9" office:value-type="string" office:string-value="€ -" calcext:value-type="string">
            <text:p><text:s/>€ - </text:p>
          </table:table-cell>
          <table:table-cell table:style-name="ce16" office:value-type="date" office:date-value="2025-09-03" calcext:value-type="date">
            <text:p>3-9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75</text:p>
          </table:table-cell>
          <table:table-cell table:style-name="ce5" office:value-type="string" calcext:value-type="string">
            <text:p>Popkoor Prestige</text:p>
          </table:table-cell>
          <table:table-cell table:number-columns-repeated="2" table:style-name="ce9" office:value-type="float" office:value="170" calcext:value-type="float">
            <text:p><text:s/>€ 170.00 </text:p>
          </table:table-cell>
          <table:table-cell table:style-name="ce9" office:value-type="string" office:string-value="€ -" calcext:value-type="string">
            <text:p><text:s/>€ - </text:p>
          </table:table-cell>
          <table:table-cell table:style-name="ce16" office:value-type="date" office:date-value="2025-08-28" calcext:value-type="date">
            <text:p>28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76</text:p>
          </table:table-cell>
          <table:table-cell table:style-name="ce5" office:value-type="string" calcext:value-type="string">
            <text:p>Professionals in NAH</text:p>
          </table:table-cell>
          <table:table-cell table:style-name="ce9" office:value-type="float" office:value="425.5" calcext:value-type="float">
            <text:p><text:s/>€ 425.50 </text:p>
          </table:table-cell>
          <table:table-cell table:style-name="ce9" office:value-type="float" office:value="160" calcext:value-type="float">
            <text:p><text:s/>€ 160.00 </text:p>
          </table:table-cell>
          <table:table-cell table:style-name="ce9" office:value-type="float" office:value="265.5" calcext:value-type="float">
            <text:p><text:s/>€ 265.50 </text:p>
          </table:table-cell>
          <table:table-cell table:style-name="ce16" office:value-type="date" office:date-value="2025-09-02" calcext:value-type="date">
            <text:p>2-9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77</text:p>
          </table:table-cell>
          <table:table-cell table:style-name="ce5" office:value-type="string" calcext:value-type="string">
            <text:p>VvE Karel Doormanlaan</text:p>
          </table:table-cell>
          <table:table-cell table:style-name="ce9" office:value-type="float" office:value="90.5" calcext:value-type="float">
            <text:p><text:s/>€ 90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10.5" calcext:value-type="float">
            <text:p><text:s/>€ 10.50 </text:p>
          </table:table-cell>
          <table:table-cell table:style-name="ce16"/>
          <table:table-cell table:style-name="ce5"/>
          <table:table-cell table:style-name="ce46" table:formula="of:=[.C191]" office:value-type="float" office:value="90.5" calcext:value-type="float">
            <text:p><text:s/>€ 90.50 </text:p>
          </table:table-cell>
          <table:table-cell table:style-name="ce5" office:value-type="string" calcext:value-type="string">
            <text:p>14-12-2025 herinnering verstuurd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78</text:p>
          </table:table-cell>
          <table:table-cell table:style-name="ce5" office:value-type="string" calcext:value-type="string">
            <text:p>VvE Vaartweg <text:s/></text:p>
          </table:table-cell>
          <table:table-cell table:style-name="ce9" office:value-type="float" office:value="92.25" calcext:value-type="float">
            <text:p><text:s/>€ 92.25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12.25" calcext:value-type="float">
            <text:p><text:s/>€ 12.25 </text:p>
          </table:table-cell>
          <table:table-cell table:style-name="ce16" office:value-type="date" office:date-value="2025-09-01" calcext:value-type="date">
            <text:p>1-9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79</text:p>
          </table:table-cell>
          <table:table-cell table:style-name="ce5" office:value-type="string" calcext:value-type="string">
            <text:p>VvE Beverlaan</text:p>
          </table:table-cell>
          <table:table-cell table:style-name="ce9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09-01" calcext:value-type="date">
            <text:p>1-9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80</text:p>
          </table:table-cell>
          <table:table-cell table:style-name="ce5" office:value-type="string" calcext:value-type="string">
            <text:p>Leerlingenconcert piano E. Kamperdijk</text:p>
          </table:table-cell>
          <table:table-cell table:number-columns-repeated="2" table:style-name="ce9" office:value-type="float" office:value="100" calcext:value-type="float">
            <text:p><text:s/>€ 100.00 </text:p>
          </table:table-cell>
          <table:table-cell table:style-name="ce9" office:value-type="string" office:string-value="€ -" calcext:value-type="string">
            <text:p><text:s/>€ - </text:p>
          </table:table-cell>
          <table:table-cell table:style-name="ce16" office:value-type="date" office:date-value="2025-08-28" calcext:value-type="date">
            <text:p>28-8-2025</text:p>
          </table:table-cell>
          <table:table-cell table:style-name="ce5" office:value-type="string" calcext:value-type="string">
            <text:p>verkeerde factuur vermeld bij betaling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81</text:p>
          </table:table-cell>
          <table:table-cell table:style-name="ce5" office:value-type="string" calcext:value-type="string">
            <text:p>VvE Gazellestraat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08-22" calcext:value-type="date">
            <text:p>22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82</text:p>
          </table:table-cell>
          <table:table-cell table:style-name="ce5" office:value-type="string" calcext:value-type="string">
            <text:p>Bonny Rem (pannenkoekentafel)</text:p>
          </table:table-cell>
          <table:table-cell table:style-name="ce9" office:value-type="float" office:value="96.25" calcext:value-type="float">
            <text:p><text:s/>€ 96.25 </text:p>
          </table:table-cell>
          <table:table-cell table:style-name="ce9" office:value-type="string" office:string-value="€ -" calcext:value-type="string">
            <text:p><text:s/>€ - </text:p>
          </table:table-cell>
          <table:table-cell table:style-name="ce9" office:value-type="float" office:value="96.25" calcext:value-type="float">
            <text:p><text:s/>€ 96.25 </text:p>
          </table:table-cell>
          <table:table-cell table:style-name="ce16"/>
          <table:table-cell table:style-name="ce5"/>
          <table:table-cell table:style-name="ce46" table:formula="of:=[.C196]" office:value-type="float" office:value="96.25" calcext:value-type="float">
            <text:p><text:s/>€ 96.25 </text:p>
          </table:table-cell>
          <table:table-cell table:style-name="ce5" office:value-type="string" calcext:value-type="string">
            <text:p>14-12-2025 herinnering verstuurd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83</text:p>
          </table:table-cell>
          <table:table-cell table:style-name="ce5" office:value-type="string" calcext:value-type="string">
            <text:p>IPS Mondriaan</text:p>
          </table:table-cell>
          <table:table-cell table:number-columns-repeated="2" table:style-name="ce9" office:value-type="float" office:value="495" calcext:value-type="float">
            <text:p><text:s/>€ 495.00 </text:p>
          </table:table-cell>
          <table:table-cell table:style-name="ce9" office:value-type="string" office:string-value="€ -" calcext:value-type="string">
            <text:p><text:s/>€ - </text:p>
          </table:table-cell>
          <table:table-cell table:style-name="ce16" office:value-type="date" office:date-value="2025-09-04" calcext:value-type="date">
            <text:p>4-9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84</text:p>
          </table:table-cell>
          <table:table-cell table:style-name="ce5" office:value-type="string" calcext:value-type="string">
            <text:p>VvE de Stichtse Poort</text:p>
          </table:table-cell>
          <table:table-cell table:style-name="ce9" office:value-type="float" office:value="195" calcext:value-type="float">
            <text:p><text:s/>€ 195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95" calcext:value-type="float">
            <text:p><text:s/>€ 95.00 </text:p>
          </table:table-cell>
          <table:table-cell table:style-name="ce16" office:value-type="date" office:date-value="2025-09-04" calcext:value-type="date">
            <text:p>4-9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85</text:p>
          </table:table-cell>
          <table:table-cell table:style-name="ce5" office:value-type="string" calcext:value-type="string">
            <text:p>Wilhelminaschool</text:p>
          </table:table-cell>
          <table:table-cell table:style-name="ce9" office:value-type="float" office:value="901.5" calcext:value-type="float">
            <text:p><text:s/>€ 901.50 </text:p>
          </table:table-cell>
          <table:table-cell table:style-name="ce9" office:value-type="float" office:value="450" calcext:value-type="float">
            <text:p><text:s/>€ 450.00 </text:p>
          </table:table-cell>
          <table:table-cell table:style-name="ce9" office:value-type="float" office:value="451.5" calcext:value-type="float">
            <text:p><text:s/>€ 451.50 </text:p>
          </table:table-cell>
          <table:table-cell table:style-name="ce16"/>
          <table:table-cell table:style-name="ce5"/>
          <table:table-cell table:style-name="ce46" table:formula="of:=[.C199]" office:value-type="float" office:value="901.5" calcext:value-type="float">
            <text:p><text:s/>€ 901.50 </text:p>
          </table:table-cell>
          <table:table-cell table:style-name="ce5" office:value-type="string" calcext:value-type="string">
            <text:p>14-12-2025 herinnering verstuurd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86</text:p>
          </table:table-cell>
          <table:table-cell table:style-name="ce5" office:value-type="string" calcext:value-type="string">
            <text:p>VvE Wolvenlaan</text:p>
          </table:table-cell>
          <table:table-cell table:number-columns-repeated="2" table:style-name="ce9" office:value-type="float" office:value="80" calcext:value-type="float">
            <text:p><text:s/>€ 80.00 </text:p>
          </table:table-cell>
          <table:table-cell table:style-name="ce9" office:value-type="string" office:string-value="€ -" calcext:value-type="string">
            <text:p><text:s/>€ - </text:p>
          </table:table-cell>
          <table:table-cell table:style-name="ce16"/>
          <table:table-cell table:style-name="ce5"/>
          <table:table-cell table:style-name="ce46" table:formula="of:=[.C200]" office:value-type="float" office:value="80" calcext:value-type="float">
            <text:p><text:s/>€ 80.00 </text:p>
          </table:table-cell>
          <table:table-cell table:style-name="ce5" office:value-type="string" calcext:value-type="string">
            <text:p>14-12-2025 herinnering verstuurd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87</text:p>
          </table:table-cell>
          <table:table-cell table:style-name="ce5" office:value-type="string" calcext:value-type="string">
            <text:p>Inovum Thuiszorg</text:p>
          </table:table-cell>
          <table:table-cell table:style-name="ce9" office:value-type="float" office:value="463.5" calcext:value-type="float">
            <text:p><text:s/>€ 463.50 </text:p>
          </table:table-cell>
          <table:table-cell table:style-name="ce9" office:value-type="float" office:value="190" calcext:value-type="float">
            <text:p><text:s/>€ 190.00 </text:p>
          </table:table-cell>
          <table:table-cell table:style-name="ce9" office:value-type="float" office:value="273.5" calcext:value-type="float">
            <text:p><text:s/>€ 273.50 </text:p>
          </table:table-cell>
          <table:table-cell table:style-name="ce16" office:value-type="date" office:date-value="2025-09-01" calcext:value-type="date">
            <text:p>1-9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8-188</text:p>
          </table:table-cell>
          <table:table-cell table:style-name="ce5" office:value-type="string" calcext:value-type="string">
            <text:p>Fokko Bosker (uitvaart Mw. Bosker-Thieme)</text:p>
          </table:table-cell>
          <table:table-cell table:style-name="ce9" office:value-type="float" office:value="691" calcext:value-type="float">
            <text:p><text:s/>€ 691.00 </text:p>
          </table:table-cell>
          <table:table-cell table:style-name="ce9" office:value-type="string" office:string-value="€ -" calcext:value-type="string">
            <text:p><text:s/>€ - </text:p>
          </table:table-cell>
          <table:table-cell table:style-name="ce9" office:value-type="float" office:value="691" calcext:value-type="float">
            <text:p><text:s/>€ 691.00 </text:p>
          </table:table-cell>
          <table:table-cell table:style-name="ce16" office:value-type="date" office:date-value="2025-08-25" calcext:value-type="date">
            <text:p>25-8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 betaling juli</text:p>
          </table:table-cell>
          <table:table-cell table:style-name="ce9" office:value-type="float" office:value="209.23" calcext:value-type="float">
            <text:p><text:s/>€ 209.23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209.23" calcext:value-type="float">
            <text:p><text:s/>€ 209.23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juli</text:p>
          </table:table-cell>
          <table:table-cell table:style-name="ce10" office:value-type="float" office:value="416" calcext:value-type="float">
            <text:p><text:s/>€ 416.00 </text:p>
          </table:table-cell>
          <table:table-cell table:style-name="ce10" office:value-type="float" office:value="0" calcext:value-type="float">
            <text:p><text:s/>€ - <text:s text:c="2"/></text:p>
          </table:table-cell>
          <table:table-cell table:style-name="ce10" office:value-type="float" office:value="416" calcext:value-type="float">
            <text:p><text:s/>€ 416.00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9-189</text:p>
          </table:table-cell>
          <table:table-cell table:style-name="ce5" office:value-type="string" calcext:value-type="string">
            <text:p>De Gitaarleraar</text:p>
          </table:table-cell>
          <table:table-cell table:number-columns-repeated="2" table:style-name="ce9" office:value-type="float" office:value="90" calcext:value-type="float">
            <text:p><text:s/>€ 9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9-23" calcext:value-type="date">
            <text:p>23-9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09-190</text:p>
          </table:table-cell>
          <table:table-cell table:style-name="ce5" office:value-type="string" calcext:value-type="string">
            <text:p>Popkoor Prestige</text:p>
          </table:table-cell>
          <table:table-cell table:number-columns-repeated="2" table:style-name="ce9" office:value-type="float" office:value="200" calcext:value-type="float">
            <text:p><text:s/>€ 2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/>
          <table:table-cell table:style-name="ce5"/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 office:value-type="string" calcext:value-type="string">
            <text:p>202509-191</text:p>
          </table:table-cell>
          <table:table-cell table:style-name="ce5" office:value-type="string" calcext:value-type="string">
            <text:p>Gooische Pianoleraar</text:p>
          </table:table-cell>
          <table:table-cell table:number-columns-repeated="2" table:style-name="ce9" office:value-type="float" office:value="60" calcext:value-type="float">
            <text:p><text:s/>€ 6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10-21" calcext:value-type="date">
            <text:p>21-10-2025</text:p>
          </table:table-cell>
          <table:table-cell table:style-name="ce5"/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 office:value-type="string" calcext:value-type="string">
            <text:p>202509-192</text:p>
          </table:table-cell>
          <table:table-cell table:style-name="ce5" office:value-type="string" calcext:value-type="string">
            <text:p>Popkoor One Up</text:p>
          </table:table-cell>
          <table:table-cell table:number-columns-repeated="2" table:style-name="ce9" office:value-type="float" office:value="100" calcext:value-type="float">
            <text:p><text:s/>€ 1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9-24" calcext:value-type="date">
            <text:p>24-9-2025</text:p>
          </table:table-cell>
          <table:table-cell table:style-name="ce5"/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 office:value-type="string" calcext:value-type="string">
            <text:p>202509-193</text:p>
          </table:table-cell>
          <table:table-cell table:style-name="ce5" office:value-type="string" calcext:value-type="string">
            <text:p>Marjoleins Dance Studio</text:p>
          </table:table-cell>
          <table:table-cell table:number-columns-repeated="2" table:style-name="ce9" office:value-type="float" office:value="275" calcext:value-type="float">
            <text:p><text:s/>€ 275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09-23" calcext:value-type="date">
            <text:p>23-9-2025</text:p>
          </table:table-cell>
          <table:table-cell table:style-name="ce5"/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 office:value-type="string" calcext:value-type="string">
            <text:p>202509-194</text:p>
          </table:table-cell>
          <table:table-cell table:style-name="ce5" office:value-type="string" calcext:value-type="string">
            <text:p>Innovum Thuiszorg</text:p>
          </table:table-cell>
          <table:table-cell table:style-name="ce9" office:value-type="float" office:value="142" calcext:value-type="float">
            <text:p><text:s/>€ 142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10-07" calcext:value-type="date">
            <text:p>7-10-2025</text:p>
          </table:table-cell>
          <table:table-cell table:style-name="ce5"/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 betaling augustus</text:p>
          </table:table-cell>
          <table:table-cell table:style-name="ce9" office:value-type="float" office:value="104.84" calcext:value-type="float">
            <text:p><text:s/>€ 104.84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104.84" calcext:value-type="float">
            <text:p><text:s/>€ 104.84 </text:p>
          </table:table-cell>
          <table:table-cell table:style-name="ce16"/>
          <table:table-cell table:style-name="ce5"/>
          <table:table-cell table:style-name="ce31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augustus</text:p>
          </table:table-cell>
          <table:table-cell table:style-name="ce10" office:value-type="float" office:value="156" calcext:value-type="float">
            <text:p><text:s/>€ 156.00 </text:p>
          </table:table-cell>
          <table:table-cell table:style-name="ce10" office:value-type="float" office:value="0" calcext:value-type="float">
            <text:p><text:s/>€ - <text:s text:c="2"/></text:p>
          </table:table-cell>
          <table:table-cell table:style-name="ce10" office:value-type="float" office:value="156.25" calcext:value-type="float">
            <text:p><text:s/>€ 156.25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195</text:p>
          </table:table-cell>
          <table:table-cell table:style-name="ce5" office:value-type="string" calcext:value-type="string">
            <text:p>Uitvaartdienst dhr B. Hof</text:p>
          </table:table-cell>
          <table:table-cell table:style-name="ce9" office:value-type="float" office:value="309.75" calcext:value-type="float">
            <text:p><text:s/>€ 309.75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9" office:value-type="float" office:value="309.75" calcext:value-type="float">
            <text:p><text:s/>€ 309.75 </text:p>
          </table:table-cell>
          <table:table-cell table:style-name="ce16" office:value-type="date" office:date-value="2025-10-08" calcext:value-type="date">
            <text:p>8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196</text:p>
          </table:table-cell>
          <table:table-cell table:style-name="ce5" office:value-type="string" calcext:value-type="string">
            <text:p>Gitaarleraar</text:p>
          </table:table-cell>
          <table:table-cell table:number-columns-repeated="2" table:style-name="ce9" office:value-type="float" office:value="360" calcext:value-type="float">
            <text:p><text:s/>€ 36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0-20" calcext:value-type="date">
            <text:p>20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197</text:p>
          </table:table-cell>
          <table:table-cell table:style-name="ce5" office:value-type="string" calcext:value-type="string">
            <text:p>Popkoor Prestige</text:p>
          </table:table-cell>
          <table:table-cell table:number-columns-repeated="2" table:style-name="ce9" office:value-type="float" office:value="500" calcext:value-type="float">
            <text:p><text:s/>€ 50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1-27" calcext:value-type="date">
            <text:p>27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198</text:p>
          </table:table-cell>
          <table:table-cell table:style-name="ce5" office:value-type="string" calcext:value-type="string">
            <text:p>Popkoor One Up</text:p>
          </table:table-cell>
          <table:table-cell table:number-columns-repeated="2" table:style-name="ce9" office:value-type="float" office:value="400" calcext:value-type="float">
            <text:p><text:s/>€ 40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0-14" calcext:value-type="date">
            <text:p>14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199</text:p>
          </table:table-cell>
          <table:table-cell table:style-name="ce5" office:value-type="string" calcext:value-type="string">
            <text:p>Gooische pianoleraar</text:p>
          </table:table-cell>
          <table:table-cell table:number-columns-repeated="2" table:style-name="ce9" office:value-type="float" office:value="210" calcext:value-type="float">
            <text:p><text:s/>€ 21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0-21" calcext:value-type="date">
            <text:p>21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00</text:p>
          </table:table-cell>
          <table:table-cell table:style-name="ce5" office:value-type="string" calcext:value-type="string">
            <text:p>GGD Covid vaccinatie</text:p>
          </table:table-cell>
          <table:table-cell table:number-columns-repeated="2" table:style-name="ce9" office:value-type="float" office:value="1625" calcext:value-type="float">
            <text:p><text:s/>€ 1,625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0-28" calcext:value-type="date">
            <text:p>28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01</text:p>
          </table:table-cell>
          <table:table-cell table:style-name="ce5" office:value-type="string" calcext:value-type="string">
            <text:p>HilverZorg (directie)</text:p>
          </table:table-cell>
          <table:table-cell table:style-name="ce9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11-06" calcext:value-type="date">
            <text:p>6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02</text:p>
          </table:table-cell>
          <table:table-cell table:style-name="ce5" office:value-type="string" calcext:value-type="string">
            <text:p>HilverZorg</text:p>
          </table:table-cell>
          <table:table-cell table:style-name="ce9" office:value-type="float" office:value="132.5" calcext:value-type="float">
            <text:p><text:s/>€ 132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52.5" calcext:value-type="float">
            <text:p><text:s/>€ 52.50 </text:p>
          </table:table-cell>
          <table:table-cell table:style-name="ce16" office:value-type="date" office:date-value="2025-11-06" calcext:value-type="date">
            <text:p>6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03</text:p>
          </table:table-cell>
          <table:table-cell table:style-name="ce5" office:value-type="string" calcext:value-type="string">
            <text:p>De Kontekst</text:p>
          </table:table-cell>
          <table:table-cell table:style-name="ce9" office:value-type="float" office:value="228" calcext:value-type="float">
            <text:p><text:s/>€ 228.00 </text:p>
          </table:table-cell>
          <table:table-cell table:style-name="ce9" office:value-type="float" office:value="144" calcext:value-type="float">
            <text:p><text:s/>€ 144.00 </text:p>
          </table:table-cell>
          <table:table-cell table:style-name="ce9" office:value-type="float" office:value="84" calcext:value-type="float">
            <text:p><text:s/>€ 84.00 </text:p>
          </table:table-cell>
          <table:table-cell table:style-name="ce16" office:value-type="date" office:date-value="2025-11-10" calcext:value-type="date">
            <text:p>10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04</text:p>
          </table:table-cell>
          <table:table-cell table:style-name="ce5" office:value-type="string" calcext:value-type="string">
            <text:p>VvE Beverlaan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10-22" calcext:value-type="date">
            <text:p>22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05</text:p>
          </table:table-cell>
          <table:table-cell table:style-name="ce5" office:value-type="string" calcext:value-type="string">
            <text:p>HSV</text:p>
          </table:table-cell>
          <table:table-cell table:style-name="ce9" office:value-type="float" office:value="94.75" calcext:value-type="float">
            <text:p><text:s/>€ 94.75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22.75" calcext:value-type="float">
            <text:p><text:s/>€ 22.75 </text:p>
          </table:table-cell>
          <table:table-cell table:style-name="ce16" office:value-type="date" office:date-value="2025-10-19" calcext:value-type="date">
            <text:p>19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06</text:p>
          </table:table-cell>
          <table:table-cell table:style-name="ce5" office:value-type="string" calcext:value-type="string">
            <text:p>ICF</text:p>
          </table:table-cell>
          <table:table-cell table:style-name="ce9" office:value-type="float" office:value="320" calcext:value-type="float">
            <text:p><text:s/>€ 320.00 </text:p>
          </table:table-cell>
          <table:table-cell table:style-name="ce9" office:value-type="float" office:value="300" calcext:value-type="float">
            <text:p><text:s/>€ 300.00 </text:p>
          </table:table-cell>
          <table:table-cell table:style-name="ce9" office:value-type="float" office:value="20" calcext:value-type="float">
            <text:p><text:s/>€ 20.00 </text:p>
          </table:table-cell>
          <table:table-cell table:style-name="ce16" office:value-type="date" office:date-value="2025-10-14" calcext:value-type="date">
            <text:p>14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07</text:p>
          </table:table-cell>
          <table:table-cell table:style-name="ce5" office:value-type="string" calcext:value-type="string">
            <text:p>Alzheimer Café</text:p>
          </table:table-cell>
          <table:table-cell table:style-name="ce9" office:value-type="float" office:value="163.5" calcext:value-type="float">
            <text:p><text:s/>€ 163.50 </text:p>
          </table:table-cell>
          <table:table-cell table:style-name="ce9" office:value-type="float" office:value="90" calcext:value-type="float">
            <text:p><text:s/>€ 90.00 </text:p>
          </table:table-cell>
          <table:table-cell table:style-name="ce9" office:value-type="float" office:value="73.5" calcext:value-type="float">
            <text:p><text:s/>€ 73.50 </text:p>
          </table:table-cell>
          <table:table-cell table:style-name="ce16" office:value-type="date" office:date-value="2025-10-16" calcext:value-type="date">
            <text:p>16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08</text:p>
          </table:table-cell>
          <table:table-cell table:style-name="ce5" office:value-type="string" calcext:value-type="string">
            <text:p>NGV afd. Gooiland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11-20" calcext:value-type="date">
            <text:p>20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09</text:p>
          </table:table-cell>
          <table:table-cell table:style-name="ce5" office:value-type="string" calcext:value-type="string">
            <text:p>VvE Marterlaan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11-12" calcext:value-type="date">
            <text:p>12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10</text:p>
          </table:table-cell>
          <table:table-cell table:style-name="ce5" office:value-type="string" calcext:value-type="string">
            <text:p>De Kontekst</text:p>
          </table:table-cell>
          <table:table-cell table:style-name="ce9" office:value-type="float" office:value="669.75" calcext:value-type="float">
            <text:p><text:s/>€ 669.75 </text:p>
          </table:table-cell>
          <table:table-cell table:style-name="ce9" office:value-type="float" office:value="225" calcext:value-type="float">
            <text:p><text:s/>€ 225.00 </text:p>
          </table:table-cell>
          <table:table-cell table:style-name="ce9" office:value-type="float" office:value="444.75" calcext:value-type="float">
            <text:p><text:s/>€ 444.75 </text:p>
          </table:table-cell>
          <table:table-cell table:style-name="ce16" office:value-type="date" office:date-value="2025-10-17" calcext:value-type="date">
            <text:p>17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11</text:p>
          </table:table-cell>
          <table:table-cell table:style-name="ce5" office:value-type="string" calcext:value-type="string">
            <text:p>CoP/slimme wijkenergie</text:p>
          </table:table-cell>
          <table:table-cell table:style-name="ce9" office:value-type="float" office:value="296" calcext:value-type="float">
            <text:p><text:s/>€ 296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96" calcext:value-type="float">
            <text:p><text:s/>€ 196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12</text:p>
          </table:table-cell>
          <table:table-cell table:style-name="ce5" office:value-type="string" calcext:value-type="string">
            <text:p>VvE de Stichtse Poort</text:p>
          </table:table-cell>
          <table:table-cell table:style-name="ce9" office:value-type="float" office:value="152.5" calcext:value-type="float">
            <text:p><text:s/>€ 152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52.5" calcext:value-type="float">
            <text:p><text:s/>€ 52.50 </text:p>
          </table:table-cell>
          <table:table-cell table:style-name="ce16" office:value-type="date" office:date-value="2025-11-04" calcext:value-type="date">
            <text:p>4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13</text:p>
          </table:table-cell>
          <table:table-cell table:style-name="ce5" office:value-type="string" calcext:value-type="string">
            <text:p>NVvT</text:p>
          </table:table-cell>
          <table:table-cell table:style-name="ce9" office:value-type="float" office:value="213" calcext:value-type="float">
            <text:p><text:s/>€ 213.00 </text:p>
          </table:table-cell>
          <table:table-cell table:style-name="ce9" office:value-type="float" office:value="150" calcext:value-type="float">
            <text:p><text:s/>€ 15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16" office:value-type="date" office:date-value="2025-10-21" calcext:value-type="date">
            <text:p>21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14</text:p>
          </table:table-cell>
          <table:table-cell table:style-name="ce5" office:value-type="string" calcext:value-type="string">
            <text:p>VvE Adm. De Ruijterlaan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11-24" calcext:value-type="date">
            <text:p>24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15</text:p>
          </table:table-cell>
          <table:table-cell table:style-name="ce5" office:value-type="string" calcext:value-type="string">
            <text:p>VvE Rozenhage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10-27" calcext:value-type="date">
            <text:p>27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16</text:p>
          </table:table-cell>
          <table:table-cell table:style-name="ce5" office:value-type="string" calcext:value-type="string">
            <text:p>Sonnevelt Opleidingen EC-1</text:p>
          </table:table-cell>
          <table:table-cell table:style-name="ce9" office:value-type="float" office:value="238.5" calcext:value-type="float">
            <text:p><text:s/>€ 238.50 </text:p>
          </table:table-cell>
          <table:table-cell table:style-name="ce9" office:value-type="float" office:value="144" calcext:value-type="float">
            <text:p><text:s/>€ 144.00 </text:p>
          </table:table-cell>
          <table:table-cell table:style-name="ce9" office:value-type="float" office:value="94.5" calcext:value-type="float">
            <text:p><text:s/>€ 94.50 </text:p>
          </table:table-cell>
          <table:table-cell table:style-name="ce16" office:value-type="date" office:date-value="2025-10-29" calcext:value-type="date">
            <text:p>29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17</text:p>
          </table:table-cell>
          <table:table-cell table:style-name="ce5" office:value-type="string" calcext:value-type="string">
            <text:p>VvE Loosdrechtseweg</text:p>
          </table:table-cell>
          <table:table-cell table:style-name="ce9" office:value-type="float" office:value="163" calcext:value-type="float">
            <text:p><text:s/>€ 163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16" office:value-type="date" office:date-value="2025-10-29" calcext:value-type="date">
            <text:p>29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18</text:p>
          </table:table-cell>
          <table:table-cell table:style-name="ce5" office:value-type="string" calcext:value-type="string">
            <text:p>Kunstlezing EG</text:p>
          </table:table-cell>
          <table:table-cell table:number-columns-repeated="2" table:style-name="ce9" office:value-type="float" office:value="72" calcext:value-type="float">
            <text:p><text:s/>€ 72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0-16" calcext:value-type="date">
            <text:p>16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19</text:p>
          </table:table-cell>
          <table:table-cell table:style-name="ce5" office:value-type="string" calcext:value-type="string">
            <text:p>Dienstencentrum PKN</text:p>
          </table:table-cell>
          <table:table-cell table:style-name="ce9" office:value-type="float" office:value="420" calcext:value-type="float">
            <text:p><text:s/>€ 42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9" office:value-type="float" office:value="420" calcext:value-type="float">
            <text:p><text:s/>€ 420.00 </text:p>
          </table:table-cell>
          <table:table-cell table:style-name="ce16" office:value-type="date" office:date-value="2025-10-29" calcext:value-type="date">
            <text:p>29-10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20</text:p>
          </table:table-cell>
          <table:table-cell table:style-name="ce5" office:value-type="string" calcext:value-type="string">
            <text:p>VvE Vuursche Dreef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43" office:value-type="string" calcext:value-type="string">
            <text:p>nvt</text:p>
          </table:table-cell>
          <table:table-cell table:style-name="ce5" office:value-type="string" calcext:value-type="string">
            <text:p>foutieve naam op factuur, zie creditnota 202510-221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21</text:p>
          </table:table-cell>
          <table:table-cell table:style-name="ce5" office:value-type="string" calcext:value-type="string">
            <text:p>VvE Vuursche Dreef</text:p>
          </table:table-cell>
          <table:table-cell table:style-name="ce9" office:value-type="float" office:value="-111.5" calcext:value-type="float">
            <text:p><text:s/>€ -111.50 </text:p>
          </table:table-cell>
          <table:table-cell table:style-name="ce9" office:value-type="float" office:value="-80" calcext:value-type="float">
            <text:p><text:s/>€ -80.00 </text:p>
          </table:table-cell>
          <table:table-cell table:style-name="ce9" office:value-type="float" office:value="-31.5" calcext:value-type="float">
            <text:p><text:s/>€ -31.50 </text:p>
          </table:table-cell>
          <table:table-cell table:style-name="ce43" office:value-type="string" calcext:value-type="string">
            <text:p>nvt</text:p>
          </table:table-cell>
          <table:table-cell table:style-name="ce5" office:value-type="string" calcext:value-type="string">
            <text:p>correctie op factuur 202520-220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10-222</text:p>
          </table:table-cell>
          <table:table-cell table:style-name="ce5" office:value-type="string" calcext:value-type="string">
            <text:p>VvE Vuursche Dreef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11-25" calcext:value-type="date">
            <text:p>25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 betaling september</text:p>
          </table:table-cell>
          <table:table-cell table:style-name="ce9" table:formula="of:=[.E241]" office:value-type="float" office:value="159.96" calcext:value-type="float">
            <text:p><text:s/>€ 159.96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159.96" calcext:value-type="float">
            <text:p><text:s/>€ 159.96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september</text:p>
          </table:table-cell>
          <table:table-cell table:style-name="ce10" office:value-type="float" office:value="951" calcext:value-type="float">
            <text:p><text:s/>€ 951.00 </text:p>
          </table:table-cell>
          <table:table-cell table:style-name="ce10" office:value-type="float" office:value="0" calcext:value-type="float">
            <text:p><text:s/>€ - <text:s text:c="2"/></text:p>
          </table:table-cell>
          <table:table-cell table:style-name="ce10" office:value-type="float" office:value="951" calcext:value-type="float">
            <text:p><text:s/>€ 951.00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23</text:p>
          </table:table-cell>
          <table:table-cell table:style-name="ce5" office:value-type="string" calcext:value-type="string">
            <text:p>De Gitaarleraar</text:p>
          </table:table-cell>
          <table:table-cell table:number-columns-repeated="2" table:style-name="ce9" office:value-type="float" office:value="360" calcext:value-type="float">
            <text:p><text:s/>€ 36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11-18" calcext:value-type="date">
            <text:p>18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24</text:p>
          </table:table-cell>
          <table:table-cell table:style-name="ce5" office:value-type="string" calcext:value-type="string">
            <text:p>Gooische Pianoleraar</text:p>
          </table:table-cell>
          <table:table-cell table:style-name="ce9" office:value-type="float" office:value="215.25" calcext:value-type="float">
            <text:p><text:s/>€ 215.25 </text:p>
          </table:table-cell>
          <table:table-cell table:style-name="ce9" office:value-type="float" office:value="210" calcext:value-type="float">
            <text:p><text:s/>€ 210.00 </text:p>
          </table:table-cell>
          <table:table-cell table:style-name="ce9" office:value-type="float" office:value="5.25" calcext:value-type="float">
            <text:p><text:s/>€ 5.25 </text:p>
          </table:table-cell>
          <table:table-cell table:style-name="ce16" office:value-type="date" office:date-value="2025-12-03" calcext:value-type="date">
            <text:p>3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25</text:p>
          </table:table-cell>
          <table:table-cell table:style-name="ce5" office:value-type="string" calcext:value-type="string">
            <text:p>Popkoor One Up</text:p>
          </table:table-cell>
          <table:table-cell table:number-columns-repeated="2" table:style-name="ce9" office:value-type="float" office:value="400" calcext:value-type="float">
            <text:p><text:s/>€ 4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11-16" calcext:value-type="date">
            <text:p>16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26</text:p>
          </table:table-cell>
          <table:table-cell table:style-name="ce5" office:value-type="string" calcext:value-type="string">
            <text:p>Popkoor Prestige</text:p>
          </table:table-cell>
          <table:table-cell table:number-columns-repeated="2" table:style-name="ce9" office:value-type="float" office:value="400" calcext:value-type="float">
            <text:p><text:s/>€ 4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11-27" calcext:value-type="date">
            <text:p>27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27</text:p>
          </table:table-cell>
          <table:table-cell table:style-name="ce5" office:value-type="string" calcext:value-type="string">
            <text:p>GGD Covid vaccinatie</text:p>
          </table:table-cell>
          <table:table-cell table:number-columns-repeated="2" table:style-name="ce9" office:value-type="float" office:value="2925" calcext:value-type="float">
            <text:p><text:s/>€ 2,925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11-25" calcext:value-type="date">
            <text:p>25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28</text:p>
          </table:table-cell>
          <table:table-cell table:style-name="ce5" office:value-type="string" calcext:value-type="string">
            <text:p>Concert Fanfare LEO</text:p>
          </table:table-cell>
          <table:table-cell table:number-columns-repeated="2" table:style-name="ce9" office:value-type="float" office:value="450" calcext:value-type="float">
            <text:p><text:s/>€ 45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12-01" calcext:value-type="date">
            <text:p>1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29</text:p>
          </table:table-cell>
          <table:table-cell table:style-name="ce5" office:value-type="string" calcext:value-type="string">
            <text:p>Leeskring Hilversum</text:p>
          </table:table-cell>
          <table:table-cell table:style-name="ce9" office:value-type="float" office:value="60.75" calcext:value-type="float">
            <text:p><text:s/>€ 60.75 </text:p>
          </table:table-cell>
          <table:table-cell table:style-name="ce9" office:value-type="float" office:value="38" calcext:value-type="float">
            <text:p><text:s/>€ 38.00 </text:p>
          </table:table-cell>
          <table:table-cell table:style-name="ce9" office:value-type="float" office:value="22.75" calcext:value-type="float">
            <text:p><text:s/>€ 22.75 </text:p>
          </table:table-cell>
          <table:table-cell table:style-name="ce16" office:value-type="date" office:date-value="2025-11-17" calcext:value-type="date">
            <text:p>17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30</text:p>
          </table:table-cell>
          <table:table-cell table:style-name="ce5" office:value-type="string" calcext:value-type="string">
            <text:p>NKvF regio 13</text:p>
          </table:table-cell>
          <table:table-cell table:style-name="ce9" office:value-type="float" office:value="123.25" calcext:value-type="float">
            <text:p><text:s/>€ 123.25 </text:p>
          </table:table-cell>
          <table:table-cell table:style-name="ce9" office:value-type="float" office:value="90" calcext:value-type="float">
            <text:p><text:s/>€ 90.00 </text:p>
          </table:table-cell>
          <table:table-cell table:style-name="ce9" office:value-type="float" office:value="33.25" calcext:value-type="float">
            <text:p><text:s/>€ 33.25 </text:p>
          </table:table-cell>
          <table:table-cell table:style-name="ce16" office:value-type="date" office:date-value="2025-11-17" calcext:value-type="date">
            <text:p>17-11-2025</text:p>
          </table:table-cell>
          <table:table-cell table:style-name="ce45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31</text:p>
          </table:table-cell>
          <table:table-cell table:style-name="ce5" office:value-type="string" calcext:value-type="string">
            <text:p>VvE Parkflat de Vuursche dreef</text:p>
          </table:table-cell>
          <table:table-cell table:style-name="ce9" office:value-type="float" office:value="152.5" calcext:value-type="float">
            <text:p><text:s/>€ 152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52.5" calcext:value-type="float">
            <text:p><text:s/>€ 52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32</text:p>
          </table:table-cell>
          <table:table-cell table:style-name="ce5" office:value-type="string" calcext:value-type="string">
            <text:p>VvE Karel Doormanlaan 296-348</text:p>
          </table:table-cell>
          <table:table-cell table:style-name="ce9" office:value-type="float" office:value="132.5" calcext:value-type="float">
            <text:p><text:s/>€ 132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52.5" calcext:value-type="float">
            <text:p><text:s/>€ 52.50 </text:p>
          </table:table-cell>
          <table:table-cell table:style-name="ce16" office:value-type="date" office:date-value="2026-01-08" calcext:value-type="date">
            <text:p>8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33</text:p>
          </table:table-cell>
          <table:table-cell table:style-name="ce5" office:value-type="string" calcext:value-type="string">
            <text:p>Con Amore Polyvagaal</text:p>
          </table:table-cell>
          <table:table-cell table:style-name="ce9" office:value-type="float" office:value="270" calcext:value-type="float">
            <text:p><text:s/>€ 270.00 </text:p>
          </table:table-cell>
          <table:table-cell table:style-name="ce9" office:value-type="float" office:value="144" calcext:value-type="float">
            <text:p><text:s/>€ 144.00 </text:p>
          </table:table-cell>
          <table:table-cell table:style-name="ce9" office:value-type="float" office:value="126" calcext:value-type="float">
            <text:p><text:s/>€ 126.00 </text:p>
          </table:table-cell>
          <table:table-cell table:style-name="ce16" office:value-type="date" office:date-value="2025-12-29" calcext:value-type="date">
            <text:p>29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34</text:p>
          </table:table-cell>
          <table:table-cell table:style-name="ce5" office:value-type="string" calcext:value-type="string">
            <text:p>ICF</text:p>
          </table:table-cell>
          <table:table-cell table:number-columns-repeated="2" table:style-name="ce9" office:value-type="float" office:value="100" calcext:value-type="float">
            <text:p><text:s/>€ 10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11-18" calcext:value-type="date">
            <text:p>18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35</text:p>
          </table:table-cell>
          <table:table-cell table:style-name="ce5" office:value-type="string" calcext:value-type="string">
            <text:p>Alzheimer Café</text:p>
          </table:table-cell>
          <table:table-cell table:style-name="ce9" office:value-type="float" office:value="195" calcext:value-type="float">
            <text:p><text:s/>€ 195.00 </text:p>
          </table:table-cell>
          <table:table-cell table:style-name="ce9" office:value-type="float" office:value="90" calcext:value-type="float">
            <text:p><text:s/>€ 90.00 </text:p>
          </table:table-cell>
          <table:table-cell table:style-name="ce9" office:value-type="float" office:value="105" calcext:value-type="float">
            <text:p><text:s/>€ 105.00 </text:p>
          </table:table-cell>
          <table:table-cell table:style-name="ce16" office:value-type="date" office:date-value="2025-11-18" calcext:value-type="date">
            <text:p>18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36</text:p>
          </table:table-cell>
          <table:table-cell table:style-name="ce5" office:value-type="string" calcext:value-type="string">
            <text:p>Sonnevelt Opleidingen</text:p>
          </table:table-cell>
          <table:table-cell table:style-name="ce9" office:value-type="float" office:value="285" calcext:value-type="float">
            <text:p><text:s/>€ 285.00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105" calcext:value-type="float">
            <text:p><text:s/>€ 105.00 </text:p>
          </table:table-cell>
          <table:table-cell table:style-name="ce16" office:value-type="date" office:date-value="2025-12-01" calcext:value-type="date">
            <text:p>1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37</text:p>
          </table:table-cell>
          <table:table-cell table:style-name="ce5" office:value-type="string" calcext:value-type="string">
            <text:p>Con Amore EFT</text:p>
          </table:table-cell>
          <table:table-cell table:style-name="ce9" office:value-type="float" office:value="337.5" calcext:value-type="float">
            <text:p><text:s/>€ 337.50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157.5" calcext:value-type="float">
            <text:p><text:s/>€ 157.50 </text:p>
          </table:table-cell>
          <table:table-cell table:style-name="ce16" office:value-type="date" office:date-value="2025-12-29" calcext:value-type="date">
            <text:p>29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38</text:p>
          </table:table-cell>
          <table:table-cell table:style-name="ce5" office:value-type="string" calcext:value-type="string">
            <text:p>HFM</text:p>
          </table:table-cell>
          <table:table-cell table:style-name="ce9" office:value-type="float" office:value="1465" calcext:value-type="float">
            <text:p><text:s/>€ 1,465.00 </text:p>
          </table:table-cell>
          <table:table-cell table:style-name="ce9" office:value-type="float" office:value="750" calcext:value-type="float">
            <text:p><text:s/>€ 750.00 </text:p>
          </table:table-cell>
          <table:table-cell table:style-name="ce9" office:value-type="float" office:value="715" calcext:value-type="float">
            <text:p><text:s/>€ 715.00 </text:p>
          </table:table-cell>
          <table:table-cell table:style-name="ce16" office:value-type="date" office:date-value="2025-11-19" calcext:value-type="date">
            <text:p>19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39</text:p>
          </table:table-cell>
          <table:table-cell table:style-name="ce5" office:value-type="string" calcext:value-type="string">
            <text:p>Leerlingenconcert</text:p>
          </table:table-cell>
          <table:table-cell table:number-columns-repeated="2" table:style-name="ce9" office:value-type="float" office:value="180" calcext:value-type="float">
            <text:p><text:s/>€ 18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11-26" calcext:value-type="date">
            <text:p>26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40</text:p>
          </table:table-cell>
          <table:table-cell table:style-name="ce5" office:value-type="string" calcext:value-type="string">
            <text:p>HSV</text:p>
          </table:table-cell>
          <table:table-cell table:style-name="ce9" office:value-type="float" office:value="98.25" calcext:value-type="float">
            <text:p><text:s/>€ 98.25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26.25" calcext:value-type="float">
            <text:p><text:s/>€ 26.25 </text:p>
          </table:table-cell>
          <table:table-cell table:style-name="ce16" office:value-type="date" office:date-value="2025-11-19" calcext:value-type="date">
            <text:p>19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41</text:p>
          </table:table-cell>
          <table:table-cell table:style-name="ce5" office:value-type="string" calcext:value-type="string">
            <text:p>Uitvaartdienst Ronald Koetsier</text:p>
          </table:table-cell>
          <table:table-cell table:style-name="ce9" office:value-type="float" office:value="295.75" calcext:value-type="float">
            <text:p><text:s/>€ 295.75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295.75" calcext:value-type="float">
            <text:p><text:s/>€ 295.75 </text:p>
          </table:table-cell>
          <table:table-cell table:style-name="ce16" office:value-type="date" office:date-value="2025-11-26" calcext:value-type="date">
            <text:p>26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42</text:p>
          </table:table-cell>
          <table:table-cell table:style-name="ce5" office:value-type="string" calcext:value-type="string">
            <text:p>Deepavali Celebrations 2025</text:p>
          </table:table-cell>
          <table:table-cell table:number-columns-repeated="2" table:style-name="ce9" office:value-type="float" office:value="450" calcext:value-type="float">
            <text:p><text:s/>€ 45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12-17" calcext:value-type="date">
            <text:p>17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43</text:p>
          </table:table-cell>
          <table:table-cell table:style-name="ce5" office:value-type="string" calcext:value-type="string">
            <text:p>PostNL</text:p>
          </table:table-cell>
          <table:table-cell table:style-name="ce9" office:value-type="float" office:value="142" calcext:value-type="float">
            <text:p><text:s/>€ 142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12-08" calcext:value-type="date">
            <text:p>8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47</text:p>
          </table:table-cell>
          <table:table-cell table:style-name="ce5" office:value-type="string" calcext:value-type="string">
            <text:p>VvE Zuidhoek III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11-29" calcext:value-type="date">
            <text:p>29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48</text:p>
          </table:table-cell>
          <table:table-cell table:style-name="ce5" office:value-type="string" calcext:value-type="string">
            <text:p>Tuingroep Karel Doormanlaan</text:p>
          </table:table-cell>
          <table:table-cell table:style-name="ce9" office:value-type="float" office:value="143" calcext:value-type="float">
            <text:p><text:s/>€ 143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16" office:value-type="date" office:date-value="2025-11-20" calcext:value-type="date">
            <text:p>20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44</text:p>
          </table:table-cell>
          <table:table-cell table:style-name="ce5" office:value-type="string" calcext:value-type="string">
            <text:p>Gem.Hilv. Info Kastanjelaan</text:p>
          </table:table-cell>
          <table:table-cell table:style-name="ce9" office:value-type="float" office:value="173.5" calcext:value-type="float">
            <text:p><text:s/>€ 173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73.5" calcext:value-type="float">
            <text:p><text:s/>€ 73.50 </text:p>
          </table:table-cell>
          <table:table-cell table:style-name="ce16" office:value-type="date" office:date-value="2025-11-28" calcext:value-type="date">
            <text:p>28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45</text:p>
          </table:table-cell>
          <table:table-cell table:style-name="ce5" office:value-type="string" calcext:value-type="string">
            <text:p>Gem.Hilv. Info Kastanjelaan</text:p>
          </table:table-cell>
          <table:table-cell table:style-name="ce9" office:value-type="float" office:value="173.5" calcext:value-type="float">
            <text:p><text:s/>€ 173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73.5" calcext:value-type="float">
            <text:p><text:s/>€ 73.50 </text:p>
          </table:table-cell>
          <table:table-cell table:style-name="ce5" office:value-type="string" calcext:value-type="string">
            <text:p>nvt</text:p>
          </table:table-cell>
          <table:table-cell table:style-name="ce5" office:value-type="string" calcext:value-type="string">
            <text:p>zie creditnota 202511-246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46</text:p>
          </table:table-cell>
          <table:table-cell table:style-name="ce5" office:value-type="string" calcext:value-type="string">
            <text:p>Gem.Hilv. Info Kastanjelaan</text:p>
          </table:table-cell>
          <table:table-cell table:style-name="ce9" office:value-type="float" office:value="-173.5" calcext:value-type="float">
            <text:p><text:s/>€ -173.50 </text:p>
          </table:table-cell>
          <table:table-cell table:style-name="ce9" office:value-type="float" office:value="-100" calcext:value-type="float">
            <text:p><text:s/>€ -100.00 </text:p>
          </table:table-cell>
          <table:table-cell table:style-name="ce9" office:value-type="float" office:value="-73.5" calcext:value-type="float">
            <text:p><text:s/>€ -73.50 </text:p>
          </table:table-cell>
          <table:table-cell table:style-name="ce5" office:value-type="string" calcext:value-type="string">
            <text:p>nvt</text:p>
          </table:table-cell>
          <table:table-cell table:style-name="ce5" office:value-type="string" calcext:value-type="string">
            <text:p>correctie factuur 202511-245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49</text:p>
          </table:table-cell>
          <table:table-cell table:style-name="ce5" office:value-type="string" calcext:value-type="string">
            <text:p>Kunstlezing EG</text:p>
          </table:table-cell>
          <table:table-cell table:number-columns-repeated="2" table:style-name="ce9" office:value-type="float" office:value="72" calcext:value-type="float">
            <text:p><text:s/>€ 72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16" office:value-type="date" office:date-value="2025-11-18" calcext:value-type="date">
            <text:p>18-11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1-250</text:p>
          </table:table-cell>
          <table:table-cell table:style-name="ce5" office:value-type="string" calcext:value-type="string">
            <text:p>Gem. H'sum stembureau</text:p>
          </table:table-cell>
          <table:table-cell table:style-name="ce9" office:value-type="float" office:value="323.5" calcext:value-type="float">
            <text:p><text:s/>€ 323.50 </text:p>
          </table:table-cell>
          <table:table-cell table:style-name="ce9" office:value-type="float" office:value="250" calcext:value-type="float">
            <text:p><text:s/>€ 250.00 </text:p>
          </table:table-cell>
          <table:table-cell table:style-name="ce9" office:value-type="float" office:value="73.5" calcext:value-type="float">
            <text:p><text:s/>€ 73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 betaling oktober</text:p>
          </table:table-cell>
          <table:table-cell table:style-name="ce9" table:formula="of:=[.E271]" office:value-type="float" office:value="271.21" calcext:value-type="float">
            <text:p><text:s/>€ 271.21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271.21" calcext:value-type="float">
            <text:p><text:s/>€ 271.21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oktober</text:p>
          </table:table-cell>
          <table:table-cell table:style-name="ce10" table:formula="of:=[.E272]" office:value-type="float" office:value="1499.25" calcext:value-type="float">
            <text:p><text:s/>€ 1,499.25 </text:p>
          </table:table-cell>
          <table:table-cell table:style-name="ce10" office:value-type="float" office:value="0" calcext:value-type="float">
            <text:p><text:s/>€ - <text:s text:c="2"/></text:p>
          </table:table-cell>
          <table:table-cell table:style-name="ce10" office:value-type="float" office:value="1499.25" calcext:value-type="float">
            <text:p><text:s/>€ 1,499.25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51</text:p>
          </table:table-cell>
          <table:table-cell table:style-name="ce5" office:value-type="string" calcext:value-type="string">
            <text:p>De Gitaarleraar</text:p>
          </table:table-cell>
          <table:table-cell table:number-columns-repeated="2" table:style-name="ce9" office:value-type="float" office:value="360" calcext:value-type="float">
            <text:p><text:s/>€ 36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2-03" calcext:value-type="date">
            <text:p>3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52</text:p>
          </table:table-cell>
          <table:table-cell table:style-name="ce5" office:value-type="string" calcext:value-type="string">
            <text:p>Gooische Pianoleraar</text:p>
          </table:table-cell>
          <table:table-cell table:style-name="ce9" office:value-type="float" office:value="271.5" calcext:value-type="float">
            <text:p><text:s/>€ 271.50 </text:p>
          </table:table-cell>
          <table:table-cell table:style-name="ce9" office:value-type="float" office:value="240" calcext:value-type="float">
            <text:p><text:s/>€ 24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12-03" calcext:value-type="date">
            <text:p>3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53</text:p>
          </table:table-cell>
          <table:table-cell table:style-name="ce5" office:value-type="string" calcext:value-type="string">
            <text:p>Popkoor One Up</text:p>
          </table:table-cell>
          <table:table-cell table:number-columns-repeated="2" table:style-name="ce9" office:value-type="float" office:value="400" calcext:value-type="float">
            <text:p><text:s/>€ 40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2-02" calcext:value-type="date">
            <text:p>2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54</text:p>
          </table:table-cell>
          <table:table-cell table:style-name="ce5" office:value-type="string" calcext:value-type="string">
            <text:p>Popkoor Prestige</text:p>
          </table:table-cell>
          <table:table-cell table:number-columns-repeated="2" table:style-name="ce9" office:value-type="float" office:value="300" calcext:value-type="float">
            <text:p><text:s/>€ 30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2-16" calcext:value-type="date">
            <text:p>16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55</text:p>
          </table:table-cell>
          <table:table-cell table:style-name="ce5" office:value-type="string" calcext:value-type="string">
            <text:p>GGD</text:p>
          </table:table-cell>
          <table:table-cell table:style-name="ce9" office:value-type="float" office:value="3098.75" calcext:value-type="float">
            <text:p><text:s/>€ 3,098.75 </text:p>
          </table:table-cell>
          <table:table-cell table:style-name="ce9" office:value-type="float" office:value="2925" calcext:value-type="float">
            <text:p><text:s/>€ 2,925.00 </text:p>
          </table:table-cell>
          <table:table-cell table:style-name="ce9" office:value-type="float" office:value="173.75" calcext:value-type="float">
            <text:p><text:s/>€ 173.75 </text:p>
          </table:table-cell>
          <table:table-cell table:style-name="ce16" office:value-type="date" office:date-value="2025-12-12" calcext:value-type="date">
            <text:p>12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56</text:p>
          </table:table-cell>
          <table:table-cell table:style-name="ce5" office:value-type="string" calcext:value-type="string">
            <text:p>Culteral Day</text:p>
          </table:table-cell>
          <table:table-cell table:number-columns-repeated="2" table:style-name="ce9" office:value-type="float" office:value="450" calcext:value-type="float">
            <text:p><text:s/>€ 45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2-03" calcext:value-type="date">
            <text:p>3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57</text:p>
          </table:table-cell>
          <table:table-cell table:style-name="ce5" office:value-type="string" calcext:value-type="string">
            <text:p>Kamerkoor Revoce</text:p>
          </table:table-cell>
          <table:table-cell table:style-name="ce9" office:value-type="float" office:value="912.25" calcext:value-type="float">
            <text:p><text:s/>€ 912.25 </text:p>
          </table:table-cell>
          <table:table-cell table:style-name="ce9" office:value-type="float" office:value="550" calcext:value-type="float">
            <text:p><text:s/>€ 550.00 </text:p>
          </table:table-cell>
          <table:table-cell table:style-name="ce9" office:value-type="float" office:value="362.25" calcext:value-type="float">
            <text:p><text:s/>€ 362.25 </text:p>
          </table:table-cell>
          <table:table-cell table:style-name="ce16" office:value-type="date" office:date-value="2025-12-04" calcext:value-type="date">
            <text:p>4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58</text:p>
          </table:table-cell>
          <table:table-cell table:style-name="ce5" office:value-type="string" calcext:value-type="string">
            <text:p>HSV</text:p>
          </table:table-cell>
          <table:table-cell table:style-name="ce9" office:value-type="float" office:value="109.75" calcext:value-type="float">
            <text:p><text:s/>€ 109.75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37.75" calcext:value-type="float">
            <text:p><text:s/>€ 37.75 </text:p>
          </table:table-cell>
          <table:table-cell table:style-name="ce16" office:value-type="date" office:date-value="2025-12-04" calcext:value-type="date">
            <text:p>4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59</text:p>
          </table:table-cell>
          <table:table-cell table:style-name="ce5" office:value-type="string" calcext:value-type="string">
            <text:p>Stemvorming One Up Annika</text:p>
          </table:table-cell>
          <table:table-cell table:number-columns-repeated="2" table:style-name="ce9" office:value-type="float" office:value="180" calcext:value-type="float">
            <text:p><text:s/>€ 18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60</text:p>
          </table:table-cell>
          <table:table-cell table:style-name="ce5" office:value-type="string" calcext:value-type="string">
            <text:p>ConcertKoor Baarn</text:p>
          </table:table-cell>
          <table:table-cell table:number-columns-repeated="2" table:style-name="ce9" office:value-type="float" office:value="90" calcext:value-type="float">
            <text:p><text:s/>€ 9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61</text:p>
          </table:table-cell>
          <table:table-cell table:style-name="ce5" office:value-type="string" calcext:value-type="string">
            <text:p>Kamerkoor Revoce</text:p>
          </table:table-cell>
          <table:table-cell table:number-columns-repeated="2" table:style-name="ce9" office:value-type="float" office:value="-100" calcext:value-type="float">
            <text:p><text:s/>€ -10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2-04" calcext:value-type="date">
            <text:p>4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62</text:p>
          </table:table-cell>
          <table:table-cell table:style-name="ce5" office:value-type="string" calcext:value-type="string">
            <text:p>Popkoor Prestige</text:p>
          </table:table-cell>
          <table:table-cell table:number-columns-repeated="2" table:style-name="ce9" office:value-type="float" office:value="100" calcext:value-type="float">
            <text:p><text:s/>€ 10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2-20" calcext:value-type="date">
            <text:p>20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63</text:p>
          </table:table-cell>
          <table:table-cell table:style-name="ce5" office:value-type="string" calcext:value-type="string">
            <text:p>Restaurant 1215 Heikracht</text:p>
          </table:table-cell>
          <table:table-cell table:number-columns-repeated="2" table:style-name="ce9" office:value-type="float" office:value="800" calcext:value-type="float">
            <text:p><text:s/>€ 80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6-01-08" calcext:value-type="date">
            <text:p>8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64</text:p>
          </table:table-cell>
          <table:table-cell table:style-name="ce5" office:value-type="string" calcext:value-type="string">
            <text:p>HilverZorg</text:p>
          </table:table-cell>
          <table:table-cell table:style-name="ce9" office:value-type="float" office:value="820.5" calcext:value-type="float">
            <text:p><text:s/>€ 820.50 </text:p>
          </table:table-cell>
          <table:table-cell table:style-name="ce9" office:value-type="float" office:value="190" calcext:value-type="float">
            <text:p><text:s/>€ 190.00 </text:p>
          </table:table-cell>
          <table:table-cell table:style-name="ce9" office:value-type="float" office:value="630.5" calcext:value-type="float">
            <text:p><text:s/>€ 630.50 </text:p>
          </table:table-cell>
          <table:table-cell table:style-name="ce16" office:value-type="date" office:date-value="2026-01-02" calcext:value-type="date">
            <text:p>2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65</text:p>
          </table:table-cell>
          <table:table-cell table:style-name="ce5" office:value-type="string" calcext:value-type="string">
            <text:p>HilverZorg BHV</text:p>
          </table:table-cell>
          <table:table-cell table:style-name="ce9" office:value-type="float" office:value="377" calcext:value-type="float">
            <text:p><text:s/>€ 377.00 </text:p>
          </table:table-cell>
          <table:table-cell table:style-name="ce9" office:value-type="float" office:value="304" calcext:value-type="float">
            <text:p><text:s/>€ 304.00 </text:p>
          </table:table-cell>
          <table:table-cell table:style-name="ce9" office:value-type="float" office:value="73" calcext:value-type="float">
            <text:p><text:s/>€ 73.00 </text:p>
          </table:table-cell>
          <table:table-cell table:style-name="ce16" office:value-type="date" office:date-value="2026-01-02" calcext:value-type="date">
            <text:p>2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66</text:p>
          </table:table-cell>
          <table:table-cell table:style-name="ce5" office:value-type="string" calcext:value-type="string">
            <text:p>HilverZorg</text:p>
          </table:table-cell>
          <table:table-cell table:style-name="ce9" office:value-type="float" office:value="931.5" calcext:value-type="float">
            <text:p><text:s/>€ 931.50 </text:p>
          </table:table-cell>
          <table:table-cell table:style-name="ce9" office:value-type="float" office:value="280" calcext:value-type="float">
            <text:p><text:s/>€ 280.00 </text:p>
          </table:table-cell>
          <table:table-cell table:style-name="ce9" office:value-type="float" office:value="651.5" calcext:value-type="float">
            <text:p><text:s/>€ 651.50 </text:p>
          </table:table-cell>
          <table:table-cell table:style-name="ce16" office:value-type="date" office:date-value="2026-01-02" calcext:value-type="date">
            <text:p>2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67</text:p>
          </table:table-cell>
          <table:table-cell table:style-name="ce5" office:value-type="string" calcext:value-type="string">
            <text:p>Sonnevelt Opl. EC-1</text:p>
          </table:table-cell>
          <table:table-cell table:style-name="ce9" office:value-type="float" office:value="337.5" calcext:value-type="float">
            <text:p><text:s/>€ 337.50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157.5" calcext:value-type="float">
            <text:p><text:s/>€ 157.50 </text:p>
          </table:table-cell>
          <table:table-cell table:style-name="ce16" office:value-type="date" office:date-value="2025-12-28" calcext:value-type="date">
            <text:p>28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67</text:p>
          </table:table-cell>
          <table:table-cell table:style-name="ce5" office:value-type="string" calcext:value-type="string">
            <text:p>Sonnevelt Opl. EC-1</text:p>
          </table:table-cell>
          <table:table-cell table:style-name="ce9" office:value-type="float" office:value="316.5" calcext:value-type="float">
            <text:p><text:s/>€ 316.50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136.5" calcext:value-type="float">
            <text:p><text:s/>€ 136.50 </text:p>
          </table:table-cell>
          <table:table-cell table:style-name="ce16" office:value-type="date" office:date-value="2025-12-28" calcext:value-type="date">
            <text:p>28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68</text:p>
          </table:table-cell>
          <table:table-cell table:style-name="ce5" office:value-type="string" calcext:value-type="string">
            <text:p>Alzheimer Café</text:p>
          </table:table-cell>
          <table:table-cell table:style-name="ce9" office:value-type="float" office:value="259.75" calcext:value-type="float">
            <text:p><text:s/>€ 259.75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179.75" calcext:value-type="float">
            <text:p><text:s/>€ 179.75 </text:p>
          </table:table-cell>
          <table:table-cell table:style-name="ce16" office:value-type="date" office:date-value="2025-12-17" calcext:value-type="date">
            <text:p>17-12-2025</text:p>
          </table:table-cell>
          <table:table-cell table:style-name="ce5" office:value-type="string" calcext:value-type="string">
            <text:p>bedrag van 127.00 overgemaakt, had 132.00 moeten zijn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69</text:p>
          </table:table-cell>
          <table:table-cell table:style-name="ce5" office:value-type="string" calcext:value-type="string">
            <text:p>Amaris</text:p>
          </table:table-cell>
          <table:table-cell table:style-name="ce9" office:value-type="float" office:value="121.5" calcext:value-type="float">
            <text:p><text:s/>€ 12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1.5" calcext:value-type="float">
            <text:p><text:s/>€ 41.50 </text:p>
          </table:table-cell>
          <table:table-cell table:style-name="ce16" office:value-type="date" office:date-value="2025-12-31" calcext:value-type="date">
            <text:p>31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70</text:p>
          </table:table-cell>
          <table:table-cell table:style-name="ce5" office:value-type="string" calcext:value-type="string">
            <text:p>Con Amore</text:p>
          </table:table-cell>
          <table:table-cell table:style-name="ce9" office:value-type="float" office:value="253" calcext:value-type="float">
            <text:p><text:s/>€ 253.00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73" calcext:value-type="float">
            <text:p><text:s/>€ 73.00 </text:p>
          </table:table-cell>
          <table:table-cell table:style-name="ce16" office:value-type="date" office:date-value="2026-01-29" calcext:value-type="date">
            <text:p>29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71</text:p>
          </table:table-cell>
          <table:table-cell table:style-name="ce5" office:value-type="string" calcext:value-type="string">
            <text:p>Conferentie Youth of Faith</text:p>
          </table:table-cell>
          <table:table-cell table:number-columns-repeated="2" table:style-name="ce9" office:value-type="float" office:value="900" calcext:value-type="float">
            <text:p><text:s/>€ 90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72</text:p>
          </table:table-cell>
          <table:table-cell table:style-name="ce5" office:value-type="string" calcext:value-type="string">
            <text:p>COV Hilversum</text:p>
          </table:table-cell>
          <table:table-cell table:style-name="ce9" office:value-type="float" office:value="205" calcext:value-type="float">
            <text:p><text:s/>€ 205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05" calcext:value-type="float">
            <text:p><text:s/>€ 105.00 </text:p>
          </table:table-cell>
          <table:table-cell table:style-name="ce16" office:value-type="date" office:date-value="2025-12-11" calcext:value-type="date">
            <text:p>11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73</text:p>
          </table:table-cell>
          <table:table-cell table:style-name="ce5" office:value-type="string" calcext:value-type="string">
            <text:p>Gemeente H'sum</text:p>
          </table:table-cell>
          <table:table-cell table:style-name="ce9" office:value-type="float" office:value="173" calcext:value-type="float">
            <text:p><text:s/>€ 173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73" calcext:value-type="float">
            <text:p><text:s/>€ 73.00 </text:p>
          </table:table-cell>
          <table:table-cell table:style-name="ce16" office:value-type="date" office:date-value="2025-12-24" calcext:value-type="date">
            <text:p>24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74</text:p>
          </table:table-cell>
          <table:table-cell table:style-name="ce5" office:value-type="string" calcext:value-type="string">
            <text:p>HP de Vaart</text:p>
          </table:table-cell>
          <table:table-cell table:style-name="ce9" office:value-type="float" office:value="344.25" calcext:value-type="float">
            <text:p><text:s/>€ 344.25 </text:p>
          </table:table-cell>
          <table:table-cell table:style-name="ce9" office:value-type="float" office:value="325" calcext:value-type="float">
            <text:p><text:s/>€ 325.00 </text:p>
          </table:table-cell>
          <table:table-cell table:style-name="ce9" office:value-type="float" office:value="19.25" calcext:value-type="float">
            <text:p><text:s/>€ 19.25 </text:p>
          </table:table-cell>
          <table:table-cell table:style-name="ce16" office:value-type="date" office:date-value="2025-12-09" calcext:value-type="date">
            <text:p>9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75</text:p>
          </table:table-cell>
          <table:table-cell table:style-name="ce5" office:value-type="string" calcext:value-type="string">
            <text:p>Groei &amp; Bloei</text:p>
          </table:table-cell>
          <table:table-cell table:style-name="ce9" office:value-type="float" office:value="143.25" calcext:value-type="float">
            <text:p><text:s/>€ 143.25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3.25" calcext:value-type="float">
            <text:p><text:s/>€ 43.25 </text:p>
          </table:table-cell>
          <table:table-cell table:style-name="ce16" office:value-type="date" office:date-value="2025-12-10" calcext:value-type="date">
            <text:p>10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76</text:p>
          </table:table-cell>
          <table:table-cell table:style-name="ce5" office:value-type="string" calcext:value-type="string">
            <text:p>HP Eedenburgh</text:p>
          </table:table-cell>
          <table:table-cell table:number-columns-repeated="2" table:style-name="ce9" office:value-type="float" office:value="300" calcext:value-type="float">
            <text:p><text:s/>€ 300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2-16" calcext:value-type="date">
            <text:p>16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77</text:p>
          </table:table-cell>
          <table:table-cell table:style-name="ce5" office:value-type="string" calcext:value-type="string">
            <text:p>ICF</text:p>
          </table:table-cell>
          <table:table-cell table:style-name="ce9" office:value-type="float" office:value="110" calcext:value-type="float">
            <text:p><text:s/>€ 110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0" calcext:value-type="float">
            <text:p><text:s/>€ 10.00 </text:p>
          </table:table-cell>
          <table:table-cell table:style-name="ce16" office:value-type="date" office:date-value="2025-12-09" calcext:value-type="date">
            <text:p>9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78</text:p>
          </table:table-cell>
          <table:table-cell table:style-name="ce5" office:value-type="string" calcext:value-type="string">
            <text:p>Inovum</text:p>
          </table:table-cell>
          <table:table-cell table:style-name="ce9" office:value-type="float" office:value="163" calcext:value-type="float">
            <text:p><text:s/>€ 163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16" office:value-type="date" office:date-value="2026-01-05" calcext:value-type="date">
            <text:p>5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79</text:p>
          </table:table-cell>
          <table:table-cell table:style-name="ce5" office:value-type="string" calcext:value-type="string">
            <text:p>Inovum</text:p>
          </table:table-cell>
          <table:table-cell table:style-name="ce9" office:value-type="float" office:value="389.25" calcext:value-type="float">
            <text:p><text:s/>€ 389.25 </text:p>
          </table:table-cell>
          <table:table-cell table:style-name="ce9" office:value-type="float" office:value="152" calcext:value-type="float">
            <text:p><text:s/>€ 152.00 </text:p>
          </table:table-cell>
          <table:table-cell table:style-name="ce9" office:value-type="float" office:value="237.25" calcext:value-type="float">
            <text:p><text:s/>€ 237.25 </text:p>
          </table:table-cell>
          <table:table-cell table:style-name="ce16" office:value-type="date" office:date-value="2025-12-16" calcext:value-type="date">
            <text:p>16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80</text:p>
          </table:table-cell>
          <table:table-cell table:style-name="ce5" office:value-type="string" calcext:value-type="string">
            <text:p>Kunstlezing EG</text:p>
          </table:table-cell>
          <table:table-cell table:number-columns-repeated="2" table:style-name="ce9" office:value-type="float" office:value="72" calcext:value-type="float">
            <text:p><text:s/>€ 72.00 </text:p>
          </table:table-cell>
          <table:table-cell table:style-name="ce9" office:value-type="string" office:string-value="-" calcext:value-type="string">
            <text:p><text:s/>- </text:p>
          </table:table-cell>
          <table:table-cell table:style-name="ce16" office:value-type="date" office:date-value="2025-12-08" calcext:value-type="date">
            <text:p>8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81</text:p>
          </table:table-cell>
          <table:table-cell table:style-name="ce5" office:value-type="string" calcext:value-type="string">
            <text:p>Leeskring Hilversum</text:p>
          </table:table-cell>
          <table:table-cell table:style-name="ce9" office:value-type="float" office:value="62.5" calcext:value-type="float">
            <text:p><text:s/>€ 62.50 </text:p>
          </table:table-cell>
          <table:table-cell table:style-name="ce9" office:value-type="float" office:value="38" calcext:value-type="float">
            <text:p><text:s/>€ 38.00 </text:p>
          </table:table-cell>
          <table:table-cell table:style-name="ce9" office:value-type="float" office:value="24.5" calcext:value-type="float">
            <text:p><text:s/>€ 24.50 </text:p>
          </table:table-cell>
          <table:table-cell table:style-name="ce16" office:value-type="date" office:date-value="2025-12-08" calcext:value-type="date">
            <text:p>8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82</text:p>
          </table:table-cell>
          <table:table-cell table:style-name="ce5" office:value-type="string" calcext:value-type="string">
            <text:p>Leger des Heils</text:p>
          </table:table-cell>
          <table:table-cell table:style-name="ce9" office:value-type="float" office:value="163.5" calcext:value-type="float">
            <text:p><text:s/>€ 163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83.5" calcext:value-type="float">
            <text:p><text:s/>€ 83.50 </text:p>
          </table:table-cell>
          <table:table-cell table:style-name="ce16" office:value-type="date" office:date-value="2025-12-19" calcext:value-type="date">
            <text:p>19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83</text:p>
          </table:table-cell>
          <table:table-cell table:style-name="ce5" office:value-type="string" calcext:value-type="string">
            <text:p>Leger des Heils</text:p>
          </table:table-cell>
          <table:table-cell table:style-name="ce9" office:value-type="float" office:value="286.15" calcext:value-type="float">
            <text:p><text:s/>€ 286.15 </text:p>
          </table:table-cell>
          <table:table-cell table:style-name="ce9" office:value-type="float" office:value="160" calcext:value-type="float">
            <text:p><text:s/>€ 160.00 </text:p>
          </table:table-cell>
          <table:table-cell table:style-name="ce9" office:value-type="float" office:value="126.15" calcext:value-type="float">
            <text:p><text:s/>€ 126.15 </text:p>
          </table:table-cell>
          <table:table-cell table:style-name="ce16" office:value-type="date" office:date-value="2025-12-19" calcext:value-type="date">
            <text:p>19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84</text:p>
          </table:table-cell>
          <table:table-cell table:style-name="ce5" office:value-type="string" calcext:value-type="string">
            <text:p>Mantelzorg G &amp; V</text:p>
          </table:table-cell>
          <table:table-cell table:style-name="ce9" office:value-type="float" office:value="565.5" calcext:value-type="float">
            <text:p><text:s/>€ 565.50 </text:p>
          </table:table-cell>
          <table:table-cell table:style-name="ce9" office:value-type="float" office:value="450" calcext:value-type="float">
            <text:p><text:s/>€ 450.00 </text:p>
          </table:table-cell>
          <table:table-cell table:style-name="ce9" office:value-type="float" office:value="115.5" calcext:value-type="float">
            <text:p><text:s/>€ 115.50 </text:p>
          </table:table-cell>
          <table:table-cell table:style-name="ce16" office:value-type="date" office:date-value="2025-12-17" calcext:value-type="date">
            <text:p>17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85</text:p>
          </table:table-cell>
          <table:table-cell table:style-name="ce5" office:value-type="string" calcext:value-type="string">
            <text:p>NGV afd. Gooiland</text:p>
          </table:table-cell>
          <table:table-cell table:style-name="ce9" office:value-type="float" office:value="185.75" calcext:value-type="float">
            <text:p><text:s/>€ 185.75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85.75" calcext:value-type="float">
            <text:p><text:s/>€ 85.75 </text:p>
          </table:table-cell>
          <table:table-cell table:style-name="ce16" office:value-type="date" office:date-value="2025-12-19" calcext:value-type="date">
            <text:p>19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86</text:p>
          </table:table-cell>
          <table:table-cell table:style-name="ce5" office:value-type="string" calcext:value-type="string">
            <text:p>Profs in NAH</text:p>
          </table:table-cell>
          <table:table-cell table:style-name="ce9" office:value-type="float" office:value="459.5" calcext:value-type="float">
            <text:p><text:s/>€ 459.50 </text:p>
          </table:table-cell>
          <table:table-cell table:style-name="ce9" office:value-type="float" office:value="160" calcext:value-type="float">
            <text:p><text:s/>€ 160.00 </text:p>
          </table:table-cell>
          <table:table-cell table:style-name="ce9" office:value-type="float" office:value="299.5" calcext:value-type="float">
            <text:p><text:s/>€ 299.50 </text:p>
          </table:table-cell>
          <table:table-cell table:style-name="ce16" office:value-type="date" office:date-value="2025-12-14" calcext:value-type="date">
            <text:p>14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87</text:p>
          </table:table-cell>
          <table:table-cell table:style-name="ce5" office:value-type="string" calcext:value-type="string">
            <text:p>VvE Adm. De Ruijterlaan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12-29" calcext:value-type="date">
            <text:p>29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88</text:p>
          </table:table-cell>
          <table:table-cell table:style-name="ce5" office:value-type="string" calcext:value-type="string">
            <text:p>VvE Banckertlaan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6-01-15" calcext:value-type="date">
            <text:p>15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89</text:p>
          </table:table-cell>
          <table:table-cell table:style-name="ce5" office:value-type="string" calcext:value-type="string">
            <text:p>VvE Beverlaan</text:p>
          </table:table-cell>
          <table:table-cell table:style-name="ce9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12-18" calcext:value-type="date">
            <text:p>18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90</text:p>
          </table:table-cell>
          <table:table-cell table:style-name="ce5" office:value-type="string" calcext:value-type="string">
            <text:p>VvE Hoogenhoeck</text:p>
          </table:table-cell>
          <table:table-cell table:style-name="ce9" office:value-type="float" office:value="111.5" calcext:value-type="float">
            <text:p><text:s/>€ 111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31.5" calcext:value-type="float">
            <text:p><text:s/>€ 31.50 </text:p>
          </table:table-cell>
          <table:table-cell table:style-name="ce16" office:value-type="date" office:date-value="2025-12-09" calcext:value-type="date">
            <text:p>9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91</text:p>
          </table:table-cell>
          <table:table-cell table:style-name="ce5" office:value-type="string" calcext:value-type="string">
            <text:p>VvE Wolvenlaan 1 - 47</text:p>
          </table:table-cell>
          <table:table-cell table:style-name="ce9" office:value-type="float" office:value="142" calcext:value-type="float">
            <text:p><text:s/>€ 142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16" office:value-type="date" office:date-value="2025-12-29" calcext:value-type="date">
            <text:p>29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512-292</text:p>
          </table:table-cell>
          <table:table-cell table:style-name="ce5" office:value-type="string" calcext:value-type="string">
            <text:p>Alzheimer Café</text:p>
          </table:table-cell>
          <table:table-cell table:style-name="ce9" office:value-type="float" office:value="-127.75" calcext:value-type="float">
            <text:p><text:s/>€ -127.75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-127.75" calcext:value-type="float">
            <text:p><text:s/>€ -127.75 </text:p>
          </table:table-cell>
          <table:table-cell table:style-name="ce16" office:value-type="date" office:date-value="2025-12-17" calcext:value-type="date">
            <text:p>17-12-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 betaling november</text:p>
          </table:table-cell>
          <table:table-cell table:style-name="ce9" table:formula="of:=[.E316]" office:value-type="float" office:value="137.27" calcext:value-type="float">
            <text:p><text:s/>€ 137.27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137.27" calcext:value-type="float">
            <text:p><text:s/>€ 137.27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november</text:p>
          </table:table-cell>
          <table:table-cell table:style-name="ce10" table:formula="of:=[.E317]" office:value-type="float" office:value="2178.25" calcext:value-type="float">
            <text:p><text:s/>€ 2,178.25 </text:p>
          </table:table-cell>
          <table:table-cell table:style-name="ce10" office:value-type="float" office:value="0" calcext:value-type="float">
            <text:p><text:s/>€ - <text:s text:c="2"/></text:p>
          </table:table-cell>
          <table:table-cell table:style-name="ce10" office:value-type="float" office:value="2178.25" calcext:value-type="float">
            <text:p><text:s/>€ 2,178.25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01</text:p>
          </table:table-cell>
          <table:table-cell table:style-name="ce31" office:value-type="string" calcext:value-type="string">
            <text:p>De Gitaarleraar + avond</text:p>
          </table:table-cell>
          <table:table-cell table:number-columns-repeated="2" table:style-name="ce39" office:value-type="float" office:value="270" calcext:value-type="float">
            <text:p><text:s/>€ 270.00 </text:p>
          </table:table-cell>
          <table:table-cell table:style-name="ce39" office:value-type="string" office:string-value="-" calcext:value-type="string">
            <text:p><text:s/>- </text:p>
          </table:table-cell>
          <table:table-cell table:style-name="ce16" office:value-type="date" office:date-value="2026-01-04" calcext:value-type="date">
            <text:p>4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02</text:p>
          </table:table-cell>
          <table:table-cell table:style-name="ce31" office:value-type="string" calcext:value-type="string">
            <text:p>Popkoor Prestige</text:p>
          </table:table-cell>
          <table:table-cell table:number-columns-repeated="2" table:style-name="ce39" office:value-type="float" office:value="400" calcext:value-type="float">
            <text:p><text:s/>€ 400.00 </text:p>
          </table:table-cell>
          <table:table-cell table:style-name="ce39" office:value-type="string" office:string-value="-" calcext:value-type="string">
            <text:p><text:s/>- </text:p>
          </table:table-cell>
          <table:table-cell table:style-name="ce16" office:value-type="date" office:date-value="2026-01-09" calcext:value-type="date">
            <text:p>9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03</text:p>
          </table:table-cell>
          <table:table-cell table:style-name="ce31" office:value-type="string" calcext:value-type="string">
            <text:p>Popkoor One Up</text:p>
          </table:table-cell>
          <table:table-cell table:number-columns-repeated="2" table:style-name="ce39" office:value-type="float" office:value="300" calcext:value-type="float">
            <text:p><text:s/>€ 300.00 </text:p>
          </table:table-cell>
          <table:table-cell table:style-name="ce39" office:value-type="string" office:string-value="-" calcext:value-type="string">
            <text:p><text:s/>- </text:p>
          </table:table-cell>
          <table:table-cell table:style-name="ce16" office:value-type="date" office:date-value="2026-01-09" calcext:value-type="date">
            <text:p>9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04</text:p>
          </table:table-cell>
          <table:table-cell table:style-name="ce31" office:value-type="string" calcext:value-type="string">
            <text:p>Gooische Pianoleraar</text:p>
          </table:table-cell>
          <table:table-cell table:number-columns-repeated="2" table:style-name="ce39" office:value-type="float" office:value="60" calcext:value-type="float">
            <text:p><text:s/>€ 60.00 </text:p>
          </table:table-cell>
          <table:table-cell table:style-name="ce39" office:value-type="string" office:string-value="-" calcext:value-type="string">
            <text:p><text:s/>- </text:p>
          </table:table-cell>
          <table:table-cell table:style-name="ce16" office:value-type="date" office:date-value="2026-02-16" calcext:value-type="date">
            <text:p>16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05</text:p>
          </table:table-cell>
          <table:table-cell table:style-name="ce31" office:value-type="string" calcext:value-type="string">
            <text:p>Stemvorming One Up Annika</text:p>
          </table:table-cell>
          <table:table-cell table:number-columns-repeated="2" table:style-name="ce39" office:value-type="float" office:value="108" calcext:value-type="float">
            <text:p><text:s/>€ 108.00 </text:p>
          </table:table-cell>
          <table:table-cell table:style-name="ce39" office:value-type="string" office:string-value="-" calcext:value-type="string">
            <text:p><text:s/>- </text:p>
          </table:table-cell>
          <table:table-cell table:style-name="ce16" office:value-type="date" office:date-value="2026-01-13" calcext:value-type="date">
            <text:p>13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06</text:p>
          </table:table-cell>
          <table:table-cell table:style-name="ce31" office:value-type="string" calcext:value-type="string">
            <text:p>HSV</text:p>
          </table:table-cell>
          <table:table-cell table:style-name="ce39" office:value-type="float" office:value="93" calcext:value-type="float">
            <text:p><text:s/>€ 93.00 </text:p>
          </table:table-cell>
          <table:table-cell table:style-name="ce39" office:value-type="float" office:value="72" calcext:value-type="float">
            <text:p><text:s/>€ 72.00 </text:p>
          </table:table-cell>
          <table:table-cell table:style-name="ce39" office:value-type="float" office:value="21" calcext:value-type="float">
            <text:p><text:s/>€ 21.00 </text:p>
          </table:table-cell>
          <table:table-cell table:style-name="ce16" office:value-type="date" office:date-value="2026-01-07" calcext:value-type="date">
            <text:p>7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07</text:p>
          </table:table-cell>
          <table:table-cell table:style-name="ce31" office:value-type="string" calcext:value-type="string">
            <text:p>Con Amore</text:p>
          </table:table-cell>
          <table:table-cell table:style-name="ce39" office:value-type="float" office:value="485.5" calcext:value-type="float">
            <text:p><text:s/>€ 485.50 </text:p>
          </table:table-cell>
          <table:table-cell table:style-name="ce39" office:value-type="float" office:value="360" calcext:value-type="float">
            <text:p><text:s/>€ 360.00 </text:p>
          </table:table-cell>
          <table:table-cell table:style-name="ce39" office:value-type="float" office:value="125.5" calcext:value-type="float">
            <text:p><text:s/>€ 125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08</text:p>
          </table:table-cell>
          <table:table-cell table:style-name="ce31" office:value-type="string" calcext:value-type="string">
            <text:p>Con Amore</text:p>
          </table:table-cell>
          <table:table-cell table:style-name="ce39" office:value-type="float" office:value="479.5" calcext:value-type="float">
            <text:p><text:s/>€ 479.50 </text:p>
          </table:table-cell>
          <table:table-cell table:style-name="ce39" office:value-type="float" office:value="270" calcext:value-type="float">
            <text:p><text:s/>€ 270.00 </text:p>
          </table:table-cell>
          <table:table-cell table:style-name="ce39" office:value-type="float" office:value="209.5" calcext:value-type="float">
            <text:p><text:s/>€ 209.5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09</text:p>
          </table:table-cell>
          <table:table-cell table:style-name="ce31" office:value-type="string" calcext:value-type="string">
            <text:p>GGD covid vaccinatie</text:p>
          </table:table-cell>
          <table:table-cell table:style-name="ce39" office:value-type="float" office:value="863.5" calcext:value-type="float">
            <text:p><text:s/>€ 863.50 </text:p>
          </table:table-cell>
          <table:table-cell table:style-name="ce39" office:value-type="float" office:value="650" calcext:value-type="float">
            <text:p><text:s/>€ 650.00 </text:p>
          </table:table-cell>
          <table:table-cell table:style-name="ce39" office:value-type="float" office:value="213.5" calcext:value-type="float">
            <text:p><text:s/>€ 213.50 </text:p>
          </table:table-cell>
          <table:table-cell table:style-name="ce16" office:value-type="date" office:date-value="2026-01-08" calcext:value-type="date">
            <text:p>8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10</text:p>
          </table:table-cell>
          <table:table-cell table:style-name="ce31" office:value-type="string" calcext:value-type="string">
            <text:p>De Kontekst</text:p>
          </table:table-cell>
          <table:table-cell table:style-name="ce39" office:value-type="float" office:value="487.5" calcext:value-type="float">
            <text:p><text:s/>€ 487.50 </text:p>
          </table:table-cell>
          <table:table-cell table:style-name="ce39" office:value-type="float" office:value="288" calcext:value-type="float">
            <text:p><text:s/>€ 288.00 </text:p>
          </table:table-cell>
          <table:table-cell table:style-name="ce39" office:value-type="float" office:value="199.5" calcext:value-type="float">
            <text:p><text:s/>€ 199.50 </text:p>
          </table:table-cell>
          <table:table-cell table:style-name="ce16" office:value-type="date" office:date-value="2026-01-06" calcext:value-type="date">
            <text:p>6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11</text:p>
          </table:table-cell>
          <table:table-cell table:style-name="ce31" office:value-type="string" calcext:value-type="string">
            <text:p>VvE Karel Doormanlaan 37-71</text:p>
          </table:table-cell>
          <table:table-cell table:style-name="ce39" office:value-type="float" office:value="111.5" calcext:value-type="float">
            <text:p><text:s/>€ 111.50 </text:p>
          </table:table-cell>
          <table:table-cell table:style-name="ce39" office:value-type="float" office:value="80" calcext:value-type="float">
            <text:p><text:s/>€ 80.00 </text:p>
          </table:table-cell>
          <table:table-cell table:style-name="ce39" office:value-type="float" office:value="31.5" calcext:value-type="float">
            <text:p><text:s/>€ 31.50 </text:p>
          </table:table-cell>
          <table:table-cell table:style-name="ce16" office:value-type="date" office:date-value="2026-01-21" calcext:value-type="date">
            <text:p>21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12</text:p>
          </table:table-cell>
          <table:table-cell table:style-name="ce31" office:value-type="string" calcext:value-type="string">
            <text:p>Stichting Ararat</text:p>
          </table:table-cell>
          <table:table-cell table:style-name="ce39" office:value-type="float" office:value="334" calcext:value-type="float">
            <text:p><text:s/>€ 334.00 </text:p>
          </table:table-cell>
          <table:table-cell table:style-name="ce39" office:value-type="float" office:value="300" calcext:value-type="float">
            <text:p><text:s/>€ 300.00 </text:p>
          </table:table-cell>
          <table:table-cell table:style-name="ce39" office:value-type="float" office:value="34" calcext:value-type="float">
            <text:p><text:s/>€ 34.00 </text:p>
          </table:table-cell>
          <table:table-cell table:style-name="ce16"/>
          <table:table-cell table:style-name="ce5" office:value-type="string" calcext:value-type="string">
            <text:p>gaat nooit betaald worden vanwege creditfactuur 202602-036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13</text:p>
          </table:table-cell>
          <table:table-cell table:style-name="ce31" office:value-type="string" calcext:value-type="string">
            <text:p>Leeskring Hilversum</text:p>
          </table:table-cell>
          <table:table-cell table:style-name="ce39" office:value-type="float" office:value="60.75" calcext:value-type="float">
            <text:p><text:s/>€ 60.75 </text:p>
          </table:table-cell>
          <table:table-cell table:style-name="ce39" office:value-type="float" office:value="38" calcext:value-type="float">
            <text:p><text:s/>€ 38.00 </text:p>
          </table:table-cell>
          <table:table-cell table:style-name="ce39" office:value-type="float" office:value="22.75" calcext:value-type="float">
            <text:p><text:s/>€ 22.75 </text:p>
          </table:table-cell>
          <table:table-cell table:style-name="ce16" office:value-type="date" office:date-value="2026-01-06" calcext:value-type="date">
            <text:p>6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14</text:p>
          </table:table-cell>
          <table:table-cell table:style-name="ce31" office:value-type="string" calcext:value-type="string">
            <text:p>Leger des Heils</text:p>
          </table:table-cell>
          <table:table-cell table:style-name="ce39" office:value-type="float" office:value="101" calcext:value-type="float">
            <text:p><text:s/>€ 101.00 </text:p>
          </table:table-cell>
          <table:table-cell table:style-name="ce39" office:value-type="float" office:value="80" calcext:value-type="float">
            <text:p><text:s/>€ 80.00 </text:p>
          </table:table-cell>
          <table:table-cell table:style-name="ce39" office:value-type="float" office:value="21" calcext:value-type="float">
            <text:p><text:s/>€ 21.00 </text:p>
          </table:table-cell>
          <table:table-cell table:style-name="ce16" office:value-type="date" office:date-value="2026-01-09" calcext:value-type="date">
            <text:p>9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15</text:p>
          </table:table-cell>
          <table:table-cell table:style-name="ce31" office:value-type="string" calcext:value-type="string">
            <text:p>VvE Kolhornseweg 66-100</text:p>
          </table:table-cell>
          <table:table-cell table:style-name="ce39" office:value-type="float" office:value="111.5" calcext:value-type="float">
            <text:p><text:s/>€ 111.50 </text:p>
          </table:table-cell>
          <table:table-cell table:style-name="ce39" office:value-type="float" office:value="80" calcext:value-type="float">
            <text:p><text:s/>€ 80.00 </text:p>
          </table:table-cell>
          <table:table-cell table:style-name="ce39" office:value-type="float" office:value="31.5" calcext:value-type="float">
            <text:p><text:s/>€ 31.50 </text:p>
          </table:table-cell>
          <table:table-cell table:style-name="ce16" office:value-type="date" office:date-value="2026-01-20" calcext:value-type="date">
            <text:p>20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16</text:p>
          </table:table-cell>
          <table:table-cell table:style-name="ce31" office:value-type="string" calcext:value-type="string">
            <text:p>ICF</text:p>
          </table:table-cell>
          <table:table-cell table:style-name="ce39" office:value-type="float" office:value="242" calcext:value-type="float">
            <text:p><text:s/>€ 242.00 </text:p>
          </table:table-cell>
          <table:table-cell table:style-name="ce39" office:value-type="float" office:value="100" calcext:value-type="float">
            <text:p><text:s/>€ 100.00 </text:p>
          </table:table-cell>
          <table:table-cell table:style-name="ce39" office:value-type="float" office:value="142" calcext:value-type="float">
            <text:p><text:s/>€ 142.00 </text:p>
          </table:table-cell>
          <table:table-cell table:style-name="ce16" office:value-type="date" office:date-value="2026-01-13" calcext:value-type="date">
            <text:p>13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17</text:p>
          </table:table-cell>
          <table:table-cell table:style-name="ce31" office:value-type="string" calcext:value-type="string">
            <text:p>Alzheimer Café</text:p>
          </table:table-cell>
          <table:table-cell table:style-name="ce39" office:value-type="float" office:value="174.5" calcext:value-type="float">
            <text:p><text:s/>€ 174.50 </text:p>
          </table:table-cell>
          <table:table-cell table:style-name="ce39" office:value-type="float" office:value="80" calcext:value-type="float">
            <text:p><text:s/>€ 80.00 </text:p>
          </table:table-cell>
          <table:table-cell table:style-name="ce39" office:value-type="float" office:value="94.5" calcext:value-type="float">
            <text:p><text:s/>€ 94.50 </text:p>
          </table:table-cell>
          <table:table-cell table:style-name="ce16" office:value-type="date" office:date-value="2026-01-06" calcext:value-type="date">
            <text:p>6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18</text:p>
          </table:table-cell>
          <table:table-cell table:style-name="ce31" office:value-type="string" calcext:value-type="string">
            <text:p>VvE Karel Doormanlaan 350 - 400</text:p>
          </table:table-cell>
          <table:table-cell table:style-name="ce39" office:value-type="float" office:value="122" calcext:value-type="float">
            <text:p><text:s/>€ 122.00 </text:p>
          </table:table-cell>
          <table:table-cell table:style-name="ce39" office:value-type="float" office:value="80" calcext:value-type="float">
            <text:p><text:s/>€ 80.00 </text:p>
          </table:table-cell>
          <table:table-cell table:style-name="ce39" office:value-type="float" office:value="42" calcext:value-type="float">
            <text:p><text:s/>€ 42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19</text:p>
          </table:table-cell>
          <table:table-cell table:style-name="ce31" office:value-type="string" calcext:value-type="string">
            <text:p>Sonnevelt Opl. EC-1</text:p>
          </table:table-cell>
          <table:table-cell table:style-name="ce39" office:value-type="float" office:value="306" calcext:value-type="float">
            <text:p><text:s/>€ 306.00 </text:p>
          </table:table-cell>
          <table:table-cell table:style-name="ce39" office:value-type="float" office:value="180" calcext:value-type="float">
            <text:p><text:s/>€ 180.00 </text:p>
          </table:table-cell>
          <table:table-cell table:style-name="ce39" office:value-type="float" office:value="126" calcext:value-type="float">
            <text:p><text:s/>€ 126.00 </text:p>
          </table:table-cell>
          <table:table-cell table:style-name="ce16" office:value-type="date" office:date-value="2026-02-06" calcext:value-type="date">
            <text:p>6-2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20</text:p>
          </table:table-cell>
          <table:table-cell table:style-name="ce31" office:value-type="string" calcext:value-type="string">
            <text:p>Koor Inspiration</text:p>
          </table:table-cell>
          <table:table-cell table:style-name="ce39" office:value-type="float" office:value="87.5" calcext:value-type="float">
            <text:p><text:s/>€ 87.50 </text:p>
          </table:table-cell>
          <table:table-cell table:style-name="ce39" office:value-type="string" office:string-value="-" calcext:value-type="string">
            <text:p><text:s/>- </text:p>
          </table:table-cell>
          <table:table-cell table:style-name="ce39" office:value-type="float" office:value="87.5" calcext:value-type="float">
            <text:p><text:s/>€ 87.50 </text:p>
          </table:table-cell>
          <table:table-cell table:style-name="ce16" office:value-type="date" office:date-value="2026-01-06" calcext:value-type="date">
            <text:p>6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21</text:p>
          </table:table-cell>
          <table:table-cell table:style-name="ce31" office:value-type="string" calcext:value-type="string">
            <text:p>VvE Kolhornseweg 50-64a</text:p>
          </table:table-cell>
          <table:table-cell table:style-name="ce39" office:value-type="float" office:value="132.5" calcext:value-type="float">
            <text:p><text:s/>€ 132.50 </text:p>
          </table:table-cell>
          <table:table-cell table:style-name="ce39" office:value-type="float" office:value="80" calcext:value-type="float">
            <text:p><text:s/>€ 80.00 </text:p>
          </table:table-cell>
          <table:table-cell table:style-name="ce39" office:value-type="float" office:value="52.5" calcext:value-type="float">
            <text:p><text:s/>€ 52.50 </text:p>
          </table:table-cell>
          <table:table-cell table:style-name="ce16" office:value-type="date" office:date-value="2026-01-08" calcext:value-type="date">
            <text:p>8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22</text:p>
          </table:table-cell>
          <table:table-cell table:style-name="ce31" office:value-type="string" calcext:value-type="string">
            <text:p>VvE Duo Decimo</text:p>
          </table:table-cell>
          <table:table-cell table:style-name="ce39" office:value-type="float" office:value="320.6" calcext:value-type="float">
            <text:p><text:s/>€ 320.60 </text:p>
          </table:table-cell>
          <table:table-cell table:style-name="ce39" office:value-type="float" office:value="100" calcext:value-type="float">
            <text:p><text:s/>€ 100.00 </text:p>
          </table:table-cell>
          <table:table-cell table:style-name="ce39" office:value-type="float" office:value="220.6" calcext:value-type="float">
            <text:p><text:s/>€ 220.6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23</text:p>
          </table:table-cell>
          <table:table-cell table:style-name="ce31" office:value-type="string" calcext:value-type="string">
            <text:p>VvE Karel Doormanlaan 202-244</text:p>
          </table:table-cell>
          <table:table-cell table:style-name="ce39" office:value-type="float" office:value="101" calcext:value-type="float">
            <text:p><text:s/>€ 101.00 </text:p>
          </table:table-cell>
          <table:table-cell table:style-name="ce39" office:value-type="float" office:value="80" calcext:value-type="float">
            <text:p><text:s/>€ 80.00 </text:p>
          </table:table-cell>
          <table:table-cell table:style-name="ce39" office:value-type="float" office:value="21" calcext:value-type="float">
            <text:p><text:s/>€ 21.00 </text:p>
          </table:table-cell>
          <table:table-cell table:style-name="ce16" office:value-type="date" office:date-value="2026-01-10" calcext:value-type="date">
            <text:p>10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24</text:p>
          </table:table-cell>
          <table:table-cell table:style-name="ce31" office:value-type="string" calcext:value-type="string">
            <text:p>vvE Loosdrechtseweg 30-35</text:p>
          </table:table-cell>
          <table:table-cell table:style-name="ce39" office:value-type="float" office:value="131.5" calcext:value-type="float">
            <text:p><text:s/>€ 131.50 </text:p>
          </table:table-cell>
          <table:table-cell table:style-name="ce39" office:value-type="float" office:value="100" calcext:value-type="float">
            <text:p><text:s/>€ 100.00 </text:p>
          </table:table-cell>
          <table:table-cell table:style-name="ce39" office:value-type="float" office:value="31.5" calcext:value-type="float">
            <text:p><text:s/>€ 31.50 </text:p>
          </table:table-cell>
          <table:table-cell table:style-name="ce15" office:value-type="string" calcext:value-type="string">
            <text:p>20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25</text:p>
          </table:table-cell>
          <table:table-cell table:style-name="ce31" office:value-type="string" calcext:value-type="string">
            <text:p>Restaurant 1215 Heikracht</text:p>
          </table:table-cell>
          <table:table-cell table:number-columns-repeated="2" table:style-name="ce39" office:value-type="float" office:value="50" calcext:value-type="float">
            <text:p><text:s/>€ 50.00 </text:p>
          </table:table-cell>
          <table:table-cell table:style-name="ce39" office:value-type="string" office:string-value="-" calcext:value-type="string">
            <text:p><text:s/>- </text:p>
          </table:table-cell>
          <table:table-cell table:style-name="ce16" office:value-type="date" office:date-value="2026-01-08" calcext:value-type="date">
            <text:p>8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26</text:p>
          </table:table-cell>
          <table:table-cell table:style-name="ce31" office:value-type="string" calcext:value-type="string">
            <text:p>VvE Adm. De Ruijterlaan</text:p>
          </table:table-cell>
          <table:table-cell table:style-name="ce39" office:value-type="float" office:value="122" calcext:value-type="float">
            <text:p><text:s/>€ 122.00 </text:p>
          </table:table-cell>
          <table:table-cell table:style-name="ce39" office:value-type="float" office:value="80" calcext:value-type="float">
            <text:p><text:s/>€ 80.00 </text:p>
          </table:table-cell>
          <table:table-cell table:style-name="ce39" office:value-type="float" office:value="42" calcext:value-type="float">
            <text:p><text:s/>€ 42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27</text:p>
          </table:table-cell>
          <table:table-cell table:style-name="ce31" office:value-type="string" calcext:value-type="string">
            <text:p>VvE Mondriaanstraat 10-68</text:p>
          </table:table-cell>
          <table:table-cell table:style-name="ce39" office:value-type="float" office:value="142" calcext:value-type="float">
            <text:p><text:s/>€ 142.00 </text:p>
          </table:table-cell>
          <table:table-cell table:style-name="ce39" office:value-type="float" office:value="100" calcext:value-type="float">
            <text:p><text:s/>€ 100.00 </text:p>
          </table:table-cell>
          <table:table-cell table:style-name="ce39" office:value-type="float" office:value="42" calcext:value-type="float">
            <text:p><text:s/>€ 42.00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28</text:p>
          </table:table-cell>
          <table:table-cell table:style-name="ce31" office:value-type="string" calcext:value-type="string">
            <text:p>Volkskerstzang Exelsior</text:p>
          </table:table-cell>
          <table:table-cell table:style-name="ce39" office:value-type="float" office:value="412.5" calcext:value-type="float">
            <text:p><text:s/>€ 412.50 </text:p>
          </table:table-cell>
          <table:table-cell table:style-name="ce39" office:value-type="float" office:value="325" calcext:value-type="float">
            <text:p><text:s/>€ 325.00 </text:p>
          </table:table-cell>
          <table:table-cell table:style-name="ce39" office:value-type="float" office:value="87.5" calcext:value-type="float">
            <text:p><text:s/>€ 87.50 </text:p>
          </table:table-cell>
          <table:table-cell table:style-name="ce16" office:value-type="date" office:date-value="2026-01-06" calcext:value-type="date">
            <text:p>6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29</text:p>
          </table:table-cell>
          <table:table-cell table:style-name="ce31" office:value-type="string" calcext:value-type="string">
            <text:p>vvE Daboecia</text:p>
          </table:table-cell>
          <table:table-cell table:style-name="ce39" office:value-type="float" office:value="116.75" calcext:value-type="float">
            <text:p><text:s/>€ 116.75 </text:p>
          </table:table-cell>
          <table:table-cell table:style-name="ce39" office:value-type="float" office:value="80" calcext:value-type="float">
            <text:p><text:s/>€ 80.00 </text:p>
          </table:table-cell>
          <table:table-cell table:style-name="ce39" office:value-type="float" office:value="36.75" calcext:value-type="float">
            <text:p><text:s/>€ 36.75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30</text:p>
          </table:table-cell>
          <table:table-cell table:style-name="ce31" office:value-type="string" calcext:value-type="string">
            <text:p>VvE Parkflat Vuursche dreef</text:p>
          </table:table-cell>
          <table:table-cell table:style-name="ce39" office:value-type="float" office:value="163" calcext:value-type="float">
            <text:p><text:s/>€ 163.00 </text:p>
          </table:table-cell>
          <table:table-cell table:style-name="ce39" office:value-type="float" office:value="100" calcext:value-type="float">
            <text:p><text:s/>€ 100.00 </text:p>
          </table:table-cell>
          <table:table-cell table:style-name="ce39" office:value-type="float" office:value="63" calcext:value-type="float">
            <text:p><text:s/>€ 63.00 </text:p>
          </table:table-cell>
          <table:table-cell table:style-name="ce16" office:value-type="date" office:date-value="2026-01-22" calcext:value-type="date">
            <text:p>22-1-2026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202601-031</text:p>
          </table:table-cell>
          <table:table-cell table:style-name="ce31" office:value-type="string" calcext:value-type="string">
            <text:p>Participatiekoor</text:p>
          </table:table-cell>
          <table:table-cell table:number-columns-repeated="3" table:style-name="ce39" office:value-type="string" office:string-value="-" calcext:value-type="string">
            <text:p><text:s/>- </text:p>
          </table:table-cell>
          <table:table-cell table:style-name="ce16"/>
          <table:table-cell table:style-name="ce5" office:value-type="string" calcext:value-type="string">
            <text:p>Betaald per kas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/>
          <table:table-cell table:style-name="ce5" office:value-type="string" calcext:value-type="string">
            <text:p>Contant betaling december</text:p>
          </table:table-cell>
          <table:table-cell table:style-name="ce9" table:formula="of:=[.E349]" office:value-type="float" office:value="160.25" calcext:value-type="float">
            <text:p><text:s/>€ 160.25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160.25" calcext:value-type="float">
            <text:p><text:s/>€ 160.25 </text:p>
          </table:table-cell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6" office:value-type="string" calcext:value-type="string">
            <text:p>Pinbetaling december</text:p>
          </table:table-cell>
          <table:table-cell table:style-name="ce10" table:formula="of:=[.E350]" office:value-type="float" office:value="1505.5" calcext:value-type="float">
            <text:p><text:s/>€ 1,505.50 </text:p>
          </table:table-cell>
          <table:table-cell table:style-name="ce10" office:value-type="float" office:value="0" calcext:value-type="float">
            <text:p><text:s/>€ - <text:s text:c="2"/></text:p>
          </table:table-cell>
          <table:table-cell table:style-name="ce10" office:value-type="float" office:value="1505.5" calcext:value-type="float">
            <text:p><text:s/>€ 1,505.50 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/>
          <table:table-cell table:style-name="ce9" table:number-columns-repeated="3"/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9" table:formula="of:=SUM([.C3:.C351])" office:value-type="float" office:value="100709.91" calcext:value-type="float">
            <text:p><text:s/>€ 100,709.91 </text:p>
          </table:table-cell>
          <table:table-cell table:style-name="ce9" table:formula="of:=SUM([.D3:.D351])" office:value-type="float" office:value="58344" calcext:value-type="float">
            <text:p><text:s/>€ 58,344.00 </text:p>
          </table:table-cell>
          <table:table-cell table:style-name="ce9" table:formula="of:=SUM([.E3:.E351])" office:value-type="float" office:value="42476.91" calcext:value-type="float">
            <text:p><text:s/>€ 42,476.91 </text:p>
          </table:table-cell>
          <table:table-cell table:style-name="ce15"/>
          <table:table-cell table:style-name="ce5"/>
          <table:table-cell table:style-name="ce46" table:formula="of:=SUM([.H3:.H351])" office:value-type="float" office:value="1629" calcext:value-type="float">
            <text:p><text:s/>€ 1,629.00 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/>
          <table:table-cell table:style-name="ce5"/>
          <table:table-cell table:style-name="ce9" table:number-columns-repeated="3"/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5"/>
          <table:table-cell table:style-name="ce9" table:number-columns-repeated="3"/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9" table:formula="of:=[.C352]-[.D352]-[.E352]" office:value-type="float" office:value="-111" calcext:value-type="float">
            <text:p><text:s/>€ -111.00 </text:p>
          </table:table-cell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6" table:number-columns-repeated="5"/>
          <table:table-cell table:style-name="ce18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2" table:formula="of:=[.C1]" office:value-type="string" office:string-value="Totaal" calcext:value-type="string">
            <text:p>Totaal</text:p>
          </table:table-cell>
          <table:table-cell table:style-name="ce2" table:formula="of:=[.D1]" office:value-type="string" office:string-value="Huur" calcext:value-type="string">
            <text:p>Huur</text:p>
          </table:table-cell>
          <table:table-cell table:style-name="ce2" table:formula="of:=[.E1]" office:value-type="string" office:string-value="Buffet" calcext:value-type="string">
            <text:p>Buffet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11"/>
          <table:table-cell table:number-columns-repeated="2" table:style-name="ce14" office:value-type="string" office:string-value="op rek." calcext:value-type="string">
            <text:p><text:s/>op rek. </text:p>
          </table:table-cell>
          <table:table-cell table:style-name="ce15"/>
          <table:table-cell table:style-name="ce5"/>
          <table:table-cell table:style-name="ce2" table:number-columns-repeated="3"/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Januari</text:p>
          </table:table-cell>
          <table:table-cell table:style-name="ce12" table:formula="of:=SUM([.C3:.C24])" office:value-type="float" office:value="6091.9" calcext:value-type="float">
            <text:p><text:s/>€ 6,091.90 </text:p>
          </table:table-cell>
          <table:table-cell table:style-name="ce12" table:formula="of:=SUM([.D3:.D24])" office:value-type="float" office:value="3267" calcext:value-type="float">
            <text:p><text:s/>€ 3,267.00 </text:p>
          </table:table-cell>
          <table:table-cell table:style-name="ce12" table:formula="of:=SUM([.E3:.E24])" office:value-type="float" office:value="2824.9" calcext:value-type="float">
            <text:p><text:s/>€ 2,824.9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Februari</text:p>
          </table:table-cell>
          <table:table-cell table:style-name="ce12" table:formula="of:=SUM([.C27:.C50])" office:value-type="float" office:value="6375.25" calcext:value-type="float">
            <text:p><text:s/>€ 6,375.25 </text:p>
          </table:table-cell>
          <table:table-cell table:style-name="ce12" table:formula="of:=SUM([.D27:.D50])" office:value-type="float" office:value="3870" calcext:value-type="float">
            <text:p><text:s/>€ 3,870.00 </text:p>
          </table:table-cell>
          <table:table-cell table:style-name="ce12" table:formula="of:=SUM([.E27:.E50])" office:value-type="float" office:value="2505.25" calcext:value-type="float">
            <text:p><text:s/>€ 2,505.25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Maart</text:p>
          </table:table-cell>
          <table:table-cell table:style-name="ce12" table:formula="of:=SUM([.C53:.C97])" office:value-type="float" office:value="10464" calcext:value-type="float">
            <text:p><text:s/>€ 10,464.00 </text:p>
          </table:table-cell>
          <table:table-cell table:style-name="ce12" table:formula="of:=SUM([.D53:.D97])" office:value-type="float" office:value="6714" calcext:value-type="float">
            <text:p><text:s/>€ 6,714.00 </text:p>
          </table:table-cell>
          <table:table-cell table:style-name="ce12" table:formula="of:=SUM([.E53:.E97])" office:value-type="float" office:value="3750" calcext:value-type="float">
            <text:p><text:s/>€ 3,750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April</text:p>
          </table:table-cell>
          <table:table-cell table:style-name="ce12" table:formula="of:=SUM([.C100:.C125])" office:value-type="float" office:value="4927.5" calcext:value-type="float">
            <text:p><text:s/>€ 4,927.50 </text:p>
          </table:table-cell>
          <table:table-cell table:style-name="ce12" table:formula="of:=SUM([.D100:.D125])" office:value-type="float" office:value="3354" calcext:value-type="float">
            <text:p><text:s/>€ 3,354.00 </text:p>
          </table:table-cell>
          <table:table-cell table:style-name="ce12" table:formula="of:=SUM([.E100:.E125])" office:value-type="float" office:value="1573.5" calcext:value-type="float">
            <text:p><text:s/>€ 1,573.5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Mei</text:p>
          </table:table-cell>
          <table:table-cell table:style-name="ce12" table:formula="of:=SUM([.C128:.C157])" office:value-type="float" office:value="7578.75" calcext:value-type="float">
            <text:p><text:s/>€ 7,578.75 </text:p>
          </table:table-cell>
          <table:table-cell table:style-name="ce12" table:formula="of:=SUM([.D128:.D157])" office:value-type="float" office:value="4695" calcext:value-type="float">
            <text:p><text:s/>€ 4,695.00 </text:p>
          </table:table-cell>
          <table:table-cell table:style-name="ce12" table:formula="of:=SUM([.E128:.E157])" office:value-type="float" office:value="2883.75" calcext:value-type="float">
            <text:p><text:s/>€ 2,883.75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Juni</text:p>
          </table:table-cell>
          <table:table-cell table:style-name="ce12" table:formula="of:=SUM([.C160:.C184])" office:value-type="float" office:value="6451.25" calcext:value-type="float">
            <text:p><text:s/>€ 6,451.25 </text:p>
          </table:table-cell>
          <table:table-cell table:style-name="ce12" table:formula="of:=SUM([.D160:.D184])" office:value-type="float" office:value="3702" calcext:value-type="float">
            <text:p><text:s/>€ 3,702.00 </text:p>
          </table:table-cell>
          <table:table-cell table:style-name="ce12" table:formula="of:=SUM([.E160:.E184])" office:value-type="float" office:value="2749.25" calcext:value-type="float">
            <text:p><text:s/>€ 2,749.25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Juli</text:p>
          </table:table-cell>
          <table:table-cell table:style-name="ce12" table:formula="of:=SUM([.C187:.C202])" office:value-type="float" office:value="4384" calcext:value-type="float">
            <text:p><text:s/>€ 4,384.00 </text:p>
          </table:table-cell>
          <table:table-cell table:style-name="ce12" table:formula="of:=SUM([.D187:.D202])" office:value-type="float" office:value="2415" calcext:value-type="float">
            <text:p><text:s/>€ 2,415.00 </text:p>
          </table:table-cell>
          <table:table-cell table:style-name="ce12" table:formula="of:=SUM([.E187:.E202])" office:value-type="float" office:value="1969" calcext:value-type="float">
            <text:p><text:s/>€ 1,969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Augustus</text:p>
          </table:table-cell>
          <table:table-cell table:style-name="ce12" table:formula="of:=SUM([.C205:.C210])" office:value-type="float" office:value="867" calcext:value-type="float">
            <text:p><text:s/>€ 867.00 </text:p>
          </table:table-cell>
          <table:table-cell table:style-name="ce12" table:formula="of:=SUM([.D205:.D210])" office:value-type="float" office:value="825" calcext:value-type="float">
            <text:p><text:s/>€ 825.00 </text:p>
          </table:table-cell>
          <table:table-cell table:style-name="ce12" table:formula="of:=SUM([.E205:.E210])" office:value-type="float" office:value="42" calcext:value-type="float">
            <text:p><text:s/>€ 42.0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September</text:p>
          </table:table-cell>
          <table:table-cell table:style-name="ce12" table:formula="of:=SUM([.C213:.C240])" office:value-type="float" office:value="7359.25" calcext:value-type="float">
            <text:p><text:s/>€ 7,359.25 </text:p>
          </table:table-cell>
          <table:table-cell table:style-name="ce12" table:formula="of:=SUM([.D213:.D240])" office:value-type="float" office:value="5232" calcext:value-type="float">
            <text:p><text:s/>€ 5,232.00 </text:p>
          </table:table-cell>
          <table:table-cell table:style-name="ce12" table:formula="of:=SUM([.E213:.E240])" office:value-type="float" office:value="2127.25" calcext:value-type="float">
            <text:p><text:s/>€ 2,127.25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Oktober</text:p>
          </table:table-cell>
          <table:table-cell table:style-name="ce12" table:formula="of:=SUM([.C243:.C270])" office:value-type="float" office:value="9861.25" calcext:value-type="float">
            <text:p><text:s/>€ 9,861.25 </text:p>
          </table:table-cell>
          <table:table-cell table:style-name="ce12" table:formula="of:=SUM([.D243:.D270])" office:value-type="float" office:value="7881" calcext:value-type="float">
            <text:p><text:s/>€ 7,881.00 </text:p>
          </table:table-cell>
          <table:table-cell table:style-name="ce12" table:formula="of:=SUM([.E243:.E270])" office:value-type="float" office:value="1980.25" calcext:value-type="float">
            <text:p><text:s/>€ 1,980.25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November</text:p>
          </table:table-cell>
          <table:table-cell table:style-name="ce12" table:formula="of:=SUM([.C273:.C315])" office:value-type="float" office:value="15382.9" calcext:value-type="float">
            <text:p><text:s/>€ 15,382.90 </text:p>
          </table:table-cell>
          <table:table-cell table:style-name="ce12" table:formula="of:=SUM([.D273:.D315])" office:value-type="float" office:value="11498" calcext:value-type="float">
            <text:p><text:s/>€ 11,498.00 </text:p>
          </table:table-cell>
          <table:table-cell table:style-name="ce12" table:formula="of:=SUM([.E273:.E315])" office:value-type="float" office:value="3884.9" calcext:value-type="float">
            <text:p><text:s/>€ 3,884.9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December</text:p>
          </table:table-cell>
          <table:table-cell table:style-name="ce12" table:formula="of:=SUM([.C318:.C348])" office:value-type="float" office:value="6889.6" calcext:value-type="float">
            <text:p><text:s/>€ 6,889.60 </text:p>
          </table:table-cell>
          <table:table-cell table:style-name="ce12" table:formula="of:=SUM([.D318:.D348])" office:value-type="float" office:value="4891" calcext:value-type="float">
            <text:p><text:s/>€ 4,891.00 </text:p>
          </table:table-cell>
          <table:table-cell table:style-name="ce12" table:formula="of:=SUM([.E318:.E348])" office:value-type="float" office:value="1998.6" calcext:value-type="float">
            <text:p><text:s/>€ 1,998.60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Totaal (op rekening)</text:p>
          </table:table-cell>
          <table:table-cell table:style-name="ce12" table:formula="of:=SUM([.C359:.C370])" office:value-type="float" office:value="86632.65" calcext:value-type="float">
            <text:p><text:s/>€ 86,632.65 </text:p>
          </table:table-cell>
          <table:table-cell table:style-name="ce12" table:formula="of:=SUM([.D359:.D370])" office:value-type="float" office:value="58344" calcext:value-type="float">
            <text:p><text:s/>€ 58,344.00 </text:p>
          </table:table-cell>
          <table:table-cell table:style-name="ce12" table:formula="of:=SUM([.E359:.E370])" office:value-type="float" office:value="28288.65" calcext:value-type="float">
            <text:p><text:s/>€ 28,288.65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Contant / Pin</text:p>
          </table:table-cell>
          <table:table-cell table:style-name="ce12" table:formula="of:=[.C25]+[.C26]+[.C51]+[.C52]+[.C98]+[.C99]+[.C126]+[.C127]+[.C158]+[.C159]+[.C185]+[.C186]+[.C203]+[.C204]+[.C211]+[.C212]+[.C241]+[.C242]+[.C271]+[.C272]+[.C316]+[.C317]+[.C349]+[.C350]" office:value-type="float" office:value="14077.26" calcext:value-type="float">
            <text:p><text:s/>€ 14,077.26 </text:p>
          </table:table-cell>
          <table:table-cell table:style-name="ce12" table:formula="of:=[.D25]+[.D26]+[.D51]+[.D52]+[.D98]+[.D99]+[.D126]+[.D127]+[.D158]+[.D159]+[.D185]+[.D186]+[.D203]+[.D204]+[.D211]+[.D212]+[.D241]+[.D242]+[.D271]+[.D272]+[.D316]+[.D317]+[.D349]+[.D350]" office:value-type="float" office:value="0" calcext:value-type="float">
            <text:p><text:s/>€ - <text:s/>.00 </text:p>
          </table:table-cell>
          <table:table-cell table:style-name="ce12" table:formula="of:=[.E25]+[.E26]+[.E51]+[.E52]+[.E98]+[.E99]+[.E126]+[.E127]+[.E158]+[.E159]+[.E185]+[.E186]+[.E203]+[.E204]+[.E211]+[.E212]+[.E241]+[.E242]+[.E271]+[.E272]+[.E316]+[.E317]+[.E349]+[.E350]" office:value-type="float" office:value="14188.26" calcext:value-type="float">
            <text:p><text:s/>€ 14,188.26 </text:p>
          </table:table-cell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12" table:formula="of:=[.C352]-[.C371]-[.C372]" office:value-type="float" office:value="0" calcext:value-type="float">
            <text:p><text:s/>€ - <text:s/>.00 </text:p>
          </table:table-cell>
          <table:table-cell table:style-name="ce12" table:formula="of:=[.D352]-[.D371]-[.D372]" office:value-type="float" office:value="0" calcext:value-type="float">
            <text:p><text:s/>€ - <text:s/>.00 </text:p>
          </table:table-cell>
          <table:table-cell table:style-name="ce12" table:formula="of:=[.E352]-[.E371]-[.E372]" office:value-type="float" office:value="0" calcext:value-type="float">
            <text:p><text:s/>€ - <text:s/>.00 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>
            <draw:frame table:end-cell-address="BK2025.D390" table:end-x="47.65pt" table:end-y="9.72pt" draw:z-index="0" draw:name="Chart 2" draw:style-name="gr1" draw:text-style-name="P1" svg:width="356.23pt" svg:height="257.22pt" svg:x="79.51pt" svg:y="4.51pt">
              <draw:object draw:notify-on-update-of-ranges="BK2025.B358:BK2025.B370 BK2025.D358:BK2025.D370 BK2025.E358:BK2025.E37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5" table:number-columns-repeated="4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 table:number-rows-repeated="17">
          <table:table-cell table:style-name="ce5" table:number-columns-repeated="5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Debiteuren 2025 excl. pin &amp; kas</text:p>
          </table:table-cell>
          <table:table-cell table:style-name="ce11" table:formula="of:=[.C352]-[.C25]-[.C26]-[.C52]-[.C51]-[.C98]-[.C99]-[.C126]-[.C127]-[.C158]-[.C159]-[.C186]-[.C185]-[.C203]-[.C204]-[.C211]-[.C212]-[.C241]-[.C242]-[.C271]-[.C272]-[.C316]-[.C350]" office:value-type="float" office:value="88971.15" calcext:value-type="float">
            <text:p><text:s/>€ 88,971 </text:p>
          </table:table-cell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JORTT - facturen 2025/2026</text:p>
          </table:table-cell>
          <table:table-cell table:style-name="ce11" table:formula="of:=80363.55+6964.6-75" office:value-type="float" office:value="87253.15" calcext:value-type="float">
            <text:p><text:s/>€ 87,253 </text:p>
          </table:table-cell>
          <table:table-cell table:style-name="ce5" office:value-type="string" calcext:value-type="string">
            <text:p>stand december - 2025 (t/m factuur 2025-291 en 2026-031)</text:p>
          </table:table-cell>
          <table:table-cell table:style-name="ce5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8" office:value-type="string" calcext:value-type="string">
            <text:p>Verschil</text:p>
          </table:table-cell>
          <table:table-cell table:style-name="ce13" table:formula="of:=[.C393]-[.C392]" office:value-type="float" office:value="-1718" calcext:value-type="float">
            <text:p><text:s/>€ -1,718 </text:p>
          </table:table-cell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vervallen factuur 202503-039</text:p>
          </table:table-cell>
          <table:table-cell table:style-name="ce11" office:value-type="float" office:value="-112.35" calcext:value-type="float">
            <text:p><text:s/>€ -112 </text:p>
          </table:table-cell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vervallen factuur 202504-049</text:p>
          </table:table-cell>
          <table:table-cell table:style-name="ce11" office:value-type="float" office:value="-508.26" calcext:value-type="float">
            <text:p><text:s/>€ -508 </text:p>
          </table:table-cell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11"/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8" office:value-type="string" calcext:value-type="string">
            <text:p>Verschil gecorrigeerd</text:p>
          </table:table-cell>
          <table:table-cell table:style-name="ce13" table:formula="of:=SUM([.C394:.C397])" office:value-type="float" office:value="-2338.61" calcext:value-type="float">
            <text:p><text:s/>€ -2,339 </text:p>
          </table:table-cell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 table:number-rows-repeated="2">
          <table:table-cell table:style-name="ce5" table:number-columns-repeated="2"/>
          <table:table-cell table:style-name="ce9"/>
          <table:table-cell table:style-name="ce5" table:number-columns-repeated="2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 table:number-rows-repeated="165">
          <table:table-cell table:style-name="ce5" table:number-columns-repeated="5"/>
          <table:table-cell table:style-name="ce15"/>
          <table:table-cell table:style-name="ce5" table:number-columns-repeated="20"/>
          <table:table-cell table:number-columns-repeated="998"/>
        </table:table-row>
        <table:table-row table:style-name="ro2" table:number-rows-repeated="31">
          <table:table-cell table:style-name="ce5" table:number-columns-repeated="5"/>
          <table:table-cell table:style-name="ce16"/>
          <table:table-cell table:style-name="ce5" table:number-columns-repeated="20"/>
          <table:table-cell table:number-columns-repeated="998"/>
        </table:table-row>
        <table:table-row table:style-name="ro2" table:number-rows-repeated="40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K2024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8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Factuur</text:p>
          </table:table-cell>
          <table:table-cell table:style-name="ce1" office:value-type="string" calcext:value-type="string">
            <text:p>Debiteur</text:p>
          </table:table-cell>
          <table:table-cell table:style-name="ce7" office:value-type="string" calcext:value-type="string">
            <text:p>Totaal</text:p>
          </table:table-cell>
          <table:table-cell table:style-name="ce7" office:value-type="string" calcext:value-type="string">
            <text:p>Huur</text:p>
          </table:table-cell>
          <table:table-cell table:style-name="ce7" office:value-type="string" calcext:value-type="string">
            <text:p>Buffet</text:p>
          </table:table-cell>
          <table:table-cell table:style-name="ce43" office:value-type="string" calcext:value-type="string">
            <text:p>Betaald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7" table:number-columns-repeated="5"/>
          <table:table-cell table:style-name="ce4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0-218</text:p>
          </table:table-cell>
          <table:table-cell table:style-name="ce1" office:value-type="string" calcext:value-type="string">
            <text:p>fam Heyligers</text:p>
          </table:table-cell>
          <table:table-cell table:style-name="ce9" office:value-type="float" office:value="571.5" calcext:value-type="float">
            <text:p><text:s/>€ 571.5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571.5" calcext:value-type="float">
            <text:p><text:s/>€ 571.50 </text:p>
          </table:table-cell>
          <table:table-cell table:style-name="ce51" office:value-type="date" office:date-value="2025-01-16" calcext:value-type="date">
            <text:p>1/16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202411-236</text:p>
          </table:table-cell>
          <table:table-cell table:style-name="ce1" office:value-type="string" calcext:value-type="string">
            <text:p>Con Amore</text:p>
          </table:table-cell>
          <table:table-cell table:style-name="ce9" office:value-type="float" office:value="808.5" calcext:value-type="float">
            <text:p><text:s/>€ 808.50 </text:p>
          </table:table-cell>
          <table:table-cell table:style-name="ce9" office:value-type="float" office:value="504" calcext:value-type="float">
            <text:p><text:s/>€ 504.00 </text:p>
          </table:table-cell>
          <table:table-cell table:style-name="ce9" office:value-type="float" office:value="304.5" calcext:value-type="float">
            <text:p><text:s/>€ 304.50 </text:p>
          </table:table-cell>
          <table:table-cell table:style-name="ce52" office:value-type="date" office:date-value="2025-01-10" calcext:value-type="date">
            <text:p>1/10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68</text:p>
          </table:table-cell>
          <table:table-cell table:style-name="ce1" office:value-type="string" calcext:value-type="string">
            <text:p>Prestige Vocal Groups</text:p>
          </table:table-cell>
          <table:table-cell table:number-columns-repeated="2" table:style-name="ce9" office:value-type="float" office:value="680" calcext:value-type="float">
            <text:p><text:s/>€ 68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52" office:value-type="date" office:date-value="2025-01-03" calcext:value-type="date">
            <text:p>1/3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70</text:p>
          </table:table-cell>
          <table:table-cell table:style-name="ce1" office:value-type="string" calcext:value-type="string">
            <text:p>Gooische pianoleraar</text:p>
          </table:table-cell>
          <table:table-cell table:number-columns-repeated="2" table:style-name="ce9" office:value-type="float" office:value="420" calcext:value-type="float">
            <text:p><text:s/>€ 42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52" office:value-type="date" office:date-value="2025-01-02" calcext:value-type="date">
            <text:p>1/2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71</text:p>
          </table:table-cell>
          <table:table-cell table:style-name="ce1" office:value-type="string" calcext:value-type="string">
            <text:p>Sonnevelt</text:p>
          </table:table-cell>
          <table:table-cell table:style-name="ce9" office:value-type="float" office:value="1066.5" calcext:value-type="float">
            <text:p><text:s/>€ 1,066.50 </text:p>
          </table:table-cell>
          <table:table-cell table:style-name="ce9" office:value-type="float" office:value="720" calcext:value-type="float">
            <text:p><text:s/>€ 720.00 </text:p>
          </table:table-cell>
          <table:table-cell table:style-name="ce9" office:value-type="float" office:value="346.5" calcext:value-type="float">
            <text:p><text:s/>€ 346.50 </text:p>
          </table:table-cell>
          <table:table-cell table:style-name="ce52" office:value-type="date" office:date-value="2025-01-21" calcext:value-type="date">
            <text:p>1/21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73</text:p>
          </table:table-cell>
          <table:table-cell table:style-name="ce1" office:value-type="string" calcext:value-type="string">
            <text:p>Mantelzorg</text:p>
          </table:table-cell>
          <table:table-cell table:style-name="ce9" office:value-type="float" office:value="623.25" calcext:value-type="float">
            <text:p><text:s/>€ 623.25 </text:p>
          </table:table-cell>
          <table:table-cell table:style-name="ce9" office:value-type="float" office:value="450" calcext:value-type="float">
            <text:p><text:s/>€ 450.00 </text:p>
          </table:table-cell>
          <table:table-cell table:style-name="ce9" office:value-type="float" office:value="173.25" calcext:value-type="float">
            <text:p><text:s/>€ 173.25 </text:p>
          </table:table-cell>
          <table:table-cell table:style-name="ce52" office:value-type="date" office:date-value="2025-01-08" calcext:value-type="date">
            <text:p>1/8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75</text:p>
          </table:table-cell>
          <table:table-cell table:style-name="ce1" office:value-type="string" calcext:value-type="string">
            <text:p>Bijkersgilde</text:p>
          </table:table-cell>
          <table:table-cell table:style-name="ce9" office:value-type="float" office:value="778.5" calcext:value-type="float">
            <text:p><text:s/>€ 778.50 </text:p>
          </table:table-cell>
          <table:table-cell table:style-name="ce9" office:value-type="float" office:value="342" calcext:value-type="float">
            <text:p><text:s/>€ 342.00 </text:p>
          </table:table-cell>
          <table:table-cell table:style-name="ce9" office:value-type="float" office:value="436.5" calcext:value-type="float">
            <text:p><text:s/>€ 436.50 </text:p>
          </table:table-cell>
          <table:table-cell table:style-name="ce53" office:value-type="date" office:date-value="2025-02-04" calcext:value-type="date">
            <text:p>2/4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47" office:value-type="string" calcext:value-type="string">
            <text:p>202412-276</text:p>
          </table:table-cell>
          <table:table-cell table:style-name="ce5" office:value-type="string" calcext:value-type="string">
            <text:p>Amiticia</text:p>
          </table:table-cell>
          <table:table-cell table:style-name="ce9" office:value-type="float" office:value="556" calcext:value-type="float">
            <text:p><text:s/>€ 556.00 </text:p>
          </table:table-cell>
          <table:table-cell table:style-name="ce9" office:value-type="float" office:value="450" calcext:value-type="float">
            <text:p><text:s/>€ 450.00 </text:p>
          </table:table-cell>
          <table:table-cell table:style-name="ce9" office:value-type="float" office:value="106" calcext:value-type="float">
            <text:p><text:s/>€ 106.00 </text:p>
          </table:table-cell>
          <table:table-cell table:style-name="ce52" office:value-type="date" office:date-value="2025-02-07" calcext:value-type="date">
            <text:p>2/7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48" office:value-type="string" calcext:value-type="string">
            <text:p>202412-278</text:p>
          </table:table-cell>
          <table:table-cell table:style-name="ce49" office:value-type="string" calcext:value-type="string">
            <text:p>Huisartsenpraktijk aan de vaart</text:p>
          </table:table-cell>
          <table:table-cell table:style-name="ce35" office:value-type="float" office:value="345" calcext:value-type="float">
            <text:p><text:s/>€ 345.00 </text:p>
          </table:table-cell>
          <table:table-cell table:style-name="ce35" office:value-type="float" office:value="300" calcext:value-type="float">
            <text:p><text:s/>€ 300.00 </text:p>
          </table:table-cell>
          <table:table-cell table:style-name="ce35" office:value-type="float" office:value="45" calcext:value-type="float">
            <text:p><text:s/>€ 45.00 </text:p>
          </table:table-cell>
          <table:table-cell table:style-name="ce53" office:value-type="date" office:date-value="2025-03-18" calcext:value-type="date">
            <text:p>3/18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79</text:p>
          </table:table-cell>
          <table:table-cell table:style-name="ce1" office:value-type="string" calcext:value-type="string">
            <text:p>NAH</text:p>
          </table:table-cell>
          <table:table-cell table:style-name="ce9" office:value-type="float" office:value="88.75" calcext:value-type="float">
            <text:p><text:s/>€ 88.75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8.75" calcext:value-type="float">
            <text:p><text:s/>€ 8.75 </text:p>
          </table:table-cell>
          <table:table-cell table:style-name="ce53" office:value-type="date" office:date-value="2025-01-27" calcext:value-type="date">
            <text:p>1/27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81</text:p>
          </table:table-cell>
          <table:table-cell table:style-name="ce1" office:value-type="string" calcext:value-type="string">
            <text:p>ICF</text:p>
          </table:table-cell>
          <table:table-cell table:style-name="ce9" office:value-type="float" office:value="227.5" calcext:value-type="float">
            <text:p><text:s/>€ 227.50 </text:p>
          </table:table-cell>
          <table:table-cell table:style-name="ce9" office:value-type="float" office:value="200" calcext:value-type="float">
            <text:p><text:s/>€ 200.00 </text:p>
          </table:table-cell>
          <table:table-cell table:style-name="ce9" office:value-type="float" office:value="27.5" calcext:value-type="float">
            <text:p><text:s/>€ 27.50 </text:p>
          </table:table-cell>
          <table:table-cell table:style-name="ce52" office:value-type="date" office:date-value="2025-01-04" calcext:value-type="date">
            <text:p>1/4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83</text:p>
          </table:table-cell>
          <table:table-cell table:style-name="ce1" office:value-type="string" calcext:value-type="string">
            <text:p>PostNL</text:p>
          </table:table-cell>
          <table:table-cell table:style-name="ce9" office:value-type="float" office:value="142" calcext:value-type="float">
            <text:p><text:s/>€ 142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52" office:value-type="date" office:date-value="2025-01-20" calcext:value-type="date">
            <text:p>1/20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85</text:p>
          </table:table-cell>
          <table:table-cell table:style-name="ce1" office:value-type="string" calcext:value-type="string">
            <text:p>Hilverzorg</text:p>
          </table:table-cell>
          <table:table-cell table:style-name="ce9" office:value-type="float" office:value="480.6" calcext:value-type="float">
            <text:p><text:s/>€ 480.60 </text:p>
          </table:table-cell>
          <table:table-cell table:style-name="ce9" office:value-type="float" office:value="234" calcext:value-type="float">
            <text:p><text:s/>€ 234.00 </text:p>
          </table:table-cell>
          <table:table-cell table:style-name="ce9" office:value-type="float" office:value="246.6" calcext:value-type="float">
            <text:p><text:s/>€ 246.60 </text:p>
          </table:table-cell>
          <table:table-cell table:style-name="ce52" office:value-type="date" office:date-value="2025-01-16" calcext:value-type="date">
            <text:p>1/16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86</text:p>
          </table:table-cell>
          <table:table-cell table:style-name="ce1" office:value-type="string" calcext:value-type="string">
            <text:p>Hilverzorg</text:p>
          </table:table-cell>
          <table:table-cell table:style-name="ce9" office:value-type="float" office:value="186" calcext:value-type="float">
            <text:p><text:s/>€ 186.00 </text:p>
          </table:table-cell>
          <table:table-cell table:style-name="ce9" office:value-type="float" office:value="144" calcext:value-type="float">
            <text:p><text:s/>€ 144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52" office:value-type="date" office:date-value="2025-01-16" calcext:value-type="date">
            <text:p>1/16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48" office:value-type="string" calcext:value-type="string">
            <text:p>202412-290</text:p>
          </table:table-cell>
          <table:table-cell table:style-name="ce49" office:value-type="string" calcext:value-type="string">
            <text:p>VvE Brinkzicht</text:p>
          </table:table-cell>
          <table:table-cell table:style-name="ce35" office:value-type="float" office:value="207.25" calcext:value-type="float">
            <text:p><text:s/>€ 207.25 </text:p>
          </table:table-cell>
          <table:table-cell table:style-name="ce35" office:value-type="float" office:value="160" calcext:value-type="float">
            <text:p><text:s/>€ 160.00 </text:p>
          </table:table-cell>
          <table:table-cell table:style-name="ce35" office:value-type="float" office:value="47.25" calcext:value-type="float">
            <text:p><text:s/>€ 47.25 </text:p>
          </table:table-cell>
          <table:table-cell table:style-name="ce53" office:value-type="date" office:date-value="2025-03-12" calcext:value-type="date">
            <text:p>3/12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91</text:p>
          </table:table-cell>
          <table:table-cell table:style-name="ce1" office:value-type="string" calcext:value-type="string">
            <text:p>Inovum Thuiszorg</text:p>
          </table:table-cell>
          <table:table-cell table:style-name="ce9" office:value-type="float" office:value="483" calcext:value-type="float">
            <text:p><text:s/>€ 483.00 </text:p>
          </table:table-cell>
          <table:table-cell table:style-name="ce9" office:value-type="float" office:value="160" calcext:value-type="float">
            <text:p><text:s/>€ 160.00 </text:p>
          </table:table-cell>
          <table:table-cell table:style-name="ce9" office:value-type="float" office:value="323" calcext:value-type="float">
            <text:p><text:s/>€ 323.00 </text:p>
          </table:table-cell>
          <table:table-cell table:style-name="ce52" office:value-type="date" office:date-value="2025-01-14" calcext:value-type="date">
            <text:p>1/14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202412-293</text:p>
          </table:table-cell>
          <table:table-cell table:style-name="ce1" office:value-type="string" calcext:value-type="string">
            <text:p>Con Amore</text:p>
          </table:table-cell>
          <table:table-cell table:style-name="ce9" office:value-type="float" office:value="390" calcext:value-type="float">
            <text:p><text:s/>€ 390.00 </text:p>
          </table:table-cell>
          <table:table-cell table:style-name="ce9" office:value-type="float" office:value="180" calcext:value-type="float">
            <text:p><text:s/>€ 180.00 </text:p>
          </table:table-cell>
          <table:table-cell table:style-name="ce9" office:value-type="float" office:value="210" calcext:value-type="float">
            <text:p><text:s/>€ 210.00 </text:p>
          </table:table-cell>
          <table:table-cell table:style-name="ce52" office:value-type="date" office:date-value="2025-04-28" calcext:value-type="date">
            <text:p>4/28/2025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3" office:value-type="string" calcext:value-type="string">
            <text:p>202412-295</text:p>
          </table:table-cell>
          <table:table-cell table:style-name="ce50" office:value-type="string" calcext:value-type="string">
            <text:p>VvE Diependaal V</text:p>
          </table:table-cell>
          <table:table-cell table:style-name="ce34" office:value-type="float" office:value="101" calcext:value-type="float">
            <text:p><text:s/>€ 101.00 </text:p>
          </table:table-cell>
          <table:table-cell table:style-name="ce34" office:value-type="float" office:value="80" calcext:value-type="float">
            <text:p><text:s/>€ 80.00 </text:p>
          </table:table-cell>
          <table:table-cell table:style-name="ce34" office:value-type="float" office:value="21" calcext:value-type="float">
            <text:p><text:s/>€ 21.00 </text:p>
          </table:table-cell>
          <table:table-cell table:style-name="ce54"/>
          <table:table-cell table:style-name="ce5"/>
          <table:table-cell table:style-name="ce55"/>
          <table:table-cell table:style-name="ce5" office:value-type="string" calcext:value-type="string">
            <text:p>14-12-2025 herinnering verstuurd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3" office:value-type="string" calcext:value-type="string">
            <text:p>202412-299</text:p>
          </table:table-cell>
          <table:table-cell table:style-name="ce1" office:value-type="string" calcext:value-type="string">
            <text:p>VvE Vuursche dreef</text:p>
          </table:table-cell>
          <table:table-cell table:style-name="ce9" office:value-type="float" office:value="143" calcext:value-type="float">
            <text:p><text:s/>€ 143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53" office:value-type="date" office:date-value="2025-02-03" calcext:value-type="date">
            <text:p>2/3/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412-300</text:p>
          </table:table-cell>
          <table:table-cell table:style-name="ce1" office:value-type="string" calcext:value-type="string">
            <text:p>VvE Adm de Ruyterlaan</text:p>
          </table:table-cell>
          <table:table-cell table:style-name="ce9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52" office:value-type="date" office:date-value="2025-04-22" calcext:value-type="date">
            <text:p>4/22/2025</text:p>
          </table:table-cell>
          <table:table-cell table:style-name="ce5" office:value-type="string" calcext:value-type="string">
            <text:p>betaling vermeld <text:s/>20250422-1040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412-307</text:p>
          </table:table-cell>
          <table:table-cell table:style-name="ce1" office:value-type="string" calcext:value-type="string">
            <text:p>Hilverzorg</text:p>
          </table:table-cell>
          <table:table-cell table:style-name="ce9" office:value-type="float" office:value="242.75" calcext:value-type="float">
            <text:p><text:s/>€ 242.75 </text:p>
          </table:table-cell>
          <table:table-cell table:style-name="ce9" office:value-type="float" office:value="150" calcext:value-type="float">
            <text:p><text:s/>€ 150.00 </text:p>
          </table:table-cell>
          <table:table-cell table:style-name="ce9" office:value-type="float" office:value="92.75" calcext:value-type="float">
            <text:p><text:s/>€ 92.75 </text:p>
          </table:table-cell>
          <table:table-cell table:style-name="ce52" office:value-type="date" office:date-value="2025-01-16" calcext:value-type="date">
            <text:p>1/16/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202412-308</text:p>
          </table:table-cell>
          <table:table-cell table:style-name="ce1" office:value-type="string" calcext:value-type="string">
            <text:p>VvE Nieuwlandseweg</text:p>
          </table:table-cell>
          <table:table-cell table:style-name="ce9" office:value-type="float" office:value="90.5" calcext:value-type="float">
            <text:p><text:s/>€ 90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10.5" calcext:value-type="float">
            <text:p><text:s/>€ 10.50 </text:p>
          </table:table-cell>
          <table:table-cell table:style-name="ce52" office:value-type="date" office:date-value="2025-01-09" calcext:value-type="date">
            <text:p>1/9/2025</text:p>
          </table:table-cell>
          <table:table-cell table:style-name="ce5" office:value-type="string" calcext:value-type="string">
            <text:p>nieuwe factuur voor 304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202412-311</text:p>
          </table:table-cell>
          <table:table-cell table:style-name="ce1" office:value-type="string" calcext:value-type="string">
            <text:p>VvE Duo Decimo</text:p>
          </table:table-cell>
          <table:table-cell table:style-name="ce9" office:value-type="float" office:value="224.25" calcext:value-type="float">
            <text:p><text:s/>€ 224.25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144.25" calcext:value-type="float">
            <text:p><text:s/>€ 144.25 </text:p>
          </table:table-cell>
          <table:table-cell table:style-name="ce53" office:value-type="date" office:date-value="2025-01-27" calcext:value-type="date">
            <text:p>1/27/2025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1"/>
          <table:table-cell table:style-name="ce9" table:number-columns-repeated="3"/>
          <table:table-cell table:style-name="ce52"/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9" table:formula="of:=SUM([.C3:.C25])" office:value-type="float" office:value="8977.85" calcext:value-type="float">
            <text:p><text:s/>€ 8,977.85 </text:p>
          </table:table-cell>
          <table:table-cell table:style-name="ce9" table:formula="of:=SUM([.D3:.D25])" office:value-type="float" office:value="5674" calcext:value-type="float">
            <text:p><text:s/>€ 5,674.00 </text:p>
          </table:table-cell>
          <table:table-cell table:style-name="ce9" table:formula="of:=SUM([.E3:.E25])" office:value-type="float" office:value="3303.85" calcext:value-type="float">
            <text:p><text:s/>€ 3,303.85 </text:p>
          </table:table-cell>
          <table:table-cell table:style-name="ce43"/>
          <table:table-cell table:style-name="ce5" table:number-columns-repeated="20"/>
          <table:table-cell table:number-columns-repeated="998"/>
        </table:table-row>
        <table:table-row table:style-name="ro2" table:number-rows-repeated="200">
          <table:table-cell table:style-name="ce5" table:number-columns-repeated="5"/>
          <table:table-cell table:style-name="ce43"/>
          <table:table-cell table:style-name="ce5" table:number-columns-repeated="20"/>
          <table:table-cell table:number-columns-repeated="998"/>
        </table:table-row>
        <table:table-row table:style-name="ro2" table:number-rows-repeated="77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K2023" table:style-name="ta4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16" table:default-cell-style-name="Default"/>
        <table:table-row table:style-name="ro1">
          <table:table-cell table:style-name="ce7" office:value-type="string" calcext:value-type="string">
            <text:p>Fakt.</text:p>
          </table:table-cell>
          <table:table-cell table:style-name="ce7" office:value-type="string" calcext:value-type="string">
            <text:p>Debiteur</text:p>
          </table:table-cell>
          <table:table-cell table:style-name="ce7" office:value-type="string" calcext:value-type="string">
            <text:p>Totaal</text:p>
          </table:table-cell>
          <table:table-cell table:style-name="ce7" office:value-type="string" calcext:value-type="string">
            <text:p>Huur</text:p>
          </table:table-cell>
          <table:table-cell table:style-name="ce7" office:value-type="string" calcext:value-type="string">
            <text:p>Buffet</text:p>
          </table:table-cell>
          <table:table-cell table:style-name="ce7" office:value-type="string" calcext:value-type="string">
            <text:p>Betaal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7" table:number-columns-repeated="6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1" office:value-type="string" calcext:value-type="string">
            <text:p>Openstaande debiteuren 2022/23</text:p>
          </table:table-cell>
          <table:table-cell table:style-name="ce9" table:number-columns-repeated="3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6" office:value-type="string" calcext:value-type="string">
            <text:p>202211-148</text:p>
          </table:table-cell>
          <table:table-cell table:style-name="ce1" office:value-type="string" calcext:value-type="string">
            <text:p>VvE Hoogenhoeck</text:p>
          </table:table-cell>
          <table:table-cell table:style-name="ce9" office:value-type="float" office:value="97" calcext:value-type="float">
            <text:p><text:s/>€ 97.00 </text:p>
          </table:table-cell>
          <table:table-cell table:style-name="ce9" office:value-type="float" office:value="70" calcext:value-type="float">
            <text:p><text:s/>€ 70.00 </text:p>
          </table:table-cell>
          <table:table-cell table:style-name="ce9" office:value-type="float" office:value="27" calcext:value-type="float">
            <text:p><text:s/>€ 27.00 </text:p>
          </table:table-cell>
          <table:table-cell table:style-name="ce52" office:value-type="date" office:date-value="2024-03-28" calcext:value-type="date">
            <text:p>3/28/2024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6" office:value-type="string" calcext:value-type="string">
            <text:p>202211-153</text:p>
          </table:table-cell>
          <table:table-cell table:style-name="ce1" office:value-type="string" calcext:value-type="string">
            <text:p>VvE Nieuwhoek blok IV </text:p>
          </table:table-cell>
          <table:table-cell table:style-name="ce9" office:value-type="float" office:value="117" calcext:value-type="float">
            <text:p><text:s/>€ 117.00 </text:p>
          </table:table-cell>
          <table:table-cell table:style-name="ce9" office:value-type="float" office:value="90" calcext:value-type="float">
            <text:p><text:s/>€ 90.00 </text:p>
          </table:table-cell>
          <table:table-cell table:style-name="ce9" office:value-type="float" office:value="27" calcext:value-type="float">
            <text:p><text:s/>€ 27.00 </text:p>
          </table:table-cell>
          <table:table-cell table:style-name="ce52" office:value-type="date" office:date-value="2024-01-09" calcext:value-type="date">
            <text:p>1/9/2024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6" office:value-type="string" calcext:value-type="string">
            <text:p>202212-176</text:p>
          </table:table-cell>
          <table:table-cell table:style-name="ce1" office:value-type="string" calcext:value-type="string">
            <text:p>Hilverzon</text:p>
          </table:table-cell>
          <table:table-cell table:style-name="ce9" office:value-type="float" office:value="102" calcext:value-type="float">
            <text:p><text:s/>€ 102.00 </text:p>
          </table:table-cell>
          <table:table-cell table:style-name="ce9" office:value-type="float" office:value="90" calcext:value-type="float">
            <text:p><text:s/>€ 90.00 </text:p>
          </table:table-cell>
          <table:table-cell table:style-name="ce9" office:value-type="float" office:value="12" calcext:value-type="float">
            <text:p><text:s/>€ 12.00 </text:p>
          </table:table-cell>
          <table:table-cell table:style-name="ce52" office:value-type="date" office:date-value="2024-04-18" calcext:value-type="date">
            <text:p>4/18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7" office:value-type="string" calcext:value-type="string">
            <text:p>202302-012</text:p>
          </table:table-cell>
          <table:table-cell table:style-name="ce50" office:value-type="string" calcext:value-type="string">
            <text:p>Fractie D66 Hilversum</text:p>
          </table:table-cell>
          <table:table-cell table:style-name="ce34" office:value-type="float" office:value="97" calcext:value-type="float">
            <text:p><text:s/>€ 97.00 </text:p>
          </table:table-cell>
          <table:table-cell table:style-name="ce34" office:value-type="float" office:value="70" calcext:value-type="float">
            <text:p><text:s/>€ 70.00 </text:p>
          </table:table-cell>
          <table:table-cell table:style-name="ce34" office:value-type="float" office:value="27" calcext:value-type="float">
            <text:p><text:s/>€ 27.00 </text:p>
          </table:table-cell>
          <table:table-cell table:style-name="ce54"/>
          <table:table-cell table:style-name="ce30" office:value-type="string" calcext:value-type="string">
            <text:p>afboeken in 2024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57" office:value-type="string" calcext:value-type="string">
            <text:p>202302-013</text:p>
          </table:table-cell>
          <table:table-cell table:style-name="ce50" office:value-type="string" calcext:value-type="string">
            <text:p>VvE Diependaalselaan</text:p>
          </table:table-cell>
          <table:table-cell table:style-name="ce34" office:value-type="float" office:value="97" calcext:value-type="float">
            <text:p><text:s/>€ 97.00 </text:p>
          </table:table-cell>
          <table:table-cell table:style-name="ce34" office:value-type="float" office:value="70" calcext:value-type="float">
            <text:p><text:s/>€ 70.00 </text:p>
          </table:table-cell>
          <table:table-cell table:style-name="ce34" office:value-type="float" office:value="27" calcext:value-type="float">
            <text:p><text:s/>€ 27.00 </text:p>
          </table:table-cell>
          <table:table-cell table:style-name="ce54"/>
          <table:table-cell table:style-name="ce30" office:value-type="string" calcext:value-type="string">
            <text:p>afboeken in 2024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56" office:value-type="string" calcext:value-type="string">
            <text:p>202304-061</text:p>
          </table:table-cell>
          <table:table-cell table:style-name="ce1" office:value-type="string" calcext:value-type="string">
            <text:p>VvE Hoogenhoeck</text:p>
          </table:table-cell>
          <table:table-cell table:style-name="ce9" office:value-type="float" office:value="97" calcext:value-type="float">
            <text:p><text:s/>€ 97.00 </text:p>
          </table:table-cell>
          <table:table-cell table:style-name="ce9" office:value-type="float" office:value="70" calcext:value-type="float">
            <text:p><text:s/>€ 70.00 </text:p>
          </table:table-cell>
          <table:table-cell table:style-name="ce9" office:value-type="float" office:value="27" calcext:value-type="float">
            <text:p><text:s/>€ 27.00 </text:p>
          </table:table-cell>
          <table:table-cell table:style-name="ce52" office:value-type="date" office:date-value="2024-03-28" calcext:value-type="date">
            <text:p>3/28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04-065</text:p>
          </table:table-cell>
          <table:table-cell table:style-name="ce1" office:value-type="string" calcext:value-type="string">
            <text:p>VvE Diependaal V</text:p>
          </table:table-cell>
          <table:table-cell table:style-name="ce9" office:value-type="float" office:value="79" calcext:value-type="float">
            <text:p><text:s/>€ 79.00 </text:p>
          </table:table-cell>
          <table:table-cell table:style-name="ce9" office:value-type="float" office:value="70" calcext:value-type="float">
            <text:p><text:s/>€ 70.00 </text:p>
          </table:table-cell>
          <table:table-cell table:style-name="ce9" office:value-type="float" office:value="9" calcext:value-type="float">
            <text:p><text:s/>€ 9.00 </text:p>
          </table:table-cell>
          <table:table-cell table:style-name="ce52" office:value-type="date" office:date-value="2024-03-28" calcext:value-type="date">
            <text:p>3/28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05-075</text:p>
          </table:table-cell>
          <table:table-cell table:style-name="ce1" office:value-type="string" calcext:value-type="string">
            <text:p>J.G.R. Becker</text:p>
          </table:table-cell>
          <table:table-cell table:style-name="ce9" office:value-type="float" office:value="70" calcext:value-type="float">
            <text:p><text:s/>€ 70.00 </text:p>
          </table:table-cell>
          <table:table-cell table:style-name="ce9" office:value-type="float" office:value="64" calcext:value-type="float">
            <text:p><text:s/>€ 64.00 </text:p>
          </table:table-cell>
          <table:table-cell table:style-name="ce9" office:value-type="float" office:value="6" calcext:value-type="float">
            <text:p><text:s/>€ 6.00 </text:p>
          </table:table-cell>
          <table:table-cell table:style-name="ce52" office:value-type="date" office:date-value="2024-03-27" calcext:value-type="date">
            <text:p>3/27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06-098</text:p>
          </table:table-cell>
          <table:table-cell table:style-name="ce1" office:value-type="string" calcext:value-type="string">
            <text:p>J.G.R. Becker</text:p>
          </table:table-cell>
          <table:table-cell table:style-name="ce9" office:value-type="float" office:value="67" calcext:value-type="float">
            <text:p><text:s/>€ 67.00 </text:p>
          </table:table-cell>
          <table:table-cell table:style-name="ce9" office:value-type="float" office:value="64" calcext:value-type="float">
            <text:p><text:s/>€ 64.00 </text:p>
          </table:table-cell>
          <table:table-cell table:style-name="ce9" office:value-type="float" office:value="3" calcext:value-type="float">
            <text:p><text:s/>€ 3.00 </text:p>
          </table:table-cell>
          <table:table-cell table:style-name="ce52" office:value-type="date" office:date-value="2024-06-24" calcext:value-type="date">
            <text:p>6/24/2024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6" office:value-type="string" calcext:value-type="string">
            <text:p>202307-116</text:p>
          </table:table-cell>
          <table:table-cell table:style-name="ce1" office:value-type="string" calcext:value-type="string">
            <text:p>J.G.R. Becker</text:p>
          </table:table-cell>
          <table:table-cell table:number-columns-repeated="2" table:style-name="ce9" office:value-type="float" office:value="64" calcext:value-type="float">
            <text:p><text:s/>€ 64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52" office:value-type="date" office:date-value="2024-09-26" calcext:value-type="date">
            <text:p>9/26/2024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6" office:value-type="string" calcext:value-type="string">
            <text:p>202312-194</text:p>
          </table:table-cell>
          <table:table-cell table:style-name="ce1" office:value-type="string" calcext:value-type="string">
            <text:p>R. ten Hove</text:p>
          </table:table-cell>
          <table:table-cell table:number-columns-repeated="2" table:style-name="ce9" office:value-type="float" office:value="450" calcext:value-type="float">
            <text:p><text:s/>€ 45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52" office:value-type="date" office:date-value="2024-01-03" calcext:value-type="date">
            <text:p>1/3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195</text:p>
          </table:table-cell>
          <table:table-cell table:style-name="ce1" office:value-type="string" calcext:value-type="string">
            <text:p>Popkoor One Up</text:p>
          </table:table-cell>
          <table:table-cell table:number-columns-repeated="2" table:style-name="ce9" office:value-type="float" office:value="425" calcext:value-type="float">
            <text:p><text:s/>€ 425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52" office:value-type="date" office:date-value="2024-01-05" calcext:value-type="date">
            <text:p>1/5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196</text:p>
          </table:table-cell>
          <table:table-cell table:style-name="ce1" office:value-type="string" calcext:value-type="string">
            <text:p>Prestige Vocals Groups</text:p>
          </table:table-cell>
          <table:table-cell table:number-columns-repeated="2" table:style-name="ce9" office:value-type="float" office:value="340" calcext:value-type="float">
            <text:p><text:s/>€ 34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52" office:value-type="date" office:date-value="2024-01-16" calcext:value-type="date">
            <text:p>1/16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197</text:p>
          </table:table-cell>
          <table:table-cell table:style-name="ce1" office:value-type="string" calcext:value-type="string">
            <text:p>Sonnevelt</text:p>
          </table:table-cell>
          <table:table-cell table:style-name="ce9" office:value-type="float" office:value="1318.5" calcext:value-type="float">
            <text:p><text:s/>€ 1,318.50 </text:p>
          </table:table-cell>
          <table:table-cell table:style-name="ce9" office:value-type="float" office:value="720" calcext:value-type="float">
            <text:p><text:s/>€ 720.00 </text:p>
          </table:table-cell>
          <table:table-cell table:style-name="ce9" office:value-type="float" office:value="598.5" calcext:value-type="float">
            <text:p><text:s/>€ 598.50 </text:p>
          </table:table-cell>
          <table:table-cell table:style-name="ce52" office:value-type="date" office:date-value="2024-01-24" calcext:value-type="date">
            <text:p>1/24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198</text:p>
          </table:table-cell>
          <table:table-cell table:style-name="ce1" office:value-type="string" calcext:value-type="string">
            <text:p>Con Amore</text:p>
          </table:table-cell>
          <table:table-cell table:style-name="ce9" office:value-type="float" office:value="618" calcext:value-type="float">
            <text:p><text:s/>€ 618.00 </text:p>
          </table:table-cell>
          <table:table-cell table:style-name="ce9" office:value-type="float" office:value="324" calcext:value-type="float">
            <text:p><text:s/>€ 324.00 </text:p>
          </table:table-cell>
          <table:table-cell table:style-name="ce9" office:value-type="float" office:value="294" calcext:value-type="float">
            <text:p><text:s/>€ 294.00 </text:p>
          </table:table-cell>
          <table:table-cell table:style-name="ce52" office:value-type="date" office:date-value="2024-02-02" calcext:value-type="date">
            <text:p>2/2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199</text:p>
          </table:table-cell>
          <table:table-cell table:style-name="ce1" office:value-type="string" calcext:value-type="string">
            <text:p>Gooische Pianoleraar</text:p>
          </table:table-cell>
          <table:table-cell table:number-columns-repeated="2" table:style-name="ce9" office:value-type="float" office:value="120" calcext:value-type="float">
            <text:p><text:s/>€ 12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52" office:value-type="date" office:date-value="2024-01-10" calcext:value-type="date">
            <text:p>1/10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00</text:p>
          </table:table-cell>
          <table:table-cell table:style-name="ce1" office:value-type="string" calcext:value-type="string">
            <text:p>Huisartsenpraktijk Eedenburgh</text:p>
          </table:table-cell>
          <table:table-cell table:style-name="ce9" office:value-type="float" office:value="342" calcext:value-type="float">
            <text:p><text:s/>€ 342.00 </text:p>
          </table:table-cell>
          <table:table-cell table:style-name="ce9" office:value-type="float" office:value="300" calcext:value-type="float">
            <text:p><text:s/>€ 30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52" office:value-type="date" office:date-value="2024-01-12" calcext:value-type="date">
            <text:p>1/12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01</text:p>
          </table:table-cell>
          <table:table-cell table:style-name="ce1" office:value-type="string" calcext:value-type="string">
            <text:p>Huisartsenpraktijk aan de Vaart</text:p>
          </table:table-cell>
          <table:table-cell table:style-name="ce9" office:value-type="float" office:value="321" calcext:value-type="float">
            <text:p><text:s/>€ 321.00 </text:p>
          </table:table-cell>
          <table:table-cell table:style-name="ce9" office:value-type="float" office:value="300" calcext:value-type="float">
            <text:p><text:s/>€ 30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52" office:value-type="date" office:date-value="2024-01-02" calcext:value-type="date">
            <text:p>1/2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02</text:p>
          </table:table-cell>
          <table:table-cell table:style-name="ce1" office:value-type="string" calcext:value-type="string">
            <text:p>HSV</text:p>
          </table:table-cell>
          <table:table-cell table:style-name="ce9" office:value-type="float" office:value="94" calcext:value-type="float">
            <text:p><text:s/>€ 94.00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22" calcext:value-type="float">
            <text:p><text:s/>€ 22.00 </text:p>
          </table:table-cell>
          <table:table-cell table:style-name="ce52" office:value-type="date" office:date-value="2024-01-07" calcext:value-type="date">
            <text:p>1/7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05</text:p>
          </table:table-cell>
          <table:table-cell table:style-name="ce1" office:value-type="string" calcext:value-type="string">
            <text:p>Royal Care Thuiszorg</text:p>
          </table:table-cell>
          <table:table-cell table:style-name="ce9" office:value-type="float" office:value="82.5" calcext:value-type="float">
            <text:p><text:s/>€ 82.50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10.5" calcext:value-type="float">
            <text:p><text:s/>€ 10.50 </text:p>
          </table:table-cell>
          <table:table-cell table:style-name="ce52" office:value-type="date" office:date-value="2024-01-15" calcext:value-type="date">
            <text:p>1/15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06</text:p>
          </table:table-cell>
          <table:table-cell table:style-name="ce1" office:value-type="string" calcext:value-type="string">
            <text:p>PostNL Regio West</text:p>
          </table:table-cell>
          <table:table-cell table:style-name="ce9" office:value-type="float" office:value="163" calcext:value-type="float">
            <text:p><text:s/>€ 163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52" office:value-type="date" office:date-value="2024-03-25" calcext:value-type="date">
            <text:p>3/25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08</text:p>
          </table:table-cell>
          <table:table-cell table:style-name="ce1" office:value-type="string" calcext:value-type="string">
            <text:p>Hilversum Energie Transitie</text:p>
          </table:table-cell>
          <table:table-cell table:style-name="ce9" office:value-type="float" office:value="133.25" calcext:value-type="float">
            <text:p><text:s/>€ 133.25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33.25" calcext:value-type="float">
            <text:p><text:s/>€ 33.25 </text:p>
          </table:table-cell>
          <table:table-cell table:style-name="ce52" office:value-type="date" office:date-value="2024-03-25" calcext:value-type="date">
            <text:p>3/25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09</text:p>
          </table:table-cell>
          <table:table-cell table:style-name="ce1" office:value-type="string" calcext:value-type="string">
            <text:p>VvE Beverlaan</text:p>
          </table:table-cell>
          <table:table-cell table:style-name="ce9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52" office:value-type="date" office:date-value="2024-01-11" calcext:value-type="date">
            <text:p>1/11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10</text:p>
          </table:table-cell>
          <table:table-cell table:style-name="ce1" office:value-type="string" calcext:value-type="string">
            <text:p>VvE Bosdrift 142-178</text:p>
          </table:table-cell>
          <table:table-cell table:style-name="ce9" office:value-type="float" office:value="122" calcext:value-type="float">
            <text:p><text:s/>€ 122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42" calcext:value-type="float">
            <text:p><text:s/>€ 42.00 </text:p>
          </table:table-cell>
          <table:table-cell table:style-name="ce52" office:value-type="date" office:date-value="2024-06-28" calcext:value-type="date">
            <text:p>6/28/2024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6" office:value-type="string" calcext:value-type="string">
            <text:p>202312-211</text:p>
          </table:table-cell>
          <table:table-cell table:style-name="ce1" office:value-type="string" calcext:value-type="string">
            <text:p>Karel Doormanlaan 202-244</text:p>
          </table:table-cell>
          <table:table-cell table:style-name="ce9" office:value-type="float" office:value="101" calcext:value-type="float">
            <text:p><text:s/>€ 101.0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21" calcext:value-type="float">
            <text:p><text:s/>€ 21.00 </text:p>
          </table:table-cell>
          <table:table-cell table:style-name="ce52" office:value-type="date" office:date-value="2024-01-03" calcext:value-type="date">
            <text:p>1/3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13</text:p>
          </table:table-cell>
          <table:table-cell table:style-name="ce1" office:value-type="string" calcext:value-type="string">
            <text:p>VvE Vuursche dreef</text:p>
          </table:table-cell>
          <table:table-cell table:style-name="ce9" office:value-type="float" office:value="153.5" calcext:value-type="float">
            <text:p><text:s/>€ 153.50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73.5" calcext:value-type="float">
            <text:p><text:s/>€ 73.50 </text:p>
          </table:table-cell>
          <table:table-cell table:style-name="ce52" office:value-type="date" office:date-value="2024-01-02" calcext:value-type="date">
            <text:p>1/2/2024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6" office:value-type="string" calcext:value-type="string">
            <text:p>202312-215</text:p>
          </table:table-cell>
          <table:table-cell table:style-name="ce1" office:value-type="string" calcext:value-type="string">
            <text:p>VvE Nieuwenhoek Kerkelanden XIII blok 4</text:p>
          </table:table-cell>
          <table:table-cell table:style-name="ce9" office:value-type="float" office:value="163" calcext:value-type="float">
            <text:p><text:s/>€ 163.0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63" calcext:value-type="float">
            <text:p><text:s/>€ 63.00 </text:p>
          </table:table-cell>
          <table:table-cell table:style-name="ce52" office:value-type="date" office:date-value="2024-01-09" calcext:value-type="date">
            <text:p>1/9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16</text:p>
          </table:table-cell>
          <table:table-cell table:style-name="ce1" office:value-type="string" calcext:value-type="string">
            <text:p>R. ten Hove</text:p>
          </table:table-cell>
          <table:table-cell table:number-columns-repeated="2" table:style-name="ce9" office:value-type="float" office:value="180" calcext:value-type="float">
            <text:p><text:s/>€ 18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52" office:value-type="date" office:date-value="2024-01-03" calcext:value-type="date">
            <text:p>1/3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17</text:p>
          </table:table-cell>
          <table:table-cell table:style-name="ce1" office:value-type="string" calcext:value-type="string">
            <text:p>Gooische Pianoleraar</text:p>
          </table:table-cell>
          <table:table-cell table:style-name="ce9" office:value-type="float" office:value="95.25" calcext:value-type="float">
            <text:p><text:s/>€ 95.25 </text:p>
          </table:table-cell>
          <table:table-cell table:style-name="ce9" office:value-type="float" office:value="90" calcext:value-type="float">
            <text:p><text:s/>€ 90.00 </text:p>
          </table:table-cell>
          <table:table-cell table:style-name="ce9" office:value-type="float" office:value="5.25" calcext:value-type="float">
            <text:p><text:s/>€ 5.25 </text:p>
          </table:table-cell>
          <table:table-cell table:style-name="ce52" office:value-type="date" office:date-value="2024-01-10" calcext:value-type="date">
            <text:p>1/10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18</text:p>
          </table:table-cell>
          <table:table-cell table:style-name="ce1" office:value-type="string" calcext:value-type="string">
            <text:p>Leeskring</text:p>
          </table:table-cell>
          <table:table-cell table:style-name="ce9" office:value-type="float" office:value="62.5" calcext:value-type="float">
            <text:p><text:s/>€ 62.50 </text:p>
          </table:table-cell>
          <table:table-cell table:style-name="ce9" office:value-type="float" office:value="38" calcext:value-type="float">
            <text:p><text:s/>€ 38.00 </text:p>
          </table:table-cell>
          <table:table-cell table:style-name="ce9" office:value-type="float" office:value="24.5" calcext:value-type="float">
            <text:p><text:s/>€ 24.50 </text:p>
          </table:table-cell>
          <table:table-cell table:style-name="ce52" office:value-type="date" office:date-value="2024-01-23" calcext:value-type="date">
            <text:p>1/23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19</text:p>
          </table:table-cell>
          <table:table-cell table:style-name="ce1" office:value-type="string" calcext:value-type="string">
            <text:p>Sonnevelt</text:p>
          </table:table-cell>
          <table:table-cell table:style-name="ce9" office:value-type="float" office:value="1287" calcext:value-type="float">
            <text:p><text:s/>€ 1,287.00 </text:p>
          </table:table-cell>
          <table:table-cell table:style-name="ce9" office:value-type="float" office:value="720" calcext:value-type="float">
            <text:p><text:s/>€ 720.00 </text:p>
          </table:table-cell>
          <table:table-cell table:style-name="ce9" office:value-type="float" office:value="567" calcext:value-type="float">
            <text:p><text:s/>€ 567.00 </text:p>
          </table:table-cell>
          <table:table-cell table:style-name="ce52" office:value-type="date" office:date-value="2024-01-24" calcext:value-type="date">
            <text:p>1/24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20</text:p>
          </table:table-cell>
          <table:table-cell table:style-name="ce1" office:value-type="string" calcext:value-type="string">
            <text:p>Prestige Vocals Groups</text:p>
          </table:table-cell>
          <table:table-cell table:number-columns-repeated="2" table:style-name="ce9" office:value-type="float" office:value="255" calcext:value-type="float">
            <text:p><text:s/>€ 255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52" office:value-type="date" office:date-value="2024-01-16" calcext:value-type="date">
            <text:p>1/16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21</text:p>
          </table:table-cell>
          <table:table-cell table:style-name="ce1" office:value-type="string" calcext:value-type="string">
            <text:p>Popkoor One Up</text:p>
          </table:table-cell>
          <table:table-cell table:style-name="ce9" office:value-type="float" office:value="305" calcext:value-type="float">
            <text:p><text:s/>€ 305.00 </text:p>
          </table:table-cell>
          <table:table-cell table:style-name="ce9" office:value-type="float" office:value="255" calcext:value-type="float">
            <text:p><text:s/>€ 255.00 </text:p>
          </table:table-cell>
          <table:table-cell table:style-name="ce9" office:value-type="float" office:value="50" calcext:value-type="float">
            <text:p><text:s/>€ 50.00 </text:p>
          </table:table-cell>
          <table:table-cell table:style-name="ce52" office:value-type="date" office:date-value="2024-01-05" calcext:value-type="date">
            <text:p>1/5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22</text:p>
          </table:table-cell>
          <table:table-cell table:style-name="ce1" office:value-type="string" calcext:value-type="string">
            <text:p>Con Amore</text:p>
          </table:table-cell>
          <table:table-cell table:style-name="ce9" office:value-type="float" office:value="1086" calcext:value-type="float">
            <text:p><text:s/>€ 1,086.00 </text:p>
          </table:table-cell>
          <table:table-cell table:style-name="ce9" office:value-type="float" office:value="540" calcext:value-type="float">
            <text:p><text:s/>€ 540.00 </text:p>
          </table:table-cell>
          <table:table-cell table:style-name="ce9" office:value-type="float" office:value="546" calcext:value-type="float">
            <text:p><text:s/>€ 546.00 </text:p>
          </table:table-cell>
          <table:table-cell table:style-name="ce52" office:value-type="date" office:date-value="2024-02-02" calcext:value-type="date">
            <text:p>2/2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23</text:p>
          </table:table-cell>
          <table:table-cell table:style-name="ce1" office:value-type="string" calcext:value-type="string">
            <text:p>HSV</text:p>
          </table:table-cell>
          <table:table-cell table:style-name="ce9" office:value-type="float" office:value="115.5" calcext:value-type="float">
            <text:p><text:s/>€ 115.50 </text:p>
          </table:table-cell>
          <table:table-cell table:style-name="ce9" office:value-type="float" office:value="72" calcext:value-type="float">
            <text:p><text:s/>€ 72.00 </text:p>
          </table:table-cell>
          <table:table-cell table:style-name="ce9" office:value-type="float" office:value="43.5" calcext:value-type="float">
            <text:p><text:s/>€ 43.50 </text:p>
          </table:table-cell>
          <table:table-cell table:style-name="ce52" office:value-type="date" office:date-value="2024-01-07" calcext:value-type="date">
            <text:p>1/7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24</text:p>
          </table:table-cell>
          <table:table-cell table:style-name="ce1" office:value-type="string" calcext:value-type="string">
            <text:p>ICF</text:p>
          </table:table-cell>
          <table:table-cell table:style-name="ce9" office:value-type="float" office:value="266.68" calcext:value-type="float">
            <text:p><text:s/>€ 266.68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66.68" calcext:value-type="float">
            <text:p><text:s/>€ 166.68 </text:p>
          </table:table-cell>
          <table:table-cell table:style-name="ce52" office:value-type="date" office:date-value="2024-01-01" calcext:value-type="date">
            <text:p>1/1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27</text:p>
          </table:table-cell>
          <table:table-cell table:style-name="ce1" office:value-type="string" calcext:value-type="string">
            <text:p>VvE Stichtse Poort</text:p>
          </table:table-cell>
          <table:table-cell table:style-name="ce9" office:value-type="float" office:value="152.5" calcext:value-type="float">
            <text:p><text:s/>€ 152.50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52.5" calcext:value-type="float">
            <text:p><text:s/>€ 52.50 </text:p>
          </table:table-cell>
          <table:table-cell table:style-name="ce52" office:value-type="date" office:date-value="2024-01-04" calcext:value-type="date">
            <text:p>1/4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28</text:p>
          </table:table-cell>
          <table:table-cell table:style-name="ce1" office:value-type="string" calcext:value-type="string">
            <text:p>Stichting Versa Welzijn</text:p>
          </table:table-cell>
          <table:table-cell table:style-name="ce9" office:value-type="float" office:value="210.75" calcext:value-type="float">
            <text:p><text:s/>€ 210.75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110.75" calcext:value-type="float">
            <text:p><text:s/>€ 110.75 </text:p>
          </table:table-cell>
          <table:table-cell table:style-name="ce52" office:value-type="date" office:date-value="2024-01-24" calcext:value-type="date">
            <text:p>1/24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2312-230</text:p>
          </table:table-cell>
          <table:table-cell table:style-name="ce1" office:value-type="string" calcext:value-type="string">
            <text:p>Bijkersgilde</text:p>
          </table:table-cell>
          <table:table-cell table:style-name="ce9" office:value-type="float" office:value="308.75" calcext:value-type="float">
            <text:p><text:s/>€ 308.75 </text:p>
          </table:table-cell>
          <table:table-cell table:style-name="ce9" office:value-type="float" office:value="100" calcext:value-type="float">
            <text:p><text:s/>€ 100.00 </text:p>
          </table:table-cell>
          <table:table-cell table:style-name="ce9" office:value-type="float" office:value="208.75" calcext:value-type="float">
            <text:p><text:s/>€ 208.75 </text:p>
          </table:table-cell>
          <table:table-cell table:style-name="ce52" office:value-type="date" office:date-value="2024-01-17" calcext:value-type="date">
            <text:p>1/17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1312-232</text:p>
          </table:table-cell>
          <table:table-cell table:style-name="ce1" office:value-type="string" calcext:value-type="string">
            <text:p>VvE Duo Decimo</text:p>
          </table:table-cell>
          <table:table-cell table:style-name="ce9" office:value-type="float" office:value="177.25" calcext:value-type="float">
            <text:p><text:s/>€ 177.25 </text:p>
          </table:table-cell>
          <table:table-cell table:style-name="ce9" office:value-type="float" office:value="80" calcext:value-type="float">
            <text:p><text:s/>€ 80.00 </text:p>
          </table:table-cell>
          <table:table-cell table:style-name="ce9" office:value-type="float" office:value="97.25" calcext:value-type="float">
            <text:p><text:s/>€ 97.25 </text:p>
          </table:table-cell>
          <table:table-cell table:style-name="ce52" office:value-type="date" office:date-value="2024-01-08" calcext:value-type="date">
            <text:p>1/8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1312-233</text:p>
          </table:table-cell>
          <table:table-cell table:style-name="ce1" office:value-type="string" calcext:value-type="string">
            <text:p>Ingrid Ram</text:p>
          </table:table-cell>
          <table:table-cell table:number-columns-repeated="2" table:style-name="ce9" office:value-type="float" office:value="50" calcext:value-type="float">
            <text:p><text:s/>€ 50.0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52" office:value-type="date" office:date-value="2024-01-02" calcext:value-type="date">
            <text:p>1/2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6" office:value-type="string" calcext:value-type="string">
            <text:p>201312-234</text:p>
          </table:table-cell>
          <table:table-cell table:style-name="ce1" office:value-type="string" calcext:value-type="string">
            <text:p>DELA - Delville</text:p>
          </table:table-cell>
          <table:table-cell table:style-name="ce9" office:value-type="float" office:value="333.9" calcext:value-type="float">
            <text:p><text:s/>€ 333.90 </text:p>
          </table:table-cell>
          <table:table-cell table:style-name="ce9" office:value-type="float" office:value="0" calcext:value-type="float">
            <text:p><text:s/>€ - <text:s text:c="2"/></text:p>
          </table:table-cell>
          <table:table-cell table:style-name="ce9" office:value-type="float" office:value="333.9" calcext:value-type="float">
            <text:p><text:s/>€ 333.90 </text:p>
          </table:table-cell>
          <table:table-cell table:style-name="ce52" office:value-type="date" office:date-value="2024-02-22" calcext:value-type="date">
            <text:p>2/22/2024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9" table:formula="of:=SUM([.C4:.C45])" office:value-type="float" office:value="10841.83" calcext:value-type="float">
            <text:p><text:s/>€ 10,841.83 </text:p>
          </table:table-cell>
          <table:table-cell table:style-name="ce9" table:formula="of:=SUM([.D4:.D45])" office:value-type="float" office:value="7145" calcext:value-type="float">
            <text:p><text:s/>€ 7,145.00 </text:p>
          </table:table-cell>
          <table:table-cell table:style-name="ce9" table:formula="of:=SUM([.E4:.E45])" office:value-type="float" office:value="3696.83" calcext:value-type="float">
            <text:p><text:s/>€ 3,696.83 </text:p>
          </table:table-cell>
          <table:table-cell table:style-name="ce5" table:number-columns-repeated="3"/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2" table:number-rows-repeated="6">
          <table:table-cell table:style-name="ce56"/>
          <table:table-cell table:style-name="ce1"/>
          <table:table-cell table:style-name="ce9" table:number-columns-repeated="3"/>
          <table:table-cell table:style-name="ce52"/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47"/>
          <table:table-cell table:style-name="ce5"/>
          <table:table-cell table:style-name="ce58" table:number-columns-repeated="3"/>
          <table:table-cell table:style-name="ce52"/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9" table:number-columns-repeated="3"/>
          <table:table-cell table:style-name="ce5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9" table:number-columns-repeated="2"/>
          <table:table-cell table:style-name="ce5" table:number-columns-repeated="4"/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2" table:number-rows-repeated="13">
          <table:table-cell table:style-name="ce47"/>
          <table:table-cell table:style-name="ce5"/>
          <table:table-cell table:style-name="ce58" table:number-columns-repeated="3"/>
          <table:table-cell table:style-name="ce5" table:number-columns-repeated="3"/>
          <table:table-cell table:number-columns-repeated="1016"/>
        </table:table-row>
        <table:table-row table:style-name="ro2" table:number-rows-repeated="176">
          <table:table-cell table:style-name="ce5" table:number-columns-repeated="8"/>
          <table:table-cell table:number-columns-repeated="1016"/>
        </table:table-row>
        <table:table-row table:style-name="ro2" table:number-rows-repeated="75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 number:style="long"/>
    </number:date-style>
    <number:number-style style:name="N126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€ </loext:text>
      <loext:fill-character> </loext:fill-character>
      <number:text>-</number:text>
      <number:number number:decimal-places="2" loext:min-decimal-places="2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K2026" style:display-name="PageStyle_BK20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K2025" style:display-name="PageStyle_BK20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K2024" style:display-name="PageStyle_BK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K2023" style:display-name="PageStyle_BK202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067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472c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d7d31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68cm" svg:height="9.075cm" xlink:href=".." xlink:type="simple" chart:class="chart:bar" chart:style-name="ch1">
        <chart:legend chart:legend-position="end" svg:x="10.966cm" svg:y="4.042cm" style:legend-expansion="high" chart:style-name="ch2"/>
        <chart:plot-area chart:style-name="ch3" table:cell-range-address="BK2026.B105:BK2026.B117 BK2026.D105:BK2026.E117" chart:data-source-has-labels="both" svg:x="0.251cm" svg:y="0.181cm" svg:width="10.464cm" svg:height="8.713cm">
          <chartooo:coordinate-region svg:x="1.093cm" svg:y="0.181cm" svg:width="9.622cm" svg:height="7.131cm"/>
          <chart:axis chart:dimension="x" chart:name="primary-x" chart:style-name="ch4" chartooo:axis-type="text">
            <chart:categories table:cell-range-address="BK2026.B105:BK2026.B1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K2026.D105:BK2026.D117" loext:label-string="&quot;Huur&quot;" chart:class="chart:bar">
            <chart:data-point chart:repeated="13"/>
          </chart:series>
          <chart:series chart:style-name="ch8" chart:values-cell-range-address="BK2026.E105:BK2026.E117" loext:label-string="&quot;Buffet&quot;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ur</text:p>
              </table:table-cell>
              <table:table-cell office:value-type="string">
                <text:p>Buffe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K2026.B105:BK2026.B117</svg:desc>
                </draw:g>
              </table:table-cell>
              <table:table-cell office:value-type="float" office:value="NaN">
                <text:p>NaN</text:p>
                <draw:g>
                  <svg:desc>BK2026.D105:BK2026.D117</svg:desc>
                </draw:g>
              </table:table-cell>
              <table:table-cell office:value-type="float" office:value="NaN">
                <text:p>NaN</text:p>
                <draw:g>
                  <svg:desc>BK2026.E105:BK2026.E117</svg:desc>
                </draw:g>
              </table:table-cell>
            </table:table-row>
            <table:table-row>
              <table:table-cell office:value-type="string">
                <text:p>Januari</text:p>
              </table:table-cell>
              <table:table-cell office:value-type="float" office:value="3084">
                <text:p>308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Februari</text:p>
              </table:table-cell>
              <table:table-cell office:value-type="float" office:value="3600">
                <text:p>3600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Maa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u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472c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d7d31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68cm" svg:height="9.075cm" xlink:href=".." xlink:type="simple" chart:class="chart:bar" chart:style-name="ch1">
        <chart:legend chart:legend-position="end" svg:x="10.966cm" svg:y="4.042cm" style:legend-expansion="high" chart:style-name="ch2"/>
        <chart:plot-area chart:style-name="ch3" table:cell-range-address="BK2025.B358:BK2025.B370 BK2025.D358:BK2025.E370" chart:data-source-has-labels="both" svg:x="0.251cm" svg:y="0.181cm" svg:width="10.464cm" svg:height="8.713cm">
          <chartooo:coordinate-region svg:x="1.278cm" svg:y="0.181cm" svg:width="9.437cm" svg:height="7.131cm"/>
          <chart:axis chart:dimension="x" chart:name="primary-x" chart:style-name="ch4" chartooo:axis-type="text">
            <chart:categories table:cell-range-address="BK2025.B358:BK2025.B3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K2025.D358:BK2025.D370" loext:label-string="&quot;Huur&quot;" chart:class="chart:bar">
            <chart:data-point chart:repeated="13"/>
          </chart:series>
          <chart:series chart:style-name="ch8" chart:values-cell-range-address="BK2025.E358:BK2025.E370" loext:label-string="&quot;Buffet&quot;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ur</text:p>
              </table:table-cell>
              <table:table-cell office:value-type="string">
                <text:p>Buffe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K2025.B358:BK2025.B370</svg:desc>
                </draw:g>
              </table:table-cell>
              <table:table-cell office:value-type="float" office:value="NaN">
                <text:p>NaN</text:p>
                <draw:g>
                  <svg:desc>BK2025.D358:BK2025.D370</svg:desc>
                </draw:g>
              </table:table-cell>
              <table:table-cell office:value-type="float" office:value="NaN">
                <text:p>NaN</text:p>
                <draw:g>
                  <svg:desc>BK2025.E358:BK2025.E370</svg:desc>
                </draw:g>
              </table:table-cell>
            </table:table-row>
            <table:table-row>
              <table:table-cell office:value-type="string">
                <text:p>Januari</text:p>
              </table:table-cell>
              <table:table-cell office:value-type="float" office:value="3267">
                <text:p>3267</text:p>
              </table:table-cell>
              <table:table-cell office:value-type="float" office:value="2824.9">
                <text:p>2824.9</text:p>
              </table:table-cell>
            </table:table-row>
            <table:table-row>
              <table:table-cell office:value-type="string">
                <text:p>Februari</text:p>
              </table:table-cell>
              <table:table-cell office:value-type="float" office:value="3870">
                <text:p>3870</text:p>
              </table:table-cell>
              <table:table-cell office:value-type="float" office:value="2505.25">
                <text:p>2505.25</text:p>
              </table:table-cell>
            </table:table-row>
            <table:table-row>
              <table:table-cell office:value-type="string">
                <text:p>Maart</text:p>
              </table:table-cell>
              <table:table-cell office:value-type="float" office:value="6714">
                <text:p>6714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3354">
                <text:p>3354</text:p>
              </table:table-cell>
              <table:table-cell office:value-type="float" office:value="1573.5">
                <text:p>1573.5</text:p>
              </table:table-cell>
            </table:table-row>
            <table:table-row>
              <table:table-cell office:value-type="string">
                <text:p>Mei</text:p>
              </table:table-cell>
              <table:table-cell office:value-type="float" office:value="4695">
                <text:p>4695</text:p>
              </table:table-cell>
              <table:table-cell office:value-type="float" office:value="2883.75">
                <text:p>2883.75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3702">
                <text:p>3702</text:p>
              </table:table-cell>
              <table:table-cell office:value-type="float" office:value="2749.25">
                <text:p>2749.25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2415">
                <text:p>2415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Augustus</text:p>
              </table:table-cell>
              <table:table-cell office:value-type="float" office:value="825">
                <text:p>8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5232">
                <text:p>5232</text:p>
              </table:table-cell>
              <table:table-cell office:value-type="float" office:value="2127.25">
                <text:p>2127.25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7881">
                <text:p>7881</text:p>
              </table:table-cell>
              <table:table-cell office:value-type="float" office:value="1980.25">
                <text:p>1980.25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1498">
                <text:p>11498</text:p>
              </table:table-cell>
              <table:table-cell office:value-type="float" office:value="3884.9">
                <text:p>3884.9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4891">
                <text:p>4891</text:p>
              </table:table-cell>
              <table:table-cell office:value-type="float" office:value="1998.6">
                <text:p>199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